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3" manifest:full-path="Object 26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3" manifest:full-path="Object 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7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08"/>
  <manifest:file-entry manifest:media-type="" manifest:full-path="ObjectReplacements/Object 1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1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3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24in" fo:margin-left="0.0069in" fo:margin-right="0.7736in" table:align="margins" style:may-break-between-rows="false" style:writing-mode="lr-tb"/>
    </style:style>
    <style:style style:name="tlim0.A" style:family="table-column">
      <style:table-column-properties style:column-width="6.2924in" style:rel-column-width="65535*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Таблица1" style:family="table">
      <style:table-properties style:width="6.3in" fo:margin-top="0.1in" fo:margin-bottom="0in" table:align="left" style:writing-mode="lr-tb"/>
    </style:style>
    <style:style style:name="Таблица1.A" style:family="table-column">
      <style:table-column-properties style:column-width="6.3in"/>
    </style:style>
    <style:style style:name="Таблица1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16" style:family="table">
      <style:table-properties style:width="7.0833in" table:align="margins" style:may-break-between-rows="false"/>
    </style:style>
    <style:style style:name="t16.A" style:family="table-column">
      <style:table-column-properties style:column-width="1.134in" style:rel-column-width="10490*"/>
    </style:style>
    <style:style style:name="t16.B" style:family="table-column">
      <style:table-column-properties style:column-width="0.6611in" style:rel-column-width="6116*"/>
    </style:style>
    <style:style style:name="t16.J" style:family="table-column">
      <style:table-column-properties style:column-width="0.6611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833in" table:align="margins" style:may-break-between-rows="false"/>
    </style:style>
    <style:style style:name="t17.A" style:family="table-column">
      <style:table-column-properties style:column-width="1.134in" style:rel-column-width="10490*"/>
    </style:style>
    <style:style style:name="t17.B" style:family="table-column">
      <style:table-column-properties style:column-width="0.6611in" style:rel-column-width="6116*"/>
    </style:style>
    <style:style style:name="t17.J" style:family="table-column">
      <style:table-column-properties style:column-width="0.6611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-left="none" fo:border-right="none" fo:border-top="none" fo:border-bottom="0.013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2618*"/>
    </style:style>
    <style:style style:name="t27.B" style:family="table-column">
      <style:table-column-properties style:column-width="0.6354in" style:rel-column-width="5878*"/>
    </style:style>
    <style:style style:name="t27.I" style:family="table-column">
      <style:table-column-properties style:column-width="0.6347in" style:rel-column-width="5872*"/>
    </style:style>
    <style:style style:name="t27.J" style:family="table-column">
      <style:table-column-properties style:column-width="0.6375in" style:rel-column-width="5899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table:align="margins" style:may-break-between-rows="false"/>
    </style:style>
    <style:style style:name="t12.A" style:family="table-column">
      <style:table-column-properties style:rel-column-width="9863*"/>
    </style:style>
    <style:style style:name="t12.B" style:family="table-column">
      <style:table-column-properties style:rel-column-width="6958*"/>
    </style:style>
    <style:style style:name="t12.I" style:family="table-column">
      <style:table-column-properties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table:align="margins" style:may-break-between-rows="false"/>
    </style:style>
    <style:style style:name="t13.A" style:family="table-column">
      <style:table-column-properties style:rel-column-width="9863*"/>
    </style:style>
    <style:style style:name="t13.B" style:family="table-column">
      <style:table-column-properties style:rel-column-width="6958*"/>
    </style:style>
    <style:style style:name="t13.I" style:family="table-column">
      <style:table-column-properties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table:align="margins" style:may-break-between-rows="false"/>
    </style:style>
    <style:style style:name="t25.A" style:family="table-column">
      <style:table-column-properties style:rel-column-width="9863*"/>
    </style:style>
    <style:style style:name="t25.B" style:family="table-column">
      <style:table-column-properties style:rel-column-width="6958*"/>
    </style:style>
    <style:style style:name="t25.I" style:family="table-column">
      <style:table-column-properties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table:align="margins" style:may-break-between-rows="false"/>
    </style:style>
    <style:style style:name="t14.A" style:family="table-column">
      <style:table-column-properties style:rel-column-width="9863*"/>
    </style:style>
    <style:style style:name="t14.B" style:family="table-column">
      <style:table-column-properties style:rel-column-width="6958*"/>
    </style:style>
    <style:style style:name="t14.I" style:family="table-column">
      <style:table-column-properties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table:align="margins" style:may-break-between-rows="false"/>
    </style:style>
    <style:style style:name="t15.A" style:family="table-column">
      <style:table-column-properties style:rel-column-width="9863*"/>
    </style:style>
    <style:style style:name="t15.B" style:family="table-column">
      <style:table-column-properties style:rel-column-width="6958*"/>
    </style:style>
    <style:style style:name="t15.I" style:family="table-column">
      <style:table-column-properties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table:align="margins" style:may-break-between-rows="false"/>
    </style:style>
    <style:style style:name="t26.A" style:family="table-column">
      <style:table-column-properties style:rel-column-width="9863*"/>
    </style:style>
    <style:style style:name="t26.B" style:family="table-column">
      <style:table-column-properties style:rel-column-width="6958*"/>
    </style:style>
    <style:style style:name="t26.I" style:family="table-column">
      <style:table-column-properties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table:align="margins" style:may-break-between-rows="false"/>
    </style:style>
    <style:style style:name="t19.A" style:family="table-column">
      <style:table-column-properties style:rel-column-width="10490*"/>
    </style:style>
    <style:style style:name="t19.B" style:family="table-column">
      <style:table-column-properties style:rel-column-width="6116*"/>
    </style:style>
    <style:style style:name="t19.J" style:family="table-column">
      <style:table-column-properties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G2" style:family="table-cell">
      <style:table-cell-properties style:vertical-align="middle" fo:padding="0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table:align="margins" style:may-break-between-rows="false"/>
    </style:style>
    <style:style style:name="t20.A" style:family="table-column">
      <style:table-column-properties style:rel-column-width="9863*"/>
    </style:style>
    <style:style style:name="t20.B" style:family="table-column">
      <style:table-column-properties style:rel-column-width="6958*"/>
    </style:style>
    <style:style style:name="t20.I" style:family="table-column">
      <style:table-column-properties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table:align="margins" style:may-break-between-rows="false"/>
    </style:style>
    <style:style style:name="t21.A" style:family="table-column">
      <style:table-column-properties style:rel-column-width="9863*"/>
    </style:style>
    <style:style style:name="t21.B" style:family="table-column">
      <style:table-column-properties style:rel-column-width="6958*"/>
    </style:style>
    <style:style style:name="t21.I" style:family="table-column">
      <style:table-column-properties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table:align="margins" style:may-break-between-rows="false"/>
    </style:style>
    <style:style style:name="t22.A" style:family="table-column">
      <style:table-column-properties style:rel-column-width="10490*"/>
    </style:style>
    <style:style style:name="t22.B" style:family="table-column">
      <style:table-column-properties style:rel-column-width="6116*"/>
    </style:style>
    <style:style style:name="t22.J" style:family="table-column">
      <style:table-column-properties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0" style:family="table">
      <style:table-properties table:align="margins"/>
    </style:style>
    <style:style style:name="f0.A" style:family="table-column">
      <style:table-column-properties style:rel-column-width="65535*"/>
    </style:style>
    <style:style style:name="f0.A1" style:family="table-cell">
      <style:table-cell-properties fo:padding="0.0382in" fo:border="none"/>
    </style:style>
    <style:style style:name="f1" style:family="table">
      <style:table-properties table:align="margins"/>
    </style:style>
    <style:style style:name="f1.A" style:family="table-column">
      <style:table-column-properties style:rel-column-width="65535*"/>
    </style:style>
    <style:style style:name="f1.A1" style:family="table-cell">
      <style:table-cell-properties fo:padding="0.0382in" fo:border="none"/>
    </style:style>
    <style:style style:name="f3" style:family="table">
      <style:table-properties table:align="margins"/>
    </style:style>
    <style:style style:name="f3.A" style:family="table-column">
      <style:table-column-properties style:rel-column-width="65535*"/>
    </style:style>
    <style:style style:name="f3.A1" style:family="table-cell">
      <style:table-cell-properties fo:padding="0.0382in" fo:border="none"/>
    </style:style>
    <style:style style:name="f4" style:family="table">
      <style:table-properties table:align="margins"/>
    </style:style>
    <style:style style:name="f4.A" style:family="table-column">
      <style:table-column-properties style:rel-column-width="65535*"/>
    </style:style>
    <style:style style:name="f4.A1" style:family="table-cell">
      <style:table-cell-properties fo:padding="0.0382in" fo:border="none"/>
    </style:style>
    <style:style style:name="f5" style:family="table">
      <style:table-properties table:align="margins"/>
    </style:style>
    <style:style style:name="f5.A" style:family="table-column">
      <style:table-column-properties style:rel-column-width="65535*"/>
    </style:style>
    <style:style style:name="f5.A1" style:family="table-cell">
      <style:table-cell-properties fo:padding="0.0382in" fo:border="none"/>
    </style:style>
    <style:style style:name="f6" style:family="table">
      <style:table-properties table:align="margins"/>
    </style:style>
    <style:style style:name="f6.A" style:family="table-column">
      <style:table-column-properties style:rel-column-width="65535*"/>
    </style:style>
    <style:style style:name="f6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8" style:family="paragraph" style:parent-style-name="Standard">
      <style:text-properties style:font-name="Arial" fo:font-size="9pt" fo:language="ru" fo:country="RU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P9" style:family="paragraph" style:parent-style-name="Standard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indent="0.3937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40" style:family="paragraph" style:parent-style-name="Обычный">
      <style:paragraph-properties fo:text-align="justify" style:justify-single-word="false"/>
    </style:style>
    <style:style style:name="P4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2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3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4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5" style:family="paragraph" style:parent-style-name="Обычный">
      <style:text-properties style:font-name="Arial" fo:font-size="10pt" style:font-size-asian="10pt" style:font-size-complex="10pt"/>
    </style:style>
    <style:style style:name="P46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1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5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6" style:family="paragraph" style:parent-style-name="Обычный">
      <style:paragraph-properties fo:text-align="center" style:justify-single-word="false"/>
    </style:style>
    <style:style style:name="P5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5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60" style:family="paragraph" style:parent-style-name="Text_20_body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1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3992in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62" style:family="paragraph" style:parent-style-name="Обычный" style:master-page-name="">
      <style:paragraph-properties fo:margin-left="0in" fo:margin-right="0in" fo:margin-top="0in" fo:margin-bottom="0in" fo:text-align="justify" style:justify-single-word="false" fo:hyphenation-ladder-count="no-limit" fo:text-indent="0.3992in" style:auto-text-indent="false" style:page-number="auto"/>
      <style:text-properties style:font-name="Arial" fo:font-size="10pt" style:font-size-asian="10pt" style:font-name-complex="Arial" style:font-size-complex="10pt" fo:hyphenate="true" fo:hyphenation-remain-char-count="2" fo:hyphenation-push-char-count="2"/>
    </style:style>
    <style:style style:name="P63" style:family="paragraph" style:parent-style-name="Standard">
      <style:paragraph-properties fo:margin-left="0in" fo:margin-right="0in" fo:text-indent="0.399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4" style:family="paragraph" style:parent-style-name="Standard">
      <style:paragraph-properties fo:margin-left="0in" fo:margin-right="0in" fo:text-indent="0.3992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5" style:family="paragraph" style:parent-style-name="Standard">
      <style:paragraph-properties fo:margin-left="0in" fo:margin-right="0in" fo:text-indent="0.4008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6" style:family="paragraph" style:parent-style-name="Standard">
      <style:paragraph-properties fo:margin-left="0in" fo:margin-right="0in" fo:text-indent="0.4008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7" style:family="paragraph" style:parent-style-name="Standard">
      <style:paragraph-properties fo:margin-left="0in" fo:margin-right="0in" fo:text-indent="0.398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8" style:family="paragraph" style:parent-style-name="Standard">
      <style:paragraph-properties fo:margin-left="0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9" style:family="paragraph" style:parent-style-name="Standard">
      <style:paragraph-properties fo:margin-left="0.0366in" fo:margin-right="0.0402in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0.0366in" fo:margin-right="0.0366in" fo:orphans="2" fo:widows="2" fo:hyphenation-ladder-count="no-limit" fo:text-indent="-0.0366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margin-left="0in" fo:margin-right="0in" fo:text-indent="0.4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2" style:family="paragraph" style:parent-style-name="Standard">
      <style:paragraph-properties fo:margin-left="0in" fo:margin-right="0in" fo:text-indent="0.4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3" style:family="paragraph" style:parent-style-name="Standard">
      <style:paragraph-properties fo:margin-left="0in" fo:margin-right="0in" fo:text-indent="0.4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4" style:family="paragraph" style:parent-style-name="Standard">
      <style:paragraph-properties fo:margin-left="0in" fo:margin-right="0in" fo:text-indent="0.4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5" style:family="paragraph" style:parent-style-name="Standard">
      <style:paragraph-properties fo:margin-left="0in" fo:margin-right="0in" fo:text-indent="0.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6" style:family="paragraph" style:parent-style-name="Standard">
      <style:paragraph-properties fo:margin-left="-0.0055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7" style:family="paragraph" style:parent-style-name="Standard" style:master-page-name="">
      <style:paragraph-properties fo:margin-left="0.022in" fo:margin-right="0.022in" fo:line-height="100%" fo:text-align="justify" style:justify-single-word="false" fo:orphans="2" fo:widows="2" fo:hyphenation-ladder-count="no-limit" fo:text-indent="0.379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78" style:family="paragraph" style:parent-style-name="Standard" style:master-page-name="">
      <style:paragraph-properties fo:margin-left="0.0445in" fo:margin-right="0.0445in" fo:line-height="100%" fo:text-align="justify" style:justify-single-word="false" fo:orphans="2" fo:widows="2" fo:hyphenation-ladder-count="no-limit" fo:text-indent="0.357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7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80" style:family="paragraph" style:parent-style-name="Обычный">
      <style:paragraph-properties fo:margin-left="0in" fo:margin-right="0.0102in" fo:line-height="100%" fo:text-align="justify" style:justify-single-word="false" fo:hyphenation-ladder-count="no-limit" fo:text-indent="0in" style:auto-text-indent="false"/>
      <style:text-properties style:font-name="Arial" fo:font-size="10pt" style:font-size-asian="10pt" style:font-name-complex="Arial" style:font-size-complex="10pt" fo:hyphenate="true" fo:hyphenation-remain-char-count="2" fo:hyphenation-push-char-count="2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none" style:font-name-complex="Arial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 style:font-name-complex="Arial"/>
    </style:style>
    <style:style style:name="T12" style:family="text">
      <style:text-properties fo:language="en" fo:country="US" style:font-name-complex="Symbol1"/>
    </style:style>
    <style:style style:name="T13" style:family="text">
      <style:text-properties fo:language="en" fo:country="US" style:font-name-complex="Symbol"/>
    </style:style>
    <style:style style:name="T14" style:family="text">
      <style:text-properties fo:language="en" fo:country="US" fo:font-style="normal" fo:background-color="transparent" style:font-style-asian="normal" style:font-style-complex="normal" loext:char-shading-value="0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weight="normal" fo:background-color="transparent" style:font-weight-asian="normal" style:font-weight-complex="normal"/>
    </style:style>
    <style:style style:name="T18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9" style:family="text">
      <style:text-properties fo:language="ru" fo:country="RU" fo:font-style="normal" style:text-underline-style="none" fo:font-weight="normal" style:font-name-asian="Symbol" style:font-style-asian="normal" style:font-weight-asian="normal" style:font-style-complex="normal" style:font-weight-complex="normal"/>
    </style:style>
    <style:style style:name="T20" style:family="text">
      <style:text-properties fo:language="ru" fo:country="RU" style:text-underline-style="none" style:font-style-complex="italic"/>
    </style:style>
    <style:style style:name="T21" style:family="text">
      <style:text-properties fo:language="ru" fo:country="RU" style:font-name-asian="Symbol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24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25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6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8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9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30" style:family="text">
      <style:text-properties style:text-position="super 58%" fo:font-size="12pt" fo:language="en" fo:country="US" fo:font-style="italic" style:font-size-asian="12pt" style:font-style-asian="italic" style:font-size-complex="12pt" style:font-style-complex="italic"/>
    </style:style>
    <style:style style:name="T31" style:family="text">
      <style:text-properties style:text-position="super 58%" fo:font-style="italic" style:font-style-asian="italic" style:font-style-complex="italic"/>
    </style:style>
    <style:style style:name="T32" style:family="text">
      <style:text-properties style:text-position="super 58%" fo:language="en" fo:country="US" fo:font-style="italic" style:font-style-asian="italic" style:font-style-complex="italic"/>
    </style:style>
    <style:style style:name="T33" style:family="text">
      <style:text-properties style:text-position="super 58%" fo:language="en" fo:country="US" fo:font-style="italic" fo:background-color="transparent" style:font-style-asian="italic" style:font-style-complex="italic" loext:char-shading-value="0"/>
    </style:style>
    <style:style style:name="T34" style:family="text">
      <style:text-properties style:text-position="sub 58%" fo:language="en" fo:country="US" fo:font-style="italic" style:font-style-asian="italic" style:font-style-complex="italic"/>
    </style:style>
    <style:style style:name="T35" style:family="text">
      <style:text-properties style:text-position="sub 58%" fo:font-style="normal" style:font-style-asian="normal" style:font-style-complex="normal"/>
    </style:style>
    <style:style style:name="T36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7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8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39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0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41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42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3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44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45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6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7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48" style:family="text">
      <style:text-properties style:text-position="sub 58%" fo:language="ru" fo:country="RU" fo:font-style="normal" style:font-style-asian="normal" style:font-style-complex="normal"/>
    </style:style>
    <style:style style:name="T49" style:family="text">
      <style:text-properties style:text-position="sub 58%" fo:font-style="italic" style:font-style-asian="italic" style:font-style-complex="italic"/>
    </style:style>
    <style:style style:name="T50" style:family="text">
      <style:text-properties fo:font-style="italic" style:font-style-asian="italic" style:font-name-complex="Symbol1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fo:language="ru" fo:country="RU"/>
    </style:style>
    <style:style style:name="T55" style:family="text">
      <style:text-properties style:use-window-font-color="true" fo:language="ru" fo:country="RU" style:font-name-asian="Symbol"/>
    </style:style>
    <style:style style:name="T56" style:family="text">
      <style:text-properties style:use-window-font-color="true" style:text-position="0% 100%"/>
    </style:style>
    <style:style style:name="T57" style:family="text">
      <style:text-properties style:use-window-font-color="true" style:text-position="0% 100%" fo:language="en" fo:country="US" style:font-name-complex="Symbol1"/>
    </style:style>
    <style:style style:name="T58" style:family="text">
      <style:text-properties style:use-window-font-color="true" fo:language="en" fo:country="US" style:font-name-complex="Symbol1"/>
    </style:style>
    <style:style style:name="T59" style:family="text">
      <style:text-properties style:use-window-font-color="true" style:text-position="super 58%"/>
    </style:style>
    <style:style style:name="T60" style:family="text">
      <style:text-properties style:font-name-asian="Times New Roman"/>
    </style:style>
    <style:style style:name="T61" style:family="text">
      <style:text-properties style:text-position="0% 100%"/>
    </style:style>
    <style:style style:name="T62" style:family="text">
      <style:text-properties style:text-position="0% 100%" fo:language="en" fo:country="US"/>
    </style:style>
    <style:style style:name="T63" style:family="text">
      <style:text-properties style:text-position="0% 100%" fo:language="en" fo:country="US" style:text-underline-style="none" style:font-name-complex="Arial"/>
    </style:style>
    <style:style style:name="T64" style:family="text">
      <style:text-properties style:text-position="0% 100%" fo:language="en" fo:country="US" style:text-underline-style="none" fo:background-color="transparent" style:font-name-complex="Arial"/>
    </style:style>
    <style:style style:name="T65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6" style:family="text">
      <style:text-properties style:text-position="0% 100%" fo:language="en" fo:country="US" fo:font-style="italic" style:text-underline-style="none" fo:font-weight="normal" style:font-name-asian="Symbol" style:font-style-asian="italic" style:font-weight-asian="normal" style:font-name-complex="Symbol" style:font-style-complex="italic" style:font-weight-complex="normal"/>
    </style:style>
    <style:style style:name="T67" style:family="text">
      <style:text-properties style:text-position="0% 100%" fo:language="en" fo:country="US" style:font-name-complex="Symbol1"/>
    </style:style>
    <style:style style:name="T68" style:family="text">
      <style:text-properties style:text-position="0% 100%" fo:language="en" fo:country="US" fo:background-color="transparent" loext:char-shading-value="0"/>
    </style:style>
    <style:style style:name="T69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0" style:family="text">
      <style:text-properties style:text-position="0% 100%" fo:language="ru" fo:country="RU" fo:font-style="italic" style:font-style-asian="italic" style:font-style-complex="italic"/>
    </style:style>
    <style:style style:name="T71" style:family="text">
      <style:text-properties style:text-position="0% 100%" style:font-name="Arial1" fo:language="en" fo:country="US" style:text-underline-style="none" fo:background-color="transparent" style:font-name-complex="Arial"/>
    </style:style>
    <style:style style:name="T72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73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4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75" style:family="text">
      <style:text-properties style:text-position="0% 100%" style:font-name="Arial" fo:font-size="9pt" fo:language="ru" fo:country="RU" style:font-size-asian="9pt" style:font-size-complex="9pt"/>
    </style:style>
    <style:style style:name="T76" style:family="text">
      <style:text-properties style:text-position="0% 100%" style:font-name="Arial" fo:font-size="9pt" fo:language="en" fo:country="US" style:font-size-asian="9pt" style:font-size-complex="9pt"/>
    </style:style>
    <style:style style:name="T77" style:family="text">
      <style:text-properties style:text-position="0% 100%" style:text-underline-style="none" style:font-name-complex="Arial"/>
    </style:style>
    <style:style style:name="T78" style:family="text">
      <style:text-properties style:text-position="0% 100%" style:text-underline-style="none" fo:background-color="transparent" style:font-name-complex="Arial"/>
    </style:style>
    <style:style style:name="T79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80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81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82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83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84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85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86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87" style:family="text">
      <style:text-properties style:text-position="0% 100%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90" style:family="text">
      <style:text-properties fo:color="#000000" fo:language="en" fo:country="US" fo:font-weight="normal" style:font-weight-asian="normal" style:font-weight-complex="normal"/>
    </style:style>
    <style:style style:name="T91" style:family="text">
      <style:text-properties fo:color="#000000" fo:font-weight="normal" style:font-weight-asian="normal" style:font-weight-complex="normal"/>
    </style:style>
    <style:style style:name="T92" style:family="text">
      <style:text-properties fo:color="#000000" fo:language="ru" fo:country="RU" fo:font-weight="normal" style:font-weight-asian="normal" style:font-weight-complex="normal"/>
    </style:style>
    <style:style style:name="T93" style:family="text">
      <style:text-properties fo:background-color="transparent" style:font-name-complex="Arial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fo:background-color="transparent" style:font-weight-asian="normal" style:font-weight-complex="normal"/>
    </style:style>
    <style:style style:name="T96" style:family="text">
      <style:text-properties fo:font-size="10pt" fo:language="ru" fo:country="RU" style:font-size-asian="10pt" style:font-size-complex="10pt"/>
    </style:style>
    <style:style style:name="T97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9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9" style:family="text">
      <style:text-properties style:font-name="Arial"/>
    </style:style>
    <style:style style:name="T100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1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102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103" style:family="text">
      <style:text-properties style:font-name="Arial" fo:font-size="10pt" fo:language="ru" fo:country="RU" fo:font-weight="normal" style:font-name-asian="Symbol" style:font-size-asian="10pt" style:font-weight-asian="normal" style:font-name-complex="Arial" style:font-size-complex="10pt" style:font-weight-complex="normal"/>
    </style:style>
    <style:style style:name="T104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5" style:family="text">
      <style:text-properties style:font-name="Arial" fo:font-size="10pt" style:font-size-asian="10pt" style:font-size-complex="10pt"/>
    </style:style>
    <style:style style:name="T106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8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9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0" style:family="text">
      <style:text-properties style:font-name="Arial" fo:font-size="11pt" style:font-size-asian="11pt" style:font-size-complex="11pt"/>
    </style:style>
    <style:style style:name="T11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12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13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14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5" style:family="text">
      <style:text-properties style:font-name="Arial" fo:font-size="11pt" fo:font-weight="bold" style:font-size-asian="11pt" style:font-weight-asian="bold" style:font-size-complex="11pt"/>
    </style:style>
    <style:style style:name="T11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7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18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9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0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21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2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23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24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2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26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27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28" style:family="text">
      <style:text-properties style:font-name="Arial" fo:font-size="9pt" fo:language="en" fo:country="US" style:font-size-asian="9pt" style:font-size-complex="9pt"/>
    </style:style>
    <style:style style:name="T129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30" style:family="text">
      <style:text-properties style:font-name="Arial" fo:font-size="9pt" style:font-size-asian="9pt" style:font-size-complex="9pt"/>
    </style:style>
    <style:style style:name="T131" style:family="text">
      <style:text-properties fo:font-size="11pt" style:text-underline-style="none" style:font-size-asian="11pt" style:font-size-complex="11pt"/>
    </style:style>
    <style:style style:name="T132" style:family="text">
      <style:text-properties fo:font-size="11pt" style:text-underline-style="none" style:font-size-asian="11pt" style:font-size-complex="11pt" style:font-style-complex="italic"/>
    </style:style>
    <style:style style:name="T133" style:family="text">
      <style:text-properties fo:font-size="11pt" style:font-size-asian="11pt" style:font-size-complex="11pt"/>
    </style:style>
    <style:style style:name="T134" style:family="text">
      <style:text-properties fo:font-size="11pt" fo:language="en" fo:country="US" style:font-size-asian="11pt" style:font-size-complex="11pt"/>
    </style:style>
    <style:style style:name="T135" style:family="text">
      <style:text-properties fo:font-size="11pt" fo:language="ru" fo:country="RU" style:font-size-asian="11pt" style:font-size-complex="11pt"/>
    </style:style>
    <style:style style:name="T136" style:family="text">
      <style:text-properties style:text-position="super 65%" style:font-name="Arial" fo:font-size="9pt" style:font-size-asian="9pt" style:font-size-complex="9pt"/>
    </style:style>
    <style:style style:name="T137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38" style:family="text">
      <style:text-properties style:font-name-complex="Arial"/>
    </style:style>
    <style:style style:name="T139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40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41" style:family="text">
      <style:text-properties style:font-name="Times New Roman" fo:font-size="12pt" style:font-size-asian="12pt" style:font-size-complex="12pt" style:font-style-complex="italic"/>
    </style:style>
    <style:style style:name="T14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43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4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5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4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7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48" style:family="text">
      <style:text-properties style:font-name="Arial1" fo:background-color="transparent" style:font-name-complex="Arial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size="12pt" fo:font-style="italic" style:font-size-asian="12pt" style:font-style-asian="italic" style:font-size-complex="12pt" style:font-style-complex="italic"/>
    </style:style>
    <style:style style:name="T151" style:family="text">
      <style:text-properties fo:font-size="12pt" fo:language="ru" fo:country="RU" style:font-size-asian="12pt" style:font-size-complex="12pt"/>
    </style:style>
    <style:style style:name="T152" style:family="text">
      <style:text-properties fo:font-size="9pt" fo:language="ru" fo:country="RU" style:text-underline-style="none" fo:font-weight="normal" style:font-name-asian="Symbol" style:font-size-asian="9pt" style:font-weight-asian="normal" style:font-size-complex="9pt" style:font-weight-complex="normal"/>
    </style:style>
    <style:style style:name="T153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Протокол № 48-<text:span text:style-name="T88"><text:tab/><text:tab/></text:span></text:p>
      <text:p text:style-name="P58"/>
      <text:p text:style-name="P40"><text:span text:style-name="Основной_20_шрифт_20_абзаца"><text:span text:style-name="T110">поверки<text:tab/><text:tab/><text:tab/></text:span></text:span><text:span text:style-name="Основной_20_шрифт_20_абзаца"><text:span text:style-name="T123">Д</text:span></text:span><text:span text:style-name="Основной_20_шрифт_20_абзаца"><text:span text:style-name="T118">озиметра-радиометра МКС-</text:span></text:span><text:span text:style-name="Основной_20_шрифт_20_абзаца"><text:span text:style-name="T122">АТ</text:span></text:span><text:span text:style-name="Основной_20_шрифт_20_абзаца"><text:span text:style-name="T118">1117М</text:span></text:span></text:p>
      <text:p text:style-name="P42"/>
      <text:p text:style-name="P41"><text:span text:style-name="Основной_20_шрифт_20_абзаца"><text:span text:style-name="T110">№ </text:span></text:span><text:span text:style-name="Основной_20_шрифт_20_абзаца"><text:span text:style-name="T111"><text:s/></text:span></text:span><text:span text:style-name="Основной_20_шрифт_20_абзаца"><text:span text:style-name="T100">$s</text:span></text:span><text:span text:style-name="Основной_20_шрифт_20_абзаца"><text:span text:style-name="T104">erial </text:span></text:span><text:span text:style-name="Основной_20_шрифт_20_абзаца"><text:span text:style-name="T112"><text:tab/></text:span></text:span></text:p>
      <text:p text:style-name="P41"><text:span text:style-name="Основной_20_шрифт_20_абзаца"><text:span text:style-name="T110">принадлежащего</text:span></text:span><text:span text:style-name="Основной_20_шрифт_20_абзаца"><text:span text:style-name="T112"><text:tab/></text:span></text:span></text:p>
      <text:p text:style-name="P43"/>
      <text:p text:style-name="P41"><text:span text:style-name="Основной_20_шрифт_20_абзаца"><text:span text:style-name="T116">ИЗГОТОВИТЕЛЬ</text:span></text:span><text:span text:style-name="Основной_20_шрифт_20_абзаца"><text:span text:style-name="T117"> <text:s text:c="40"/></text:span></text:span><text:span text:style-name="Основной_20_шрифт_20_абзаца"><text:span text:style-name="T113">УП «АТОМТЕХ»<text:tab/></text:span></text:span></text:p>
      <text:p text:style-name="P52"><text:tab/><text:tab/></text:p>
      <text:p text:style-name="P59"><text:span text:style-name="Основной_20_шрифт_20_абзаца"><text:span text:style-name="T94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52">Т</text:span></text:span><text:span text:style-name="Основной_20_шрифт_20_абзаца"><text:span text:style-name="T94"> =</text:span></text:span><text:span text:style-name="Основной_20_шрифт_20_абзаца"><text:span text:style-name="T89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52">С</text:span></text:span><text:span text:style-name="Основной_20_шрифт_20_абзаца"><text:span text:style-name="T94">, атмосферном давлении </text:span></text:span><text:span text:style-name="Основной_20_шрифт_20_абзаца"><text:span text:style-name="T52">Р</text:span></text:span><text:span text:style-name="Основной_20_шрифт_20_абзаца"><text:span text:style-name="T94"> =</text:span></text:span><text:span text:style-name="Основной_20_шрифт_20_абзаца"><text:span text:style-name="T89"> <text:s text:c="4"/></text:span></text:span><text:span text:style-name="Основной_20_шрифт_20_абзаца"><text:span text:style-name="T94">кПа, относительной влажности воздуха </text:span></text:span><text:span text:style-name="Основной_20_шрифт_20_абзаца"><text:span text:style-name="T52">р</text:span></text:span><text:span text:style-name="Основной_20_шрифт_20_абзаца"><text:span text:style-name="T94"> =</text:span></text:span><text:span text:style-name="Основной_20_шрифт_20_абзаца"><text:span text:style-name="T89"> <text:s text:c="4"/></text:span></text:span><text:span text:style-name="Основной_20_шрифт_20_абзаца"><text:span text:style-name="T94"><text:s/>%, внешнем фоне γ-излучения </text:span></text:span><text:span text:style-name="Основной_20_шрифт_20_абзаца"><text:span text:style-name="T144">Ḣ</text:span></text:span><text:span text:style-name="Основной_20_шрифт_20_абзаца"><text:span text:style-name="T26">*</text:span></text:span><text:span text:style-name="Основной_20_шрифт_20_абзаца"><text:span text:style-name="T146">(10)</text:span></text:span><text:span text:style-name="Основной_20_шрифт_20_абзаца"><text:span text:style-name="T94"> </text:span></text:span><text:span text:style-name="Основной_20_шрифт_20_абзаца"><text:span text:style-name="T94">= </text:span></text:span><text:span text:style-name="Основной_20_шрифт_20_абзаца"><text:span text:style-name="T89"><text:s text:c="6"/></text:span></text:span><text:span text:style-name="Основной_20_шрифт_20_абзаца"><text:span text:style-name="T94">мкЗв/ч, согласно методике, изложенной в МРБ МП.1</text:span></text:span><text:span text:style-name="Основной_20_шрифт_20_абзаца"><text:span text:style-name="T16">3</text:span></text:span><text:span text:style-name="Основной_20_шрифт_20_абзаца"><text:span text:style-name="T94">96-201</text:span></text:span><text:span text:style-name="Основной_20_шрифт_20_абзаца"><text:span text:style-name="T16">8</text:span></text:span><text:span text:style-name="Основной_20_шрифт_20_абзаца"><text:span text:style-name="T94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78">- <text:span text:style-name="T8">$ru_facility_110_1117m$</text:span><text:span text:style-name="T94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78">- <text:span text:style-name="T8">$ru_facility_130_1117m$</text:span><text:span text:style-name="T94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77">- <text:span text:style-name="T90">$facility_pp_1</text:span><text:span text:style-name="T92">4</text:span><text:span text:style-name="T90">0</text:span><text:span text:style-name="T91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6">- <text:span text:style-name="T8">$facility_din_alpha$</text:span><text:span text:style-name="T94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5"><text:span text:style-name="T96">- </text:span><text:span text:style-name="T98">$facility_din_beta$</text:span><text:span text:style-name="T97">;</text:span></text:p>
          </table:table-cell>
        </table:table-row>
      </table:table>
      <text:p text:style-name="P80"><text:span text:style-name="T17"/></text:p>
      <text:p text:style-name="P80"><text:span text:style-name="T17">В состав дозиметра-радиометра МКС-АТ1117М входит: </text:span><text:span text:style-name="T4">$used_units$.</text:span></text:p>
      <text:p text:style-name="P9"/>
      <table:table table:name="tml0" table:style-name="tml0">
        <table:table-column table:style-name="tml0.A"/>
        <table:table-row>
          <table:table-cell table:style-name="tml0.A1" office:value-type="string">
            <text:p text:style-name="P69">Диапазон измерения мощности амбиентной дозы рентгеновского и γ <text:span text:style-name="T4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65"><text:span text:style-name="Основной_20_шрифт_20_абзаца"><text:span text:style-name="T152">- </text:span></text:span><text:span text:style-name="T153">БОИ: 1.0 мкЗв/ч – 10.0 мЗв/ч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6">- БОИ: 1.0 мкЗв/ч – <text:span text:style-name="T4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67">- БОИ<text:span text:style-name="T4">-2</text:span>: 1.0 мкЗв/ч – <text:span text:style-name="T4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67">- БОИ<text:span text:style-name="T4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68">- БОИ<text:span text:style-name="T4">-4</text:span>: <text:span text:style-name="T4">0</text:span>.<text:span text:style-name="T15">1</text:span> мкЗв/ч – <text:span text:style-name="T4">1</text:span><text:span text:style-name="T15">00</text:span> <text:span text:style-name="T15">м</text:span>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68">- БОИ<text:span text:style-name="T4">-5</text:span>: 1.0 мкЗв/ч – <text:span text:style-name="T4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76">- Б<text:span text:style-name="T15">ДКГ</text:span><text:span text:style-name="T4">-01</text:span>: <text:span text:style-name="T4">0</text:span>.<text:span text:style-name="T4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68">- Б<text:span text:style-name="T15">ДКГ-03</text:span>: <text:span text:style-name="T4">30</text:span>.0 <text:span text:style-name="T15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63">- Б<text:span text:style-name="T15">ДКГ-0</text:span><text:span text:style-name="T4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63">- Б<text:span text:style-name="T15">ДКГ-0</text:span><text:span text:style-name="T4">5</text:span>: <text:span text:style-name="T4">30</text:span>.0 <text:span text:style-name="T15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7">- Б<text:span text:style-name="T15">ДКГ-</text:span><text:span text:style-name="T4">11</text:span>: 3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63">- Б<text:span text:style-name="T15">ДКГ</text:span><text:span text:style-name="T4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63">- Б<text:span text:style-name="T15">ДКГ-</text:span><text:span text:style-name="T4">24</text:span>: 3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63">- Б<text:span text:style-name="T15">ДКГ-</text:span><text:span text:style-name="T4">32</text:span>: 30.0 нЗв/ч – 0.5 Зв/ч;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63">- БДПС-02: <text:span text:style-name="T60">γ 0</text:span>.1 мкЗв/ч – 30.0 мЗв/ч;</text:p>
          </table:table-cell>
        </table:table-row>
      </table:table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9">Диапазон измерения мощности амбиентной дозы рентгеновского и γ <text:span text:style-name="T4">–</text:span> излучения(МД<text:span text:style-name="T15">), </text:span><text:span text:style-name="T14">Ḣ</text:span><text:span text:style-name="T33">*</text:span><text:span text:style-name="T68">(0.07)</text:span>: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64">- Б<text:span text:style-name="T15">ДКР-01</text:span>: 0.0<text:span text:style-name="T4">5</text:span> мкЗв/ч – <text:span text:style-name="T4">100</text:span> <text:span text:style-name="T15">мкЗв</text:span><text:span text:style-name="T4">/ч;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70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71"><text:span text:style-name="Основной_20_шрифт_20_абзаца"><text:span text:style-name="T21">- </text:span></text:span>БДПА-01: <text:span text:style-name="T12">α</text:span> 0.1 – 10<text:span text:style-name="T22">5</text:span> мин<text:span text:style-name="T22">-1</text:span><text:span text:style-name="T12">⋅</text:span>см<text:span text:style-name="T22">-2</text:span><text:span text:style-name="T61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73"><text:span text:style-name="Основной_20_шрифт_20_абзаца"><text:span text:style-name="T55">- </text:span></text:span><text:span text:style-name="T53">БДПА-02: </text:span><text:span text:style-name="T58">α</text:span><text:span text:style-name="T53"> 0.05 <text:s/>– 5</text:span><text:span text:style-name="T58">⋅</text:span><text:span text:style-name="T53">10</text:span><text:span text:style-name="T59">4</text:span> <text:span text:style-name="T53">мин</text:span><text:span text:style-name="T59">-1</text:span><text:span text:style-name="T58">⋅</text:span><text:span text:style-name="T53">см</text:span><text:span text:style-name="T59">-2</text:span><text:span text:style-name="T53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72"><text:span text:style-name="Основной_20_шрифт_20_абзаца"><text:span text:style-name="T21">- </text:span></text:span>БДПА-0<text:span text:style-name="T4">3</text:span>: <text:span text:style-name="T12">α</text:span> 0.05 <text:s/>– <text:span text:style-name="T4">2</text:span><text:span text:style-name="T12">⋅</text:span>10<text:span text:style-name="T22">4</text:span> мин<text:span text:style-name="T22">-1</text:span><text:span text:style-name="T12">⋅</text:span>см<text:span text:style-name="T22">-2</text:span>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75"><text:span text:style-name="Основной_20_шрифт_20_абзаца"><text:span text:style-name="T21">- </text:span></text:span>БДПС-02: <text:span text:style-name="T13">α</text:span> 30 – 10<text:span text:style-name="T22">6</text:span> мин<text:span text:style-name="T22">-1</text:span><text:span text:style-name="T13">⋅</text:span>см<text:span text:style-name="T22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70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71"><text:span text:style-name="Основной_20_шрифт_20_абзаца"><text:span text:style-name="T21">- </text:span></text:span>БДПБ-01: <text:span text:style-name="T12">β</text:span> 1 –5<text:span text:style-name="T12">⋅</text:span>10<text:span text:style-name="T22">5</text:span> мин<text:span text:style-name="T22">-1</text:span><text:span text:style-name="T12">⋅</text:span>см<text:span text:style-name="T22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74"><text:span text:style-name="Основной_20_шрифт_20_абзаца"><text:span text:style-name="T55">- </text:span></text:span><text:span text:style-name="T53">БДПБ-02: </text:span><text:span text:style-name="T58">β </text:span><text:span text:style-name="T56">0.5 <text:s/>– 1.5</text:span><text:span text:style-name="T57">⋅</text:span><text:span text:style-name="T56">10</text:span><text:span text:style-name="T59">5</text:span><text:span text:style-name="T61"> </text:span><text:span text:style-name="T56">мин</text:span><text:span text:style-name="T59">-1</text:span><text:span text:style-name="T57">⋅</text:span><text:span text:style-name="T56">см</text:span><text:span text:style-name="T59">-2</text:span><text:span text:style-name="T56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71"><text:span text:style-name="Основной_20_шрифт_20_абзаца"><text:span text:style-name="T21">- </text:span></text:span>БДПБ-0<text:span text:style-name="T4">3</text:span>: <text:span text:style-name="T12">β </text:span><text:span text:style-name="T61">0.5 <text:s/>– </text:span><text:span text:style-name="T62">0</text:span><text:span text:style-name="T61">.5</text:span><text:span text:style-name="T67">⋅</text:span><text:span text:style-name="T61">10</text:span><text:span text:style-name="T22">5</text:span><text:span text:style-name="T61"> мин</text:span><text:span text:style-name="T22">-1</text:span><text:span text:style-name="T67">⋅</text:span><text:span text:style-name="T61">см</text:span><text:span text:style-name="T22">-2</text:span><text:span text:style-name="T61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75"><text:span text:style-name="Основной_20_шрифт_20_абзаца"><text:span text:style-name="T21">- </text:span></text:span>БДПС-02: <text:span text:style-name="T13">β</text:span> 6.0 – 10<text:span text:style-name="T22">6</text:span> мин<text:span text:style-name="T22">-1</text:span><text:span text:style-name="T13">⋅</text:span>см<text:span text:style-name="T22">-2</text:span><text:span text:style-name="T61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70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71"><text:span text:style-name="Основной_20_шрифт_20_абзаца"><text:span text:style-name="T21">- </text:span></text:span>Б<text:span text:style-name="T15">ДКН-01</text:span>: 0.1 – 10<text:span text:style-name="T22">4</text:span> с<text:span text:style-name="T22">-1</text:span>⋅см<text:span text:style-name="T22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71"><text:span text:style-name="Основной_20_шрифт_20_абзаца"><text:span text:style-name="T21">- </text:span></text:span>Б<text:span text:style-name="T15">ДКН-05</text:span>: 0.1 – 2<text:span text:style-name="T67">⋅</text:span>10<text:span text:style-name="T22">3</text:span> с<text:span text:style-name="T22">-1</text:span>⋅см<text:span text:style-name="T22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70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71"><text:span text:style-name="Основной_20_шрифт_20_абзаца"><text:span text:style-name="T21">- </text:span></text:span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71"><text:span text:style-name="Основной_20_шрифт_20_абзаца"><text:span text:style-name="T21">- </text:span></text:span>БДКН-0<text:span text:style-name="T4">6</text:span>: 0.1 мкЗв/ч – <text:span text:style-name="T4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70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71"><text:span text:style-name="Основной_20_шрифт_20_абзаца"><text:span text:style-name="T21">- </text:span></text:span>Б<text:span text:style-name="T15">ДКГ-</text:span><text:span text:style-name="T4">30</text:span>: 0.0<text:span text:style-name="T4">3</text:span> мкГр/ч – <text:span text:style-name="T4">1</text:span> Гр/ч;</text:p>
          </table:table-cell>
        </table:table-row>
      </table:table>
      <text:p text:style-name="P8"/>
      <text:p text:style-name="P40"><text:span text:style-name="T117">1. Внешний осмотр (Соответствует МП):</text:span><text:span text:style-name="T119"><text:tab/></text:span><text:span text:style-name="Основной_20_шрифт_20_абзаца"><text:span text:style-name="T115">ДА </text:span></text:span><text:span text:style-name="Основной_20_шрифт_20_абзаца"><text:span text:style-name="T124">□</text:span></text:span><text:span text:style-name="Основной_20_шрифт_20_абзаца"><text:span text:style-name="T120"><text:tab/></text:span></text:span><text:span text:style-name="Основной_20_шрифт_20_абзаца"><text:span text:style-name="T115"><text:tab/>НЕТ </text:span></text:span><text:span text:style-name="Основной_20_шрифт_20_абзаца"><text:span text:style-name="T124">□</text:span></text:span></text:p>
      <text:p text:style-name="P40"><text:span text:style-name="Основной_20_шрифт_20_абзаца"><text:span text:style-name="T125"/></text:span></text:p>
      <text:p text:style-name="P40"><text:span text:style-name="T114">2. Опробование (Соответствует МП):</text:span><text:span text:style-name="T121"><text:tab/><text:tab/></text:span><text:span text:style-name="Основной_20_шрифт_20_абзаца"><text:span text:style-name="T115">ДА </text:span></text:span><text:span text:style-name="Основной_20_шрифт_20_абзаца"><text:span text:style-name="T124">□</text:span></text:span><text:span text:style-name="Основной_20_шрифт_20_абзаца"><text:span text:style-name="T120"><text:tab/></text:span></text:span><text:span text:style-name="Основной_20_шрифт_20_абзаца"><text:span text:style-name="T115"><text:tab/>НЕТ </text:span></text:span><text:span text:style-name="Основной_20_шрифт_20_абзаца"><text:span text:style-name="T124">□</text:span></text:span></text:p>
      <text:p text:style-name="P46"/>
      <text:p text:style-name="P40"><text:span text:style-name="Основной_20_шрифт_20_абзаца"><text:span text:style-name="T101">Идентификационные данные (признаки):</text:span></text:span></text:p>
      <text:p text:style-name="P61"><text:span text:style-name="Основной_20_шрифт_20_абзаца"><text:span text:style-name="T103">- </text:span></text:span><text:span text:style-name="Основной_20_шрифт_20_абзаца"><text:span text:style-name="T102">идентификационное наименование ПО:<text:tab/><text:tab/>ATexch.exe</text:span></text:span></text:p>
      <text:p text:style-name="P62"><text:span text:style-name="Основной_20_шрифт_20_абзаца"><text:span text:style-name="T19">- </text:span></text:span><text:span text:style-name="Основной_20_шрифт_20_абзаца"><text:span text:style-name="T18">номер версии (идентификационный номер) ПО:<text:tab/>1.1.6.107; 1.6.25.104</text:span></text:span></text:p>
      <text:p text:style-name="P24"><text:span text:style-name="Основной_20_шрифт_20_абзаца"><text:span text:style-name="T18"/></text:span></text:p>
      <text:p text:style-name="P44">3. Определение метрологических характеристик:</text:p>
      <text:p text:style-name="P12"><text:soft-page-break/></text:p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16.B2" office:value-type="string">
            <text:p text:style-name="P49">№ ист.</text:p>
          </table:table-cell>
          <table:table-cell table:style-name="t16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16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16.B2" office:value-type="string">
            <text:p text:style-name="P38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5">(10)</text:span></text:p>
          </table:table-cell>
          <table:table-cell table:style-name="t16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6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6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6.A3" office:value-type="string">
            <text:p text:style-name="P29"><text:span text:style-name="T4">20</text:span> <text:span text:style-name="T15">мкЗв</text:span>/ч</text:p>
          </table:table-cell>
          <table:table-cell table:style-name="t16.B3" office:value-type="string">
            <text:p text:style-name="P30">$16-30</text:p>
          </table:table-cell>
          <table:table-cell table:style-name="t16.B3" office:value-type="string">
            <text:p text:style-name="P30">$16-40</text:p>
          </table:table-cell>
          <table:table-cell table:style-name="t16.D3" office:value-type="string">
            <text:p text:style-name="P30">$16-60</text:p>
          </table:table-cell>
          <table:table-cell table:style-name="t16.D3" office:value-type="string">
            <text:p text:style-name="P30">$16-70</text:p>
          </table:table-cell>
          <table:table-cell table:style-name="t16.D3" office:value-type="string">
            <text:p text:style-name="P30">$16-80</text:p>
          </table:table-cell>
          <table:table-cell table:style-name="t16.B3" office:value-type="string">
            <text:p text:style-name="P30">$16-00</text:p>
          </table:table-cell>
          <table:table-cell table:style-name="t16.B3" office:value-type="string">
            <text:p text:style-name="P30">$16-10</text:p>
          </table:table-cell>
          <table:table-cell table:style-name="t16.B3" office:value-type="string">
            <text:p text:style-name="P30">$16-20</text:p>
          </table:table-cell>
          <table:table-cell table:style-name="t16.J3" table:number-rows-spanned="4" office:value-type="string">
            <text:p text:style-name="P4">±<text:span text:style-name="T15">20</text:span></text:p>
          </table:table-cell>
        </table:table-row>
        <table:table-row>
          <table:table-cell table:style-name="t16.A3" office:value-type="string">
            <text:p text:style-name="P29">7<text:span text:style-name="T4">0</text:span> <text:span text:style-name="T15">мкЗв</text:span>/ч</text:p>
          </table:table-cell>
          <table:table-cell table:style-name="t16.B3" office:value-type="string">
            <text:p text:style-name="P30">$16-31</text:p>
          </table:table-cell>
          <table:table-cell table:style-name="t16.B3" office:value-type="string">
            <text:p text:style-name="P30">$16-41</text:p>
          </table:table-cell>
          <table:table-cell table:style-name="t16.B3" office:value-type="string">
            <text:p text:style-name="P30">$16-61</text:p>
          </table:table-cell>
          <table:table-cell table:style-name="t16.B3" office:value-type="string">
            <text:p text:style-name="P30">$16-71</text:p>
          </table:table-cell>
          <table:table-cell table:style-name="t16.B3" office:value-type="string">
            <text:p text:style-name="P30">$16-81</text:p>
          </table:table-cell>
          <table:table-cell table:style-name="t16.B3" office:value-type="string">
            <text:p text:style-name="P30">$16-01</text:p>
          </table:table-cell>
          <table:table-cell table:style-name="t16.B3" office:value-type="string">
            <text:p text:style-name="P30">$16-11</text:p>
          </table:table-cell>
          <table:table-cell table:style-name="t16.B3" office:value-type="string">
            <text:p text:style-name="P30">$16-21</text:p>
          </table:table-cell>
          <table:covered-table-cell/>
        </table:table-row>
        <table:table-row>
          <table:table-cell table:style-name="t16.A3" office:value-type="string">
            <text:p text:style-name="P29"><text:span text:style-name="T4">0,</text:span>7 <text:span text:style-name="T15">м</text:span>Зв/ч</text:p>
          </table:table-cell>
          <table:table-cell table:style-name="t16.B3" office:value-type="string">
            <text:p text:style-name="P30">$16-32</text:p>
          </table:table-cell>
          <table:table-cell table:style-name="t16.B3" office:value-type="string">
            <text:p text:style-name="P30">$16-42</text:p>
          </table:table-cell>
          <table:table-cell table:style-name="t16.B3" office:value-type="string">
            <text:p text:style-name="P30">$16-62</text:p>
          </table:table-cell>
          <table:table-cell table:style-name="t16.B3" office:value-type="string">
            <text:p text:style-name="P30">$16-72</text:p>
          </table:table-cell>
          <table:table-cell table:style-name="t16.B3" office:value-type="string">
            <text:p text:style-name="P30">$16-82</text:p>
          </table:table-cell>
          <table:table-cell table:style-name="t16.B3" office:value-type="string">
            <text:p text:style-name="P30">$16-02</text:p>
          </table:table-cell>
          <table:table-cell table:style-name="t16.B3" office:value-type="string">
            <text:p text:style-name="P30">$16-12</text:p>
          </table:table-cell>
          <table:table-cell table:style-name="t16.B3" office:value-type="string">
            <text:p text:style-name="P30">$16-22</text:p>
          </table:table-cell>
          <table:covered-table-cell/>
        </table:table-row>
        <table:table-row>
          <table:table-cell table:style-name="t16.A6" office:value-type="string">
            <text:p text:style-name="P29">7 <text:span text:style-name="T15">м</text:span>Зв/ч</text:p>
          </table:table-cell>
          <table:table-cell table:style-name="t16.B6" office:value-type="string">
            <text:p text:style-name="P30">$16-33</text:p>
          </table:table-cell>
          <table:table-cell table:style-name="t16.B6" office:value-type="string">
            <text:p text:style-name="P30">$16-43</text:p>
          </table:table-cell>
          <table:table-cell table:style-name="t16.B6" office:value-type="string">
            <text:p text:style-name="P30">$16-63</text:p>
          </table:table-cell>
          <table:table-cell table:style-name="t16.B6" office:value-type="string">
            <text:p text:style-name="P30">$16-73</text:p>
          </table:table-cell>
          <table:table-cell table:style-name="t16.B6" office:value-type="string">
            <text:p text:style-name="P30">$16-83</text:p>
          </table:table-cell>
          <table:table-cell table:style-name="t16.B6" office:value-type="string">
            <text:p text:style-name="P30">$16-03</text:p>
          </table:table-cell>
          <table:table-cell table:style-name="t16.B6" office:value-type="string">
            <text:p text:style-name="P30">$16-13</text:p>
          </table:table-cell>
          <table:table-cell table:style-name="t16.B6" office:value-type="string">
            <text:p text:style-name="P3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17.B2" office:value-type="string">
            <text:p text:style-name="P49">№ ист.</text:p>
          </table:table-cell>
          <table:table-cell table:style-name="t17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17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17.B2" office:value-type="string">
            <text:p text:style-name="P38"><draw:frame draw:style-name="fr1" draw:name="Объект1" text:anchor-type="as-char" svg:y="-0.1752in" svg:width="0.2846in" style:rel-width="scale" svg:height="0.23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5">(10)</text:span></text:p>
          </table:table-cell>
          <table:table-cell table:style-name="t17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7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7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7.A3" office:value-type="string">
            <text:p text:style-name="P29"><text:span text:style-name="T4">20</text:span> <text:span text:style-name="T15">мкЗв</text:span>/ч</text:p>
          </table:table-cell>
          <table:table-cell table:style-name="t17.B3" office:value-type="string">
            <text:p text:style-name="P30">$17-30</text:p>
          </table:table-cell>
          <table:table-cell table:style-name="t17.B3" office:value-type="string">
            <text:p text:style-name="P30">$17-40</text:p>
          </table:table-cell>
          <table:table-cell table:style-name="t17.D3" office:value-type="string">
            <text:p text:style-name="P30">$17-60</text:p>
          </table:table-cell>
          <table:table-cell table:style-name="t17.D3" office:value-type="string">
            <text:p text:style-name="P30">$17-70</text:p>
          </table:table-cell>
          <table:table-cell table:style-name="t17.D3" office:value-type="string">
            <text:p text:style-name="P30">$17-80</text:p>
          </table:table-cell>
          <table:table-cell table:style-name="t17.B3" office:value-type="string">
            <text:p text:style-name="P30">$17-00</text:p>
          </table:table-cell>
          <table:table-cell table:style-name="t17.B3" office:value-type="string">
            <text:p text:style-name="P30">$17-10</text:p>
          </table:table-cell>
          <table:table-cell table:style-name="t17.B3" office:value-type="string">
            <text:p text:style-name="P30">$17-20</text:p>
          </table:table-cell>
          <table:table-cell table:style-name="t17.J3" table:number-rows-spanned="4" office:value-type="string">
            <text:p text:style-name="P4">±<text:span text:style-name="T15">20</text:span></text:p>
          </table:table-cell>
        </table:table-row>
        <table:table-row>
          <table:table-cell table:style-name="t17.A3" office:value-type="string">
            <text:p text:style-name="P29">7<text:span text:style-name="T4">0</text:span> <text:span text:style-name="T15">мкЗв</text:span>/ч</text:p>
          </table:table-cell>
          <table:table-cell table:style-name="t17.B3" office:value-type="string">
            <text:p text:style-name="P30">$17-31</text:p>
          </table:table-cell>
          <table:table-cell table:style-name="t17.B3" office:value-type="string">
            <text:p text:style-name="P30">$17-41</text:p>
          </table:table-cell>
          <table:table-cell table:style-name="t17.B3" office:value-type="string">
            <text:p text:style-name="P30">$17-61</text:p>
          </table:table-cell>
          <table:table-cell table:style-name="t17.B3" office:value-type="string">
            <text:p text:style-name="P30">$17-71</text:p>
          </table:table-cell>
          <table:table-cell table:style-name="t17.B3" office:value-type="string">
            <text:p text:style-name="P30">$17-81</text:p>
          </table:table-cell>
          <table:table-cell table:style-name="t17.B3" office:value-type="string">
            <text:p text:style-name="P30">$17-01</text:p>
          </table:table-cell>
          <table:table-cell table:style-name="t17.B3" office:value-type="string">
            <text:p text:style-name="P30">$17-11</text:p>
          </table:table-cell>
          <table:table-cell table:style-name="t17.B3" office:value-type="string">
            <text:p text:style-name="P30">$17-21</text:p>
          </table:table-cell>
          <table:covered-table-cell/>
        </table:table-row>
        <table:table-row>
          <table:table-cell table:style-name="t17.A3" office:value-type="string">
            <text:p text:style-name="P29"><text:span text:style-name="T4">0,</text:span>7 <text:span text:style-name="T15">м</text:span>Зв/ч</text:p>
          </table:table-cell>
          <table:table-cell table:style-name="t17.B3" office:value-type="string">
            <text:p text:style-name="P30">$17-32</text:p>
          </table:table-cell>
          <table:table-cell table:style-name="t17.B3" office:value-type="string">
            <text:p text:style-name="P30">$17-42</text:p>
          </table:table-cell>
          <table:table-cell table:style-name="t17.B3" office:value-type="string">
            <text:p text:style-name="P30">$17-62</text:p>
          </table:table-cell>
          <table:table-cell table:style-name="t17.B3" office:value-type="string">
            <text:p text:style-name="P30">$17-72</text:p>
          </table:table-cell>
          <table:table-cell table:style-name="t17.B3" office:value-type="string">
            <text:p text:style-name="P30">$17-82</text:p>
          </table:table-cell>
          <table:table-cell table:style-name="t17.B3" office:value-type="string">
            <text:p text:style-name="P30">$17-02</text:p>
          </table:table-cell>
          <table:table-cell table:style-name="t17.B3" office:value-type="string">
            <text:p text:style-name="P30">$17-12</text:p>
          </table:table-cell>
          <table:table-cell table:style-name="t17.B3" office:value-type="string">
            <text:p text:style-name="P30">$17-22</text:p>
          </table:table-cell>
          <table:covered-table-cell/>
        </table:table-row>
        <table:table-row>
          <table:table-cell table:style-name="t17.A6" office:value-type="string">
            <text:p text:style-name="P29">7 <text:span text:style-name="T15">м</text:span>Зв/ч</text:p>
          </table:table-cell>
          <table:table-cell table:style-name="t17.B6" office:value-type="string">
            <text:p text:style-name="P30">$17-33</text:p>
          </table:table-cell>
          <table:table-cell table:style-name="t17.B6" office:value-type="string">
            <text:p text:style-name="P30">$17-43</text:p>
          </table:table-cell>
          <table:table-cell table:style-name="t17.B6" office:value-type="string">
            <text:p text:style-name="P30">$17-63</text:p>
          </table:table-cell>
          <table:table-cell table:style-name="t17.B6" office:value-type="string">
            <text:p text:style-name="P30">$17-73</text:p>
          </table:table-cell>
          <table:table-cell table:style-name="t17.B6" office:value-type="string">
            <text:p text:style-name="P30">$17-83</text:p>
          </table:table-cell>
          <table:table-cell table:style-name="t17.B6" office:value-type="string">
            <text:p text:style-name="P30">$17-03</text:p>
          </table:table-cell>
          <table:table-cell table:style-name="t17.B6" office:value-type="string">
            <text:p text:style-name="P30">$17-13</text:p>
          </table:table-cell>
          <table:table-cell table:style-name="t17.B6" office:value-type="string">
            <text:p text:style-name="P3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able:table-row>
          <table:table-cell table:style-name="t23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23.B2" office:value-type="string">
            <text:p text:style-name="P49">№ ист.</text:p>
          </table:table-cell>
          <table:table-cell table:style-name="t23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23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23.B2" office:value-type="string">
            <text:p text:style-name="P38"><draw:frame draw:style-name="fr1" draw:name="Объект2" text:anchor-type="as-char" svg:y="-0.1752in" svg:width="0.2846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5">(10)</text:span></text:p>
          </table:table-cell>
          <table:table-cell table:style-name="t23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3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3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3.A3" office:value-type="string">
            <text:p text:style-name="P29"><text:span text:style-name="T4">7</text:span> <text:span text:style-name="T15">мкЗв</text:span>/ч</text:p>
          </table:table-cell>
          <table:table-cell table:style-name="t23.B3" office:value-type="string">
            <text:p text:style-name="P30">$23-30</text:p>
          </table:table-cell>
          <table:table-cell table:style-name="t23.B3" office:value-type="string">
            <text:p text:style-name="P30">$23-40</text:p>
          </table:table-cell>
          <table:table-cell table:style-name="t23.D3" office:value-type="string">
            <text:p text:style-name="P30">$23-60</text:p>
          </table:table-cell>
          <table:table-cell table:style-name="t23.D3" office:value-type="string">
            <text:p text:style-name="P30">$23-70</text:p>
          </table:table-cell>
          <table:table-cell table:style-name="t23.D3" office:value-type="string">
            <text:p text:style-name="P30">$23-80</text:p>
          </table:table-cell>
          <table:table-cell table:style-name="t23.B3" office:value-type="string">
            <text:p text:style-name="P30">$23-00</text:p>
          </table:table-cell>
          <table:table-cell table:style-name="t23.B3" office:value-type="string">
            <text:p text:style-name="P30">$23-10</text:p>
          </table:table-cell>
          <table:table-cell table:style-name="t23.B3" office:value-type="string">
            <text:p text:style-name="P30">$23-20</text:p>
          </table:table-cell>
          <table:table-cell table:style-name="t23.J3" table:number-rows-spanned="5" office:value-type="string">
            <text:p text:style-name="P4">±<text:span text:style-name="T15">20</text:span></text:p>
          </table:table-cell>
        </table:table-row>
        <table:table-row>
          <table:table-cell table:style-name="t23.A3" office:value-type="string">
            <text:p text:style-name="P29">7<text:span text:style-name="T4">0</text:span> <text:span text:style-name="T15">мкЗв</text:span>/ч</text:p>
          </table:table-cell>
          <table:table-cell table:style-name="t23.B3" office:value-type="string">
            <text:p text:style-name="P30">$23-31</text:p>
          </table:table-cell>
          <table:table-cell table:style-name="t23.B3" office:value-type="string">
            <text:p text:style-name="P30">$23-41</text:p>
          </table:table-cell>
          <table:table-cell table:style-name="t23.B3" office:value-type="string">
            <text:p text:style-name="P30">$23-61</text:p>
          </table:table-cell>
          <table:table-cell table:style-name="t23.B3" office:value-type="string">
            <text:p text:style-name="P30">$23-71</text:p>
          </table:table-cell>
          <table:table-cell table:style-name="t23.B3" office:value-type="string">
            <text:p text:style-name="P30">$23-81</text:p>
          </table:table-cell>
          <table:table-cell table:style-name="t23.B3" office:value-type="string">
            <text:p text:style-name="P30">$23-01</text:p>
          </table:table-cell>
          <table:table-cell table:style-name="t23.B3" office:value-type="string">
            <text:p text:style-name="P30">$23-11</text:p>
          </table:table-cell>
          <table:table-cell table:style-name="t23.B3" office:value-type="string">
            <text:p text:style-name="P30">$23-21</text:p>
          </table:table-cell>
          <table:covered-table-cell/>
        </table:table-row>
        <table:table-row>
          <table:table-cell table:style-name="t23.A3" office:value-type="string">
            <text:p text:style-name="P29"><text:span text:style-name="T4">0,</text:span>7 <text:span text:style-name="T15">м</text:span>Зв/ч</text:p>
          </table:table-cell>
          <table:table-cell table:style-name="t23.B3" office:value-type="string">
            <text:p text:style-name="P30">$23-32</text:p>
          </table:table-cell>
          <table:table-cell table:style-name="t23.B3" office:value-type="string">
            <text:p text:style-name="P30">$23-42</text:p>
          </table:table-cell>
          <table:table-cell table:style-name="t23.B3" office:value-type="string">
            <text:p text:style-name="P30">$23-62</text:p>
          </table:table-cell>
          <table:table-cell table:style-name="t23.B3" office:value-type="string">
            <text:p text:style-name="P30">$23-72</text:p>
          </table:table-cell>
          <table:table-cell table:style-name="t23.B3" office:value-type="string">
            <text:p text:style-name="P30">$23-82</text:p>
          </table:table-cell>
          <table:table-cell table:style-name="t23.B3" office:value-type="string">
            <text:p text:style-name="P30">$23-02</text:p>
          </table:table-cell>
          <table:table-cell table:style-name="t23.B3" office:value-type="string">
            <text:p text:style-name="P30">$23-12</text:p>
          </table:table-cell>
          <table:table-cell table:style-name="t23.B3" office:value-type="string">
            <text:p text:style-name="P30">$23-22</text:p>
          </table:table-cell>
          <table:covered-table-cell/>
        </table:table-row>
        <table:table-row>
          <table:table-cell table:style-name="t23.A3" office:value-type="string">
            <text:p text:style-name="P29">7 <text:span text:style-name="T15">м</text:span>Зв/ч</text:p>
          </table:table-cell>
          <table:table-cell table:style-name="t23.B3" office:value-type="string">
            <text:p text:style-name="P30">$23-33</text:p>
          </table:table-cell>
          <table:table-cell table:style-name="t23.B3" office:value-type="string">
            <text:p text:style-name="P30">$23-43</text:p>
          </table:table-cell>
          <table:table-cell table:style-name="t23.B3" office:value-type="string">
            <text:p text:style-name="P30">$23-63</text:p>
          </table:table-cell>
          <table:table-cell table:style-name="t23.B3" office:value-type="string">
            <text:p text:style-name="P30">$23-73</text:p>
          </table:table-cell>
          <table:table-cell table:style-name="t23.B3" office:value-type="string">
            <text:p text:style-name="P30">$23-83</text:p>
          </table:table-cell>
          <table:table-cell table:style-name="t23.B3" office:value-type="string">
            <text:p text:style-name="P30">$23-03</text:p>
          </table:table-cell>
          <table:table-cell table:style-name="t23.B3" office:value-type="string">
            <text:p text:style-name="P30">$23-13</text:p>
          </table:table-cell>
          <table:table-cell table:style-name="t23.B3" office:value-type="string">
            <text:p text:style-name="P30">$23-23</text:p>
          </table:table-cell>
          <table:covered-table-cell/>
        </table:table-row>
        <table:table-row>
          <table:table-cell table:style-name="t23.A7" office:value-type="string">
            <text:p text:style-name="P29"><text:span text:style-name="T4">70</text:span> <text:span text:style-name="T15">м</text:span>Зв/ч</text:p>
          </table:table-cell>
          <table:table-cell table:style-name="t23.B7" office:value-type="string">
            <text:p text:style-name="P30">$23-34</text:p>
          </table:table-cell>
          <table:table-cell table:style-name="t23.B7" office:value-type="string">
            <text:p text:style-name="P30">$23-44</text:p>
          </table:table-cell>
          <table:table-cell table:style-name="t23.B7" office:value-type="string">
            <text:p text:style-name="P30">$23-64</text:p>
          </table:table-cell>
          <table:table-cell table:style-name="t23.B7" office:value-type="string">
            <text:p text:style-name="P30">$23-74</text:p>
          </table:table-cell>
          <table:table-cell table:style-name="t23.B7" office:value-type="string">
            <text:p text:style-name="P30">$23-84</text:p>
          </table:table-cell>
          <table:table-cell table:style-name="t23.B7" office:value-type="string">
            <text:p text:style-name="P30">$23-04</text:p>
          </table:table-cell>
          <table:table-cell table:style-name="t23.B7" office:value-type="string">
            <text:p text:style-name="P30">$23-14</text:p>
          </table:table-cell>
          <table:table-cell table:style-name="t23.B7" office:value-type="string">
            <text:p text:style-name="P3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24.B2" office:value-type="string">
            <text:p text:style-name="P49">№ ист.</text:p>
          </table:table-cell>
          <table:table-cell table:style-name="t24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24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24.B2" office:value-type="string">
            <text:p text:style-name="P38"><draw:frame draw:style-name="fr1" draw:name="Объект3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5">(10)</text:span></text:p>
          </table:table-cell>
          <table:table-cell table:style-name="t24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4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4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4.A3" office:value-type="string">
            <text:p text:style-name="P29"><text:span text:style-name="T4">7</text:span> <text:span text:style-name="T15">мкЗв</text:span>/ч</text:p>
          </table:table-cell>
          <table:table-cell table:style-name="t24.B3" office:value-type="string">
            <text:p text:style-name="P30">$24-30</text:p>
          </table:table-cell>
          <table:table-cell table:style-name="t24.B3" office:value-type="string">
            <text:p text:style-name="P30">$24-40</text:p>
          </table:table-cell>
          <table:table-cell table:style-name="t24.D3" office:value-type="string">
            <text:p text:style-name="P30">$24-60</text:p>
          </table:table-cell>
          <table:table-cell table:style-name="t24.D3" office:value-type="string">
            <text:p text:style-name="P30">$24-70</text:p>
          </table:table-cell>
          <table:table-cell table:style-name="t24.D3" office:value-type="string">
            <text:p text:style-name="P30">$24-80</text:p>
          </table:table-cell>
          <table:table-cell table:style-name="t24.B3" office:value-type="string">
            <text:p text:style-name="P30">$24-00</text:p>
          </table:table-cell>
          <table:table-cell table:style-name="t24.B3" office:value-type="string">
            <text:p text:style-name="P30">$24-10</text:p>
          </table:table-cell>
          <table:table-cell table:style-name="t24.B3" office:value-type="string">
            <text:p text:style-name="P30">$24-20</text:p>
          </table:table-cell>
          <table:table-cell table:style-name="t24.J3" table:number-rows-spanned="5" office:value-type="string">
            <text:p text:style-name="P4">±<text:span text:style-name="T15">20</text:span></text:p>
          </table:table-cell>
        </table:table-row>
        <table:table-row>
          <table:table-cell table:style-name="t24.A3" office:value-type="string">
            <text:p text:style-name="P29">7<text:span text:style-name="T4">0</text:span> <text:span text:style-name="T15">мкЗв</text:span>/ч</text:p>
          </table:table-cell>
          <table:table-cell table:style-name="t24.B3" office:value-type="string">
            <text:p text:style-name="P30">$24-31</text:p>
          </table:table-cell>
          <table:table-cell table:style-name="t24.B3" office:value-type="string">
            <text:p text:style-name="P30">$24-41</text:p>
          </table:table-cell>
          <table:table-cell table:style-name="t24.B3" office:value-type="string">
            <text:p text:style-name="P30">$24-61</text:p>
          </table:table-cell>
          <table:table-cell table:style-name="t24.B3" office:value-type="string">
            <text:p text:style-name="P30">$24-71</text:p>
          </table:table-cell>
          <table:table-cell table:style-name="t24.B3" office:value-type="string">
            <text:p text:style-name="P30">$24-81</text:p>
          </table:table-cell>
          <table:table-cell table:style-name="t24.B3" office:value-type="string">
            <text:p text:style-name="P30">$24-01</text:p>
          </table:table-cell>
          <table:table-cell table:style-name="t24.B3" office:value-type="string">
            <text:p text:style-name="P30">$24-11</text:p>
          </table:table-cell>
          <table:table-cell table:style-name="t24.B3" office:value-type="string">
            <text:p text:style-name="P30">$24-21</text:p>
          </table:table-cell>
          <table:covered-table-cell/>
        </table:table-row>
        <table:table-row>
          <table:table-cell table:style-name="t24.A3" office:value-type="string">
            <text:p text:style-name="P29"><text:span text:style-name="T4">0,</text:span>7 <text:span text:style-name="T15">м</text:span>Зв/ч</text:p>
          </table:table-cell>
          <table:table-cell table:style-name="t24.B3" office:value-type="string">
            <text:p text:style-name="P30">$24-32</text:p>
          </table:table-cell>
          <table:table-cell table:style-name="t24.B3" office:value-type="string">
            <text:p text:style-name="P30">$24-42</text:p>
          </table:table-cell>
          <table:table-cell table:style-name="t24.B3" office:value-type="string">
            <text:p text:style-name="P30">$24-62</text:p>
          </table:table-cell>
          <table:table-cell table:style-name="t24.B3" office:value-type="string">
            <text:p text:style-name="P30">$24-72</text:p>
          </table:table-cell>
          <table:table-cell table:style-name="t24.B3" office:value-type="string">
            <text:p text:style-name="P30">$24-82</text:p>
          </table:table-cell>
          <table:table-cell table:style-name="t24.B3" office:value-type="string">
            <text:p text:style-name="P30">$24-02</text:p>
          </table:table-cell>
          <table:table-cell table:style-name="t24.B3" office:value-type="string">
            <text:p text:style-name="P30">$24-12</text:p>
          </table:table-cell>
          <table:table-cell table:style-name="t24.B3" office:value-type="string">
            <text:p text:style-name="P30">$24-22</text:p>
          </table:table-cell>
          <table:covered-table-cell/>
        </table:table-row>
        <table:table-row>
          <table:table-cell table:style-name="t24.A3" office:value-type="string">
            <text:p text:style-name="P29">7 <text:span text:style-name="T15">м</text:span>Зв/ч</text:p>
          </table:table-cell>
          <table:table-cell table:style-name="t24.B3" office:value-type="string">
            <text:p text:style-name="P30">$24-33</text:p>
          </table:table-cell>
          <table:table-cell table:style-name="t24.B3" office:value-type="string">
            <text:p text:style-name="P30">$24-43</text:p>
          </table:table-cell>
          <table:table-cell table:style-name="t24.B3" office:value-type="string">
            <text:p text:style-name="P30">$24-63</text:p>
          </table:table-cell>
          <table:table-cell table:style-name="t24.B3" office:value-type="string">
            <text:p text:style-name="P30">$24-73</text:p>
          </table:table-cell>
          <table:table-cell table:style-name="t24.B3" office:value-type="string">
            <text:p text:style-name="P30">$24-83</text:p>
          </table:table-cell>
          <table:table-cell table:style-name="t24.B3" office:value-type="string">
            <text:p text:style-name="P30">$24-03</text:p>
          </table:table-cell>
          <table:table-cell table:style-name="t24.B3" office:value-type="string">
            <text:p text:style-name="P30">$24-13</text:p>
          </table:table-cell>
          <table:table-cell table:style-name="t24.B3" office:value-type="string">
            <text:p text:style-name="P30">$24-23</text:p>
          </table:table-cell>
          <table:covered-table-cell/>
        </table:table-row>
        <table:table-row>
          <table:table-cell table:style-name="t24.A7" office:value-type="string">
            <text:p text:style-name="P29"><text:span text:style-name="T4">70</text:span> <text:span text:style-name="T15">м</text:span>Зв/ч</text:p>
          </table:table-cell>
          <table:table-cell table:style-name="t24.B7" office:value-type="string">
            <text:p text:style-name="P30">$24-34</text:p>
          </table:table-cell>
          <table:table-cell table:style-name="t24.B7" office:value-type="string">
            <text:p text:style-name="P30">$24-44</text:p>
          </table:table-cell>
          <table:table-cell table:style-name="t24.B7" office:value-type="string">
            <text:p text:style-name="P30">$24-64</text:p>
          </table:table-cell>
          <table:table-cell table:style-name="t24.B7" office:value-type="string">
            <text:p text:style-name="P30">$24-74</text:p>
          </table:table-cell>
          <table:table-cell table:style-name="t24.B7" office:value-type="string">
            <text:p text:style-name="P30">$24-84</text:p>
          </table:table-cell>
          <table:table-cell table:style-name="t24.B7" office:value-type="string">
            <text:p text:style-name="P30">$24-04</text:p>
          </table:table-cell>
          <table:table-cell table:style-name="t24.B7" office:value-type="string">
            <text:p text:style-name="P30">$24-14</text:p>
          </table:table-cell>
          <table:table-cell table:style-name="t24.B7" office:value-type="string">
            <text:p text:style-name="P3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18.B2" office:value-type="string">
            <text:p text:style-name="P49">№ ист.</text:p>
          </table:table-cell>
          <table:table-cell table:style-name="t18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18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18.B2" office:value-type="string">
            <text:p text:style-name="P38"><draw:frame draw:style-name="fr1" draw:name="Объект4" text:anchor-type="as-char" svg:y="-0.1752in" svg:width="0.2846in" style:rel-width="scale" svg:height="0.2354in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5">(10)</text:span></text:p>
          </table:table-cell>
          <table:table-cell table:style-name="t18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8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8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8.A3" office:value-type="string">
            <text:p text:style-name="P29">7 <text:span text:style-name="T15">мкЗв</text:span>/ч</text:p>
          </table:table-cell>
          <table:table-cell table:style-name="t18.B3" office:value-type="string">
            <text:p text:style-name="P30">$18-30</text:p>
          </table:table-cell>
          <table:table-cell table:style-name="t18.B3" office:value-type="string">
            <text:p text:style-name="P30">$18-40</text:p>
          </table:table-cell>
          <table:table-cell table:style-name="t18.D3" office:value-type="string">
            <text:p text:style-name="P30">$18-60</text:p>
          </table:table-cell>
          <table:table-cell table:style-name="t18.D3" office:value-type="string">
            <text:p text:style-name="P30">$18-70</text:p>
          </table:table-cell>
          <table:table-cell table:style-name="t18.D3" office:value-type="string">
            <text:p text:style-name="P30">$18-80</text:p>
          </table:table-cell>
          <table:table-cell table:style-name="t18.B3" office:value-type="string">
            <text:p text:style-name="P30">$18-00</text:p>
          </table:table-cell>
          <table:table-cell table:style-name="t18.B3" office:value-type="string">
            <text:p text:style-name="P30">$18-10</text:p>
          </table:table-cell>
          <table:table-cell table:style-name="t18.B3" office:value-type="string">
            <text:p text:style-name="P30">$18-20</text:p>
          </table:table-cell>
          <table:table-cell table:style-name="t18.J3" table:number-rows-spanned="5" office:value-type="string">
            <text:p text:style-name="P4">±<text:span text:style-name="T15">20</text:span></text:p>
          </table:table-cell>
        </table:table-row>
        <table:table-row>
          <table:table-cell table:style-name="t18.A3" office:value-type="string">
            <text:p text:style-name="P29">7<text:span text:style-name="T4">0</text:span> <text:span text:style-name="T15">мкЗв</text:span>/ч</text:p>
          </table:table-cell>
          <table:table-cell table:style-name="t18.B3" office:value-type="string">
            <text:p text:style-name="P30">$18-31</text:p>
          </table:table-cell>
          <table:table-cell table:style-name="t18.B3" office:value-type="string">
            <text:p text:style-name="P30">$18-41</text:p>
          </table:table-cell>
          <table:table-cell table:style-name="t18.B3" office:value-type="string">
            <text:p text:style-name="P30">$18-61</text:p>
          </table:table-cell>
          <table:table-cell table:style-name="t18.B3" office:value-type="string">
            <text:p text:style-name="P30">$18-71</text:p>
          </table:table-cell>
          <table:table-cell table:style-name="t18.B3" office:value-type="string">
            <text:p text:style-name="P30">$18-81</text:p>
          </table:table-cell>
          <table:table-cell table:style-name="t18.B3" office:value-type="string">
            <text:p text:style-name="P30">$18-01</text:p>
          </table:table-cell>
          <table:table-cell table:style-name="t18.B3" office:value-type="string">
            <text:p text:style-name="P30">$18-11</text:p>
          </table:table-cell>
          <table:table-cell table:style-name="t18.B3" office:value-type="string">
            <text:p text:style-name="P30">$18-21</text:p>
          </table:table-cell>
          <table:covered-table-cell/>
        </table:table-row>
        <table:table-row>
          <table:table-cell table:style-name="t18.A3" office:value-type="string">
            <text:p text:style-name="P29"><text:span text:style-name="T4">0,</text:span>7 <text:span text:style-name="T15">м</text:span>Зв/ч</text:p>
          </table:table-cell>
          <table:table-cell table:style-name="t18.B3" office:value-type="string">
            <text:p text:style-name="P30">$18-32</text:p>
          </table:table-cell>
          <table:table-cell table:style-name="t18.B3" office:value-type="string">
            <text:p text:style-name="P30">$18-42</text:p>
          </table:table-cell>
          <table:table-cell table:style-name="t18.B3" office:value-type="string">
            <text:p text:style-name="P30">$18-62</text:p>
          </table:table-cell>
          <table:table-cell table:style-name="t18.B3" office:value-type="string">
            <text:p text:style-name="P30">$18-72</text:p>
          </table:table-cell>
          <table:table-cell table:style-name="t18.B3" office:value-type="string">
            <text:p text:style-name="P30">$18-82</text:p>
          </table:table-cell>
          <table:table-cell table:style-name="t18.B3" office:value-type="string">
            <text:p text:style-name="P30">$18-02</text:p>
          </table:table-cell>
          <table:table-cell table:style-name="t18.B3" office:value-type="string">
            <text:p text:style-name="P30">$18-12</text:p>
          </table:table-cell>
          <table:table-cell table:style-name="t18.B3" office:value-type="string">
            <text:p text:style-name="P30">$18-22</text:p>
          </table:table-cell>
          <table:covered-table-cell/>
        </table:table-row>
        <table:table-row>
          <table:table-cell table:style-name="t18.A3" office:value-type="string">
            <text:p text:style-name="P29">7 <text:span text:style-name="T15">м</text:span>Зв/ч</text:p>
          </table:table-cell>
          <table:table-cell table:style-name="t18.B3" office:value-type="string">
            <text:p text:style-name="P30">$18-33</text:p>
          </table:table-cell>
          <table:table-cell table:style-name="t18.B3" office:value-type="string">
            <text:p text:style-name="P30">$18-43</text:p>
          </table:table-cell>
          <table:table-cell table:style-name="t18.B3" office:value-type="string">
            <text:p text:style-name="P30">$18-63</text:p>
          </table:table-cell>
          <table:table-cell table:style-name="t18.B3" office:value-type="string">
            <text:p text:style-name="P30">$18-73</text:p>
          </table:table-cell>
          <table:table-cell table:style-name="t18.B3" office:value-type="string">
            <text:p text:style-name="P30">$18-83</text:p>
          </table:table-cell>
          <table:table-cell table:style-name="t18.B3" office:value-type="string">
            <text:p text:style-name="P30">$18-03</text:p>
          </table:table-cell>
          <table:table-cell table:style-name="t18.B3" office:value-type="string">
            <text:p text:style-name="P30">$18-13</text:p>
          </table:table-cell>
          <table:table-cell table:style-name="t18.B3" office:value-type="string">
            <text:p text:style-name="P30">$18-23</text:p>
          </table:table-cell>
          <table:covered-table-cell/>
        </table:table-row>
        <table:table-row>
          <table:table-cell table:style-name="t18.A7" office:value-type="string">
            <text:p text:style-name="P29"><text:span text:style-name="T4">70</text:span> <text:span text:style-name="T15">м</text:span>Зв/ч</text:p>
          </table:table-cell>
          <table:table-cell table:style-name="t18.B7" office:value-type="string">
            <text:p text:style-name="P30">$18-3<text:span text:style-name="T4">4</text:span></text:p>
          </table:table-cell>
          <table:table-cell table:style-name="t18.B7" office:value-type="string">
            <text:p text:style-name="P30">$18-4<text:span text:style-name="T4">4</text:span></text:p>
          </table:table-cell>
          <table:table-cell table:style-name="t18.B7" office:value-type="string">
            <text:p text:style-name="P30">$18-6<text:span text:style-name="T4">4</text:span></text:p>
          </table:table-cell>
          <table:table-cell table:style-name="t18.B7" office:value-type="string">
            <text:p text:style-name="P30">$18-7<text:span text:style-name="T4">4</text:span></text:p>
          </table:table-cell>
          <table:table-cell table:style-name="t18.B7" office:value-type="string">
            <text:p text:style-name="P30">$18-8<text:span text:style-name="T4">4</text:span></text:p>
          </table:table-cell>
          <table:table-cell table:style-name="t18.B7" office:value-type="string">
            <text:p text:style-name="P30">$18-0<text:span text:style-name="T4">4</text:span></text:p>
          </table:table-cell>
          <table:table-cell table:style-name="t18.B7" office:value-type="string">
            <text:p text:style-name="P30">$18-1<text:span text:style-name="T4">4</text:span></text:p>
          </table:table-cell>
          <table:table-cell table:style-name="t18.B7" office:value-type="string">
            <text:p text:style-name="P30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29.B2" office:value-type="string">
            <text:p text:style-name="P49">№ ист.</text:p>
          </table:table-cell>
          <table:table-cell table:style-name="t29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29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29.B2" office:value-type="string">
            <text:p text:style-name="P38"><draw:frame draw:style-name="fr1" draw:name="Объект5" text:anchor-type="as-char" svg:y="-0.1752in" svg:width="0.2846in" style:rel-width="scale" svg:height="0.2354in" style:rel-height="scale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5">(10)</text:span></text:p>
          </table:table-cell>
          <table:table-cell table:style-name="t29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9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9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9.A3" office:value-type="string">
            <text:p text:style-name="P29"><text:span text:style-name="T4">20</text:span> <text:span text:style-name="T15">мкЗв</text:span>/ч</text:p>
          </table:table-cell>
          <table:table-cell table:style-name="t29.B3" office:value-type="string">
            <text:p text:style-name="P30">$29-30</text:p>
          </table:table-cell>
          <table:table-cell table:style-name="t29.B3" office:value-type="string">
            <text:p text:style-name="P30">$29-40</text:p>
          </table:table-cell>
          <table:table-cell table:style-name="t29.D3" office:value-type="string">
            <text:p text:style-name="P30">$29-60</text:p>
          </table:table-cell>
          <table:table-cell table:style-name="t29.D3" office:value-type="string">
            <text:p text:style-name="P30">$29-70</text:p>
          </table:table-cell>
          <table:table-cell table:style-name="t29.D3" office:value-type="string">
            <text:p text:style-name="P30">$29-80</text:p>
          </table:table-cell>
          <table:table-cell table:style-name="t29.B3" office:value-type="string">
            <text:p text:style-name="P30">$29-00</text:p>
          </table:table-cell>
          <table:table-cell table:style-name="t29.B3" office:value-type="string">
            <text:p text:style-name="P30">$29-10</text:p>
          </table:table-cell>
          <table:table-cell table:style-name="t29.B3" office:value-type="string">
            <text:p text:style-name="P30">$29-20</text:p>
          </table:table-cell>
          <table:table-cell table:style-name="t29.J3" table:number-rows-spanned="5" office:value-type="string">
            <text:p text:style-name="P4">±<text:span text:style-name="T15">20</text:span></text:p>
          </table:table-cell>
        </table:table-row>
        <table:table-row>
          <table:table-cell table:style-name="t29.A3" office:value-type="string">
            <text:p text:style-name="P29">7<text:span text:style-name="T4">0</text:span> <text:span text:style-name="T15">мкЗв</text:span>/ч</text:p>
          </table:table-cell>
          <table:table-cell table:style-name="t29.B3" office:value-type="string">
            <text:p text:style-name="P30">$29-31</text:p>
          </table:table-cell>
          <table:table-cell table:style-name="t29.B3" office:value-type="string">
            <text:p text:style-name="P30">$29-41</text:p>
          </table:table-cell>
          <table:table-cell table:style-name="t29.B3" office:value-type="string">
            <text:p text:style-name="P30">$29-61</text:p>
          </table:table-cell>
          <table:table-cell table:style-name="t29.B3" office:value-type="string">
            <text:p text:style-name="P30">$29-71</text:p>
          </table:table-cell>
          <table:table-cell table:style-name="t29.B3" office:value-type="string">
            <text:p text:style-name="P30">$29-81</text:p>
          </table:table-cell>
          <table:table-cell table:style-name="t29.B3" office:value-type="string">
            <text:p text:style-name="P30">$29-01</text:p>
          </table:table-cell>
          <table:table-cell table:style-name="t29.B3" office:value-type="string">
            <text:p text:style-name="P30">$29-11</text:p>
          </table:table-cell>
          <table:table-cell table:style-name="t29.B3" office:value-type="string">
            <text:p text:style-name="P30">$29-21</text:p>
          </table:table-cell>
          <table:covered-table-cell/>
        </table:table-row>
        <table:table-row>
          <table:table-cell table:style-name="t29.A3" office:value-type="string">
            <text:p text:style-name="P29"><text:span text:style-name="T4">0,</text:span>7 <text:span text:style-name="T15">м</text:span>Зв/ч</text:p>
          </table:table-cell>
          <table:table-cell table:style-name="t29.B3" office:value-type="string">
            <text:p text:style-name="P30">$29-32</text:p>
          </table:table-cell>
          <table:table-cell table:style-name="t29.B3" office:value-type="string">
            <text:p text:style-name="P30">$29-42</text:p>
          </table:table-cell>
          <table:table-cell table:style-name="t29.B3" office:value-type="string">
            <text:p text:style-name="P30">$29-62</text:p>
          </table:table-cell>
          <table:table-cell table:style-name="t29.B3" office:value-type="string">
            <text:p text:style-name="P30">$29-72</text:p>
          </table:table-cell>
          <table:table-cell table:style-name="t29.B3" office:value-type="string">
            <text:p text:style-name="P30">$29-82</text:p>
          </table:table-cell>
          <table:table-cell table:style-name="t29.B3" office:value-type="string">
            <text:p text:style-name="P30">$29-02</text:p>
          </table:table-cell>
          <table:table-cell table:style-name="t29.B3" office:value-type="string">
            <text:p text:style-name="P30">$29-12</text:p>
          </table:table-cell>
          <table:table-cell table:style-name="t29.B3" office:value-type="string">
            <text:p text:style-name="P30">$29-22</text:p>
          </table:table-cell>
          <table:covered-table-cell/>
        </table:table-row>
        <table:table-row>
          <table:table-cell table:style-name="t29.A3" office:value-type="string">
            <text:p text:style-name="P29">7 <text:span text:style-name="T15">м</text:span>Зв/ч</text:p>
          </table:table-cell>
          <table:table-cell table:style-name="t29.B3" office:value-type="string">
            <text:p text:style-name="P30">$29-33</text:p>
          </table:table-cell>
          <table:table-cell table:style-name="t29.B3" office:value-type="string">
            <text:p text:style-name="P30">$29-43</text:p>
          </table:table-cell>
          <table:table-cell table:style-name="t29.B3" office:value-type="string">
            <text:p text:style-name="P30">$29-63</text:p>
          </table:table-cell>
          <table:table-cell table:style-name="t29.B3" office:value-type="string">
            <text:p text:style-name="P30">$29-73</text:p>
          </table:table-cell>
          <table:table-cell table:style-name="t29.B3" office:value-type="string">
            <text:p text:style-name="P30">$29-83</text:p>
          </table:table-cell>
          <table:table-cell table:style-name="t29.B3" office:value-type="string">
            <text:p text:style-name="P30">$29-03</text:p>
          </table:table-cell>
          <table:table-cell table:style-name="t29.B3" office:value-type="string">
            <text:p text:style-name="P30">$29-13</text:p>
          </table:table-cell>
          <table:table-cell table:style-name="t29.B3" office:value-type="string">
            <text:p text:style-name="P30">$29-23</text:p>
          </table:table-cell>
          <table:covered-table-cell/>
        </table:table-row>
        <table:table-row>
          <table:table-cell table:style-name="t29.A7" office:value-type="string">
            <text:p text:style-name="P29"><text:span text:style-name="T4">70</text:span> <text:span text:style-name="T15">м</text:span>Зв/ч</text:p>
          </table:table-cell>
          <table:table-cell table:style-name="t29.B7" office:value-type="string">
            <text:p text:style-name="P30">$29-34</text:p>
          </table:table-cell>
          <table:table-cell table:style-name="t29.B7" office:value-type="string">
            <text:p text:style-name="P30">$29-44</text:p>
          </table:table-cell>
          <table:table-cell table:style-name="t29.B7" office:value-type="string">
            <text:p text:style-name="P30">$29-64</text:p>
          </table:table-cell>
          <table:table-cell table:style-name="t29.B7" office:value-type="string">
            <text:p text:style-name="P30">$29-74</text:p>
          </table:table-cell>
          <table:table-cell table:style-name="t29.B7" office:value-type="string">
            <text:p text:style-name="P30">$29-84</text:p>
          </table:table-cell>
          <table:table-cell table:style-name="t29.B7" office:value-type="string">
            <text:p text:style-name="P30">$29-04</text:p>
          </table:table-cell>
          <table:table-cell table:style-name="t29.B7" office:value-type="string">
            <text:p text:style-name="P30">$29-14</text:p>
          </table:table-cell>
          <table:table-cell table:style-name="t29.B7" office:value-type="string">
            <text:p text:style-name="P30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ext:soft-page-break/>
        <table:table-row>
          <table:table-cell table:style-name="t1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1.B2" office:value-type="string">
            <text:p text:style-name="P49">№ ист.</text:p>
          </table:table-cell>
          <table:table-cell table:style-name="t1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1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1.B2" office:value-type="string">
            <text:p text:style-name="P38"><draw:frame draw:style-name="fr1" draw:name="Объект6" text:anchor-type="as-char" svg:y="-0.1752in" svg:width="0.2846in" style:rel-width="scale" svg:height="0.2354in" style:rel-height="scale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5">(10)</text:span></text:p>
          </table:table-cell>
          <table:table-cell table:style-name="t1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.A3" office:value-type="string">
            <text:p text:style-name="P33">фон (мкЗв/ч)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34">$bg1$</text:p>
          </table:table-cell>
          <table:table-cell table:style-name="t1.B3" office:value-type="string">
            <text:p text:style-name="P34">$bg2$</text:p>
          </table:table-cell>
          <table:table-cell table:style-name="t1.B3" office:value-type="string">
            <text:p text:style-name="P34">$bg3$</text:p>
          </table:table-cell>
          <table:table-cell table:style-name="t1.B3" office:value-type="string">
            <text:p text:style-name="P34">$bgavg$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34">—</text:p>
          </table:table-cell>
          <table:table-cell table:style-name="t1.J3" office:value-type="string">
            <text:p text:style-name="P34">—</text:p>
          </table:table-cell>
        </table:table-row>
        <table:table-row>
          <table:table-cell table:style-name="t1.A3" office:value-type="string">
            <text:p text:style-name="P29">0,7 мкЗв/ч</text:p>
          </table:table-cell>
          <table:table-cell table:style-name="t1.B3" office:value-type="string">
            <text:p text:style-name="P30">$1-30</text:p>
          </table:table-cell>
          <table:table-cell table:style-name="t1.B3" office:value-type="string">
            <text:p text:style-name="P30">$1-40</text:p>
          </table:table-cell>
          <table:table-cell table:style-name="t1.B3" office:value-type="string">
            <text:p text:style-name="P30">$1-60</text:p>
          </table:table-cell>
          <table:table-cell table:style-name="t1.B3" office:value-type="string">
            <text:p text:style-name="P30">$1-70</text:p>
          </table:table-cell>
          <table:table-cell table:style-name="t1.B3" office:value-type="string">
            <text:p text:style-name="P30">$1-80</text:p>
          </table:table-cell>
          <table:table-cell table:style-name="t1.B3" office:value-type="string">
            <text:p text:style-name="P30">$1-00</text:p>
          </table:table-cell>
          <table:table-cell table:style-name="t1.B3" office:value-type="string">
            <text:p text:style-name="P30">$1-10</text:p>
          </table:table-cell>
          <table:table-cell table:style-name="t1.B3" office:value-type="string">
            <text:p text:style-name="P30">$1-20</text:p>
          </table:table-cell>
          <table:table-cell table:style-name="t1.J4" table:number-rows-spanned="8" office:value-type="string">
            <text:p text:style-name="P4">±<text:span text:style-name="T15">20</text:span></text:p>
          </table:table-cell>
        </table:table-row>
        <table:table-row>
          <table:table-cell table:style-name="t1.A3" office:value-type="string">
            <text:p text:style-name="P29">7 мкЗв/ч</text:p>
          </table:table-cell>
          <table:table-cell table:style-name="t1.B3" office:value-type="string">
            <text:p text:style-name="P30">$1-31</text:p>
          </table:table-cell>
          <table:table-cell table:style-name="t1.B3" office:value-type="string">
            <text:p text:style-name="P30">$1-41</text:p>
          </table:table-cell>
          <table:table-cell table:style-name="t1.B3" office:value-type="string">
            <text:p text:style-name="P30">$1-61</text:p>
          </table:table-cell>
          <table:table-cell table:style-name="t1.B3" office:value-type="string">
            <text:p text:style-name="P30">$1-71</text:p>
          </table:table-cell>
          <table:table-cell table:style-name="t1.B3" office:value-type="string">
            <text:p text:style-name="P30">$1-81</text:p>
          </table:table-cell>
          <table:table-cell table:style-name="t1.B3" office:value-type="string">
            <text:p text:style-name="P30">$1-01</text:p>
          </table:table-cell>
          <table:table-cell table:style-name="t1.B3" office:value-type="string">
            <text:p text:style-name="P30">$1-11</text:p>
          </table:table-cell>
          <table:table-cell table:style-name="t1.B3" office:value-type="string">
            <text:p text:style-name="P30">$1-21</text:p>
          </table:table-cell>
          <table:covered-table-cell/>
        </table:table-row>
        <table:table-row>
          <table:table-cell table:style-name="t1.A3" office:value-type="string">
            <text:p text:style-name="P29">70 мкЗв/ч</text:p>
          </table:table-cell>
          <table:table-cell table:style-name="t1.B3" office:value-type="string">
            <text:p text:style-name="P30">$1-32</text:p>
          </table:table-cell>
          <table:table-cell table:style-name="t1.B3" office:value-type="string">
            <text:p text:style-name="P30">$1-42</text:p>
          </table:table-cell>
          <table:table-cell table:style-name="t1.B3" office:value-type="string">
            <text:p text:style-name="P30">$1-62</text:p>
          </table:table-cell>
          <table:table-cell table:style-name="t1.B3" office:value-type="string">
            <text:p text:style-name="P30">$1-72</text:p>
          </table:table-cell>
          <table:table-cell table:style-name="t1.B3" office:value-type="string">
            <text:p text:style-name="P30">$1-82</text:p>
          </table:table-cell>
          <table:table-cell table:style-name="t1.B3" office:value-type="string">
            <text:p text:style-name="P30">$1-02</text:p>
          </table:table-cell>
          <table:table-cell table:style-name="t1.B3" office:value-type="string">
            <text:p text:style-name="P30">$1-12</text:p>
          </table:table-cell>
          <table:table-cell table:style-name="t1.B3" office:value-type="string">
            <text:p text:style-name="P30">$1-22</text:p>
          </table:table-cell>
          <table:covered-table-cell/>
        </table:table-row>
        <table:table-row>
          <table:table-cell table:style-name="t1.A3" office:value-type="string">
            <text:p text:style-name="P29">0,7 мЗв/ч</text:p>
          </table:table-cell>
          <table:table-cell table:style-name="t1.B3" office:value-type="string">
            <text:p text:style-name="P30">$1-33</text:p>
          </table:table-cell>
          <table:table-cell table:style-name="t1.B3" office:value-type="string">
            <text:p text:style-name="P30">$1-43</text:p>
          </table:table-cell>
          <table:table-cell table:style-name="t1.B3" office:value-type="string">
            <text:p text:style-name="P30">$1-63</text:p>
          </table:table-cell>
          <table:table-cell table:style-name="t1.B3" office:value-type="string">
            <text:p text:style-name="P30">$1-73</text:p>
          </table:table-cell>
          <table:table-cell table:style-name="t1.B3" office:value-type="string">
            <text:p text:style-name="P30">$1-83</text:p>
          </table:table-cell>
          <table:table-cell table:style-name="t1.B3" office:value-type="string">
            <text:p text:style-name="P30">$1-03</text:p>
          </table:table-cell>
          <table:table-cell table:style-name="t1.B3" office:value-type="string">
            <text:p text:style-name="P30">$1-13</text:p>
          </table:table-cell>
          <table:table-cell table:style-name="t1.B3" office:value-type="string">
            <text:p text:style-name="P30">$1-23</text:p>
          </table:table-cell>
          <table:covered-table-cell/>
        </table:table-row>
        <table:table-row>
          <table:table-cell table:style-name="t1.A3" office:value-type="string">
            <text:p text:style-name="P29">7,0 мЗв/ч</text:p>
          </table:table-cell>
          <table:table-cell table:style-name="t1.B3" office:value-type="string">
            <text:p text:style-name="P30">$1-34</text:p>
          </table:table-cell>
          <table:table-cell table:style-name="t1.B3" office:value-type="string">
            <text:p text:style-name="P30">$1-44</text:p>
          </table:table-cell>
          <table:table-cell table:style-name="t1.B3" office:value-type="string">
            <text:p text:style-name="P30">$1-64</text:p>
          </table:table-cell>
          <table:table-cell table:style-name="t1.B3" office:value-type="string">
            <text:p text:style-name="P30">$1-74</text:p>
          </table:table-cell>
          <table:table-cell table:style-name="t1.B3" office:value-type="string">
            <text:p text:style-name="P30">$1-84</text:p>
          </table:table-cell>
          <table:table-cell table:style-name="t1.B3" office:value-type="string">
            <text:p text:style-name="P30">$1-04</text:p>
          </table:table-cell>
          <table:table-cell table:style-name="t1.B3" office:value-type="string">
            <text:p text:style-name="P30">$1-14</text:p>
          </table:table-cell>
          <table:table-cell table:style-name="t1.B3" office:value-type="string">
            <text:p text:style-name="P30">$1-24</text:p>
          </table:table-cell>
          <table:covered-table-cell/>
        </table:table-row>
        <table:table-row>
          <table:table-cell table:style-name="t1.A3" office:value-type="string">
            <text:p text:style-name="P29">70 мЗв/ч</text:p>
          </table:table-cell>
          <table:table-cell table:style-name="t1.B3" office:value-type="string">
            <text:p text:style-name="P30">$1-35</text:p>
          </table:table-cell>
          <table:table-cell table:style-name="t1.B3" office:value-type="string">
            <text:p text:style-name="P30">$1-45</text:p>
          </table:table-cell>
          <table:table-cell table:style-name="t1.B3" office:value-type="string">
            <text:p text:style-name="P30">$1-65</text:p>
          </table:table-cell>
          <table:table-cell table:style-name="t1.B3" office:value-type="string">
            <text:p text:style-name="P30">$1-75</text:p>
          </table:table-cell>
          <table:table-cell table:style-name="t1.B3" office:value-type="string">
            <text:p text:style-name="P30">$1-85</text:p>
          </table:table-cell>
          <table:table-cell table:style-name="t1.B3" office:value-type="string">
            <text:p text:style-name="P30">$1-05</text:p>
          </table:table-cell>
          <table:table-cell table:style-name="t1.B3" office:value-type="string">
            <text:p text:style-name="P30">$1-15</text:p>
          </table:table-cell>
          <table:table-cell table:style-name="t1.B3" office:value-type="string">
            <text:p text:style-name="P30">$1-25</text:p>
          </table:table-cell>
          <table:covered-table-cell/>
        </table:table-row>
        <table:table-row>
          <table:table-cell table:style-name="t1.A3" office:value-type="string">
            <text:p text:style-name="P29"><text:span text:style-name="T15">0,7</text:span> Зв/ч</text:p>
          </table:table-cell>
          <table:table-cell table:style-name="t1.B3" office:value-type="string">
            <text:p text:style-name="P30">$1-36</text:p>
          </table:table-cell>
          <table:table-cell table:style-name="t1.B3" office:value-type="string">
            <text:p text:style-name="P30">$1-46</text:p>
          </table:table-cell>
          <table:table-cell table:style-name="t1.B3" office:value-type="string">
            <text:p text:style-name="P30">$1-66</text:p>
          </table:table-cell>
          <table:table-cell table:style-name="t1.B3" office:value-type="string">
            <text:p text:style-name="P30">$1-76</text:p>
          </table:table-cell>
          <table:table-cell table:style-name="t1.B3" office:value-type="string">
            <text:p text:style-name="P30">$1-86</text:p>
          </table:table-cell>
          <table:table-cell table:style-name="t1.B3" office:value-type="string">
            <text:p text:style-name="P30">$1-06</text:p>
          </table:table-cell>
          <table:table-cell table:style-name="t1.B3" office:value-type="string">
            <text:p text:style-name="P30">$1-16</text:p>
          </table:table-cell>
          <table:table-cell table:style-name="t1.B3" office:value-type="string">
            <text:p text:style-name="P30">$1-26</text:p>
          </table:table-cell>
          <table:covered-table-cell/>
        </table:table-row>
        <table:table-row>
          <table:table-cell table:style-name="t1.A3" office:value-type="string">
            <text:p text:style-name="P29">7 Зв/ч</text:p>
          </table:table-cell>
          <table:table-cell table:style-name="t1.B3" office:value-type="string">
            <text:p text:style-name="P30">$1-37</text:p>
          </table:table-cell>
          <table:table-cell table:style-name="t1.B3" office:value-type="string">
            <text:p text:style-name="P30">$1-47</text:p>
          </table:table-cell>
          <table:table-cell table:style-name="t1.B3" office:value-type="string">
            <text:p text:style-name="P30">$1-67</text:p>
          </table:table-cell>
          <table:table-cell table:style-name="t1.B3" office:value-type="string">
            <text:p text:style-name="P30">$1-77</text:p>
          </table:table-cell>
          <table:table-cell table:style-name="t1.B3" office:value-type="string">
            <text:p text:style-name="P30">$1-87</text:p>
          </table:table-cell>
          <table:table-cell table:style-name="t1.B3" office:value-type="string">
            <text:p text:style-name="P30">$1-07</text:p>
          </table:table-cell>
          <table:table-cell table:style-name="t1.B3" office:value-type="string">
            <text:p text:style-name="P30">$1-17</text:p>
          </table:table-cell>
          <table:table-cell table:style-name="t1.B3" office:value-type="string">
            <text:p text:style-name="P30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6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able:table-row>
          <table:table-cell table:style-name="t2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2.B2" office:value-type="string">
            <text:p text:style-name="P49">№ ист.</text:p>
          </table:table-cell>
          <table:table-cell table:style-name="t2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2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2.B2" office:value-type="string">
            <text:p text:style-name="P38"><draw:frame draw:style-name="fr1" draw:name="Объект7" text:anchor-type="as-char" svg:y="-0.1752in" svg:width="0.2846in" style:rel-width="scale" svg:height="0.2354in" style:rel-height="scale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5">(10)</text:span></text:p>
          </table:table-cell>
          <table:table-cell table:style-name="t2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.A3" office:value-type="string">
            <text:p text:style-name="P33">фон (мкЗв/ч)</text:p>
          </table:table-cell>
          <table:table-cell table:style-name="t2.B3" office:value-type="string">
            <text:p text:style-name="P34">—</text:p>
          </table:table-cell>
          <table:table-cell table:style-name="t2.B3" office:value-type="string">
            <text:p text:style-name="P34">—</text:p>
          </table:table-cell>
          <table:table-cell table:style-name="t2.B3" office:value-type="string">
            <text:p text:style-name="P34">$bg1$</text:p>
          </table:table-cell>
          <table:table-cell table:style-name="t2.B3" office:value-type="string">
            <text:p text:style-name="P34">$bg2$</text:p>
          </table:table-cell>
          <table:table-cell table:style-name="t2.B3" office:value-type="string">
            <text:p text:style-name="P34">$bg3$</text:p>
          </table:table-cell>
          <table:table-cell table:style-name="t2.B3" office:value-type="string">
            <text:p text:style-name="P34">$bgavg$</text:p>
          </table:table-cell>
          <table:table-cell table:style-name="t2.B3" office:value-type="string">
            <text:p text:style-name="P34">—</text:p>
          </table:table-cell>
          <table:table-cell table:style-name="t2.B3" office:value-type="string">
            <text:p text:style-name="P34">—</text:p>
          </table:table-cell>
          <table:table-cell table:style-name="t2.J3" office:value-type="string">
            <text:p text:style-name="P34">—</text:p>
          </table:table-cell>
        </table:table-row>
        <table:table-row>
          <table:table-cell table:style-name="t2.A3" office:value-type="string">
            <text:p text:style-name="P29"><text:span text:style-name="T4">0,07</text:span> мкЗв/ч</text:p>
          </table:table-cell>
          <table:table-cell table:style-name="t2.B3" office:value-type="string">
            <text:p text:style-name="P30">$2-30</text:p>
          </table:table-cell>
          <table:table-cell table:style-name="t2.B3" office:value-type="string">
            <text:p text:style-name="P30">$2-40</text:p>
          </table:table-cell>
          <table:table-cell table:style-name="t2.B3" office:value-type="string">
            <text:p text:style-name="P30">$2-60</text:p>
          </table:table-cell>
          <table:table-cell table:style-name="t2.B3" office:value-type="string">
            <text:p text:style-name="P30">$2-70</text:p>
          </table:table-cell>
          <table:table-cell table:style-name="t2.B3" office:value-type="string">
            <text:p text:style-name="P30">$2-80</text:p>
          </table:table-cell>
          <table:table-cell table:style-name="t2.B3" office:value-type="string">
            <text:p text:style-name="P30">$2-00</text:p>
          </table:table-cell>
          <table:table-cell table:style-name="t2.B3" office:value-type="string">
            <text:p text:style-name="P30">$2-10</text:p>
          </table:table-cell>
          <table:table-cell table:style-name="t2.B3" office:value-type="string">
            <text:p text:style-name="P30">$2-20</text:p>
          </table:table-cell>
          <table:table-cell table:style-name="t2.J4" table:number-rows-spanned="5" office:value-type="string">
            <text:p text:style-name="P4">±<text:span text:style-name="T15">20</text:span></text:p>
          </table:table-cell>
        </table:table-row>
        <table:table-row>
          <table:table-cell table:style-name="t2.A3" office:value-type="string">
            <text:p text:style-name="P29">0,7 мкЗв/ч</text:p>
          </table:table-cell>
          <table:table-cell table:style-name="t2.B3" office:value-type="string">
            <text:p text:style-name="P30">$2-31</text:p>
          </table:table-cell>
          <table:table-cell table:style-name="t2.B3" office:value-type="string">
            <text:p text:style-name="P30">$2-41</text:p>
          </table:table-cell>
          <table:table-cell table:style-name="t2.B3" office:value-type="string">
            <text:p text:style-name="P30">$2-61</text:p>
          </table:table-cell>
          <table:table-cell table:style-name="t2.B3" office:value-type="string">
            <text:p text:style-name="P30">$2-71</text:p>
          </table:table-cell>
          <table:table-cell table:style-name="t2.B3" office:value-type="string">
            <text:p text:style-name="P30">$2-81</text:p>
          </table:table-cell>
          <table:table-cell table:style-name="t2.B3" office:value-type="string">
            <text:p text:style-name="P30">$2-01</text:p>
          </table:table-cell>
          <table:table-cell table:style-name="t2.B3" office:value-type="string">
            <text:p text:style-name="P30">$2-11</text:p>
          </table:table-cell>
          <table:table-cell table:style-name="t2.B3" office:value-type="string">
            <text:p text:style-name="P30">$2-21</text:p>
          </table:table-cell>
          <table:covered-table-cell/>
        </table:table-row>
        <table:table-row>
          <table:table-cell table:style-name="t2.A3" office:value-type="string">
            <text:p text:style-name="P29">7 мкЗв/ч</text:p>
          </table:table-cell>
          <table:table-cell table:style-name="t2.B3" office:value-type="string">
            <text:p text:style-name="P30">$2-32</text:p>
          </table:table-cell>
          <table:table-cell table:style-name="t2.B3" office:value-type="string">
            <text:p text:style-name="P30">$2-42</text:p>
          </table:table-cell>
          <table:table-cell table:style-name="t2.B3" office:value-type="string">
            <text:p text:style-name="P30">$2-62</text:p>
          </table:table-cell>
          <table:table-cell table:style-name="t2.B3" office:value-type="string">
            <text:p text:style-name="P30">$2-72</text:p>
          </table:table-cell>
          <table:table-cell table:style-name="t2.B3" office:value-type="string">
            <text:p text:style-name="P30">$2-82</text:p>
          </table:table-cell>
          <table:table-cell table:style-name="t2.B3" office:value-type="string">
            <text:p text:style-name="P30">$2-02</text:p>
          </table:table-cell>
          <table:table-cell table:style-name="t2.B3" office:value-type="string">
            <text:p text:style-name="P30">$2-12</text:p>
          </table:table-cell>
          <table:table-cell table:style-name="t2.B3" office:value-type="string">
            <text:p text:style-name="P30">$2-22</text:p>
          </table:table-cell>
          <table:covered-table-cell/>
        </table:table-row>
        <table:table-row>
          <table:table-cell table:style-name="t2.A3" office:value-type="string">
            <text:p text:style-name="P29">70 мкЗв/ч</text:p>
          </table:table-cell>
          <table:table-cell table:style-name="t2.B3" office:value-type="string">
            <text:p text:style-name="P30">$2-33</text:p>
          </table:table-cell>
          <table:table-cell table:style-name="t2.B3" office:value-type="string">
            <text:p text:style-name="P30">$2-43</text:p>
          </table:table-cell>
          <table:table-cell table:style-name="t2.B3" office:value-type="string">
            <text:p text:style-name="P30">$2-63</text:p>
          </table:table-cell>
          <table:table-cell table:style-name="t2.B3" office:value-type="string">
            <text:p text:style-name="P30">$2-73</text:p>
          </table:table-cell>
          <table:table-cell table:style-name="t2.B3" office:value-type="string">
            <text:p text:style-name="P30">$2-83</text:p>
          </table:table-cell>
          <table:table-cell table:style-name="t2.B3" office:value-type="string">
            <text:p text:style-name="P30">$2-03</text:p>
          </table:table-cell>
          <table:table-cell table:style-name="t2.B3" office:value-type="string">
            <text:p text:style-name="P30">$2-13</text:p>
          </table:table-cell>
          <table:table-cell table:style-name="t2.B3" office:value-type="string">
            <text:p text:style-name="P30">$2-23</text:p>
          </table:table-cell>
          <table:covered-table-cell/>
        </table:table-row>
        <table:table-row>
          <table:table-cell table:style-name="t2.A3" office:value-type="string">
            <text:p text:style-name="P29"><text:span text:style-name="T15">240</text:span> <text:span text:style-name="T15">мкЗв</text:span>/ч</text:p>
          </table:table-cell>
          <table:table-cell table:style-name="t2.B3" office:value-type="string">
            <text:p text:style-name="P30">$2-34</text:p>
          </table:table-cell>
          <table:table-cell table:style-name="t2.B3" office:value-type="string">
            <text:p text:style-name="P30">$2-44</text:p>
          </table:table-cell>
          <table:table-cell table:style-name="t2.B3" office:value-type="string">
            <text:p text:style-name="P30">$2-64</text:p>
          </table:table-cell>
          <table:table-cell table:style-name="t2.B3" office:value-type="string">
            <text:p text:style-name="P30">$2-74</text:p>
          </table:table-cell>
          <table:table-cell table:style-name="t2.B3" office:value-type="string">
            <text:p text:style-name="P30">$2-84</text:p>
          </table:table-cell>
          <table:table-cell table:style-name="t2.B3" office:value-type="string">
            <text:p text:style-name="P30">$2-04</text:p>
          </table:table-cell>
          <table:table-cell table:style-name="t2.B3" office:value-type="string">
            <text:p text:style-name="P30">$2-14</text:p>
          </table:table-cell>
          <table:table-cell table:style-name="t2.B3" office:value-type="string">
            <text:p text:style-name="P30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6">В точк<text:span text:style-name="T15">ах</text:span> <text:span text:style-name="T4">0,07</text:span> мкЗв/ч <text:span text:style-name="T15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3.B2" office:value-type="string">
            <text:p text:style-name="P49">№ ист.</text:p>
          </table:table-cell>
          <table:table-cell table:style-name="t3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3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3.B2" office:value-type="string">
            <text:p text:style-name="P38"><draw:frame draw:style-name="fr1" draw:name="Объект8" text:anchor-type="as-char" svg:y="-0.1752in" svg:width="0.2846in" style:rel-width="scale" svg:height="0.2354in" style:rel-height="scale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5">(10)</text:span></text:p>
          </table:table-cell>
          <table:table-cell table:style-name="t3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3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3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3.A3" office:value-type="string">
            <text:p text:style-name="P33">фон (мкЗв/ч)</text:p>
          </table:table-cell>
          <table:table-cell table:style-name="t3.B3" office:value-type="string">
            <text:p text:style-name="P34">—</text:p>
          </table:table-cell>
          <table:table-cell table:style-name="t3.B3" office:value-type="string">
            <text:p text:style-name="P34">—</text:p>
          </table:table-cell>
          <table:table-cell table:style-name="t3.B3" office:value-type="string">
            <text:p text:style-name="P34">$bg1$</text:p>
          </table:table-cell>
          <table:table-cell table:style-name="t3.B3" office:value-type="string">
            <text:p text:style-name="P34">$bg2$</text:p>
          </table:table-cell>
          <table:table-cell table:style-name="t3.B3" office:value-type="string">
            <text:p text:style-name="P34">$bg3$</text:p>
          </table:table-cell>
          <table:table-cell table:style-name="t3.B3" office:value-type="string">
            <text:p text:style-name="P34">$bgavg$</text:p>
          </table:table-cell>
          <table:table-cell table:style-name="t3.B3" office:value-type="string">
            <text:p text:style-name="P34">—</text:p>
          </table:table-cell>
          <table:table-cell table:style-name="t3.B3" office:value-type="string">
            <text:p text:style-name="P34">—</text:p>
          </table:table-cell>
          <table:table-cell table:style-name="t3.J3" office:value-type="string">
            <text:p text:style-name="P34">—</text:p>
          </table:table-cell>
        </table:table-row>
        <table:table-row>
          <table:table-cell table:style-name="t3.A3" office:value-type="string">
            <text:p text:style-name="P29"><text:span text:style-name="T4">0,07</text:span> мкЗв/ч</text:p>
          </table:table-cell>
          <table:table-cell table:style-name="t3.B3" office:value-type="string">
            <text:p text:style-name="P30">$3-30</text:p>
          </table:table-cell>
          <table:table-cell table:style-name="t3.B3" office:value-type="string">
            <text:p text:style-name="P30">$3-40</text:p>
          </table:table-cell>
          <table:table-cell table:style-name="t3.B3" office:value-type="string">
            <text:p text:style-name="P30">$3-60</text:p>
          </table:table-cell>
          <table:table-cell table:style-name="t3.B3" office:value-type="string">
            <text:p text:style-name="P30">$3-70</text:p>
          </table:table-cell>
          <table:table-cell table:style-name="t3.B3" office:value-type="string">
            <text:p text:style-name="P30">$3-80</text:p>
          </table:table-cell>
          <table:table-cell table:style-name="t3.B3" office:value-type="string">
            <text:p text:style-name="P30">$3-00</text:p>
          </table:table-cell>
          <table:table-cell table:style-name="t3.B3" office:value-type="string">
            <text:p text:style-name="P30">$3-10</text:p>
          </table:table-cell>
          <table:table-cell table:style-name="t3.B3" office:value-type="string">
            <text:p text:style-name="P30">$3-20</text:p>
          </table:table-cell>
          <table:table-cell table:style-name="t3.J4" table:number-rows-spanned="9" office:value-type="string">
            <text:p text:style-name="P4">±<text:span text:style-name="T15">20</text:span></text:p>
          </table:table-cell>
        </table:table-row>
        <table:table-row>
          <table:table-cell table:style-name="t3.A3" office:value-type="string">
            <text:p text:style-name="P29">0,7 мкЗв/ч</text:p>
          </table:table-cell>
          <table:table-cell table:style-name="t3.B3" office:value-type="string">
            <text:p text:style-name="P30">$3-31</text:p>
          </table:table-cell>
          <table:table-cell table:style-name="t3.B3" office:value-type="string">
            <text:p text:style-name="P30">$3-41</text:p>
          </table:table-cell>
          <table:table-cell table:style-name="t3.B3" office:value-type="string">
            <text:p text:style-name="P30">$3-61</text:p>
          </table:table-cell>
          <table:table-cell table:style-name="t3.B3" office:value-type="string">
            <text:p text:style-name="P30">$3-71</text:p>
          </table:table-cell>
          <table:table-cell table:style-name="t3.B3" office:value-type="string">
            <text:p text:style-name="P30">$3-81</text:p>
          </table:table-cell>
          <table:table-cell table:style-name="t3.B3" office:value-type="string">
            <text:p text:style-name="P30">$3-01</text:p>
          </table:table-cell>
          <table:table-cell table:style-name="t3.B3" office:value-type="string">
            <text:p text:style-name="P30">$3-11</text:p>
          </table:table-cell>
          <table:table-cell table:style-name="t3.B3" office:value-type="string">
            <text:p text:style-name="P30">$3-21</text:p>
          </table:table-cell>
          <table:covered-table-cell/>
        </table:table-row>
        <table:table-row>
          <table:table-cell table:style-name="t3.A3" office:value-type="string">
            <text:p text:style-name="P29">7 мкЗв/ч</text:p>
          </table:table-cell>
          <table:table-cell table:style-name="t3.B3" office:value-type="string">
            <text:p text:style-name="P30">$3-32</text:p>
          </table:table-cell>
          <table:table-cell table:style-name="t3.B3" office:value-type="string">
            <text:p text:style-name="P30">$3-42</text:p>
          </table:table-cell>
          <table:table-cell table:style-name="t3.B3" office:value-type="string">
            <text:p text:style-name="P30">$3-62</text:p>
          </table:table-cell>
          <table:table-cell table:style-name="t3.B3" office:value-type="string">
            <text:p text:style-name="P30">$3-72</text:p>
          </table:table-cell>
          <table:table-cell table:style-name="t3.B3" office:value-type="string">
            <text:p text:style-name="P30">$3-82</text:p>
          </table:table-cell>
          <table:table-cell table:style-name="t3.B3" office:value-type="string">
            <text:p text:style-name="P30">$3-02</text:p>
          </table:table-cell>
          <table:table-cell table:style-name="t3.B3" office:value-type="string">
            <text:p text:style-name="P30">$3-12</text:p>
          </table:table-cell>
          <table:table-cell table:style-name="t3.B3" office:value-type="string">
            <text:p text:style-name="P30">$3-22</text:p>
          </table:table-cell>
          <table:covered-table-cell/>
        </table:table-row>
        <table:table-row>
          <table:table-cell table:style-name="t3.A3" office:value-type="string">
            <text:p text:style-name="P29">70 мкЗв/ч</text:p>
          </table:table-cell>
          <table:table-cell table:style-name="t3.B3" office:value-type="string">
            <text:p text:style-name="P30">$3-33</text:p>
          </table:table-cell>
          <table:table-cell table:style-name="t3.B3" office:value-type="string">
            <text:p text:style-name="P30">$3-43</text:p>
          </table:table-cell>
          <table:table-cell table:style-name="t3.B3" office:value-type="string">
            <text:p text:style-name="P30">$3-63</text:p>
          </table:table-cell>
          <table:table-cell table:style-name="t3.B3" office:value-type="string">
            <text:p text:style-name="P30">$3-73</text:p>
          </table:table-cell>
          <table:table-cell table:style-name="t3.B3" office:value-type="string">
            <text:p text:style-name="P30">$3-83</text:p>
          </table:table-cell>
          <table:table-cell table:style-name="t3.B3" office:value-type="string">
            <text:p text:style-name="P30">$3-03</text:p>
          </table:table-cell>
          <table:table-cell table:style-name="t3.B3" office:value-type="string">
            <text:p text:style-name="P30">$3-13</text:p>
          </table:table-cell>
          <table:table-cell table:style-name="t3.B3" office:value-type="string">
            <text:p text:style-name="P30">$3-23</text:p>
          </table:table-cell>
          <table:covered-table-cell/>
        </table:table-row>
        <table:table-row>
          <table:table-cell table:style-name="t3.A3" office:value-type="string">
            <text:p text:style-name="P29">0,7 мЗв/ч</text:p>
          </table:table-cell>
          <table:table-cell table:style-name="t3.B3" office:value-type="string">
            <text:p text:style-name="P30">$3-34</text:p>
          </table:table-cell>
          <table:table-cell table:style-name="t3.B3" office:value-type="string">
            <text:p text:style-name="P30">$3-44</text:p>
          </table:table-cell>
          <table:table-cell table:style-name="t3.B3" office:value-type="string">
            <text:p text:style-name="P30">$3-64</text:p>
          </table:table-cell>
          <table:table-cell table:style-name="t3.B3" office:value-type="string">
            <text:p text:style-name="P30">$3-74</text:p>
          </table:table-cell>
          <table:table-cell table:style-name="t3.B3" office:value-type="string">
            <text:p text:style-name="P30">$3-84</text:p>
          </table:table-cell>
          <table:table-cell table:style-name="t3.B3" office:value-type="string">
            <text:p text:style-name="P30">$3-04</text:p>
          </table:table-cell>
          <table:table-cell table:style-name="t3.B3" office:value-type="string">
            <text:p text:style-name="P30">$3-14</text:p>
          </table:table-cell>
          <table:table-cell table:style-name="t3.B3" office:value-type="string">
            <text:p text:style-name="P30">$3-24</text:p>
          </table:table-cell>
          <table:covered-table-cell/>
        </table:table-row>
        <table:table-row>
          <table:table-cell table:style-name="t3.A3" office:value-type="string">
            <text:p text:style-name="P29">7,0 мЗв/ч</text:p>
          </table:table-cell>
          <table:table-cell table:style-name="t3.B3" office:value-type="string">
            <text:p text:style-name="P30">$3-35</text:p>
          </table:table-cell>
          <table:table-cell table:style-name="t3.B3" office:value-type="string">
            <text:p text:style-name="P30">$3-45</text:p>
          </table:table-cell>
          <table:table-cell table:style-name="t3.B3" office:value-type="string">
            <text:p text:style-name="P30">$3-65</text:p>
          </table:table-cell>
          <table:table-cell table:style-name="t3.B3" office:value-type="string">
            <text:p text:style-name="P30">$3-75</text:p>
          </table:table-cell>
          <table:table-cell table:style-name="t3.B3" office:value-type="string">
            <text:p text:style-name="P30">$3-85</text:p>
          </table:table-cell>
          <table:table-cell table:style-name="t3.B3" office:value-type="string">
            <text:p text:style-name="P30">$3-05</text:p>
          </table:table-cell>
          <table:table-cell table:style-name="t3.B3" office:value-type="string">
            <text:p text:style-name="P30">$3-15</text:p>
          </table:table-cell>
          <table:table-cell table:style-name="t3.B3" office:value-type="string">
            <text:p text:style-name="P30">$3-25</text:p>
          </table:table-cell>
          <table:covered-table-cell/>
        </table:table-row>
        <table:table-row>
          <table:table-cell table:style-name="t3.A3" office:value-type="string">
            <text:p text:style-name="P29">70 мЗв/ч</text:p>
          </table:table-cell>
          <table:table-cell table:style-name="t3.B3" office:value-type="string">
            <text:p text:style-name="P30">$3-36</text:p>
          </table:table-cell>
          <table:table-cell table:style-name="t3.B3" office:value-type="string">
            <text:p text:style-name="P30">$3-46</text:p>
          </table:table-cell>
          <table:table-cell table:style-name="t3.B3" office:value-type="string">
            <text:p text:style-name="P30">$3-66</text:p>
          </table:table-cell>
          <table:table-cell table:style-name="t3.B3" office:value-type="string">
            <text:p text:style-name="P30">$3-76</text:p>
          </table:table-cell>
          <table:table-cell table:style-name="t3.B3" office:value-type="string">
            <text:p text:style-name="P30">$3-86</text:p>
          </table:table-cell>
          <table:table-cell table:style-name="t3.B3" office:value-type="string">
            <text:p text:style-name="P30">$3-06</text:p>
          </table:table-cell>
          <table:table-cell table:style-name="t3.B3" office:value-type="string">
            <text:p text:style-name="P30">$3-16</text:p>
          </table:table-cell>
          <table:table-cell table:style-name="t3.B3" office:value-type="string">
            <text:p text:style-name="P30">$3-26</text:p>
          </table:table-cell>
          <table:covered-table-cell/>
        </table:table-row>
        <table:table-row>
          <table:table-cell table:style-name="t3.A3" office:value-type="string">
            <text:p text:style-name="P29"><text:span text:style-name="T15">0,7</text:span> Зв/ч</text:p>
          </table:table-cell>
          <table:table-cell table:style-name="t3.B3" office:value-type="string">
            <text:p text:style-name="P30">$3-37</text:p>
          </table:table-cell>
          <table:table-cell table:style-name="t3.B3" office:value-type="string">
            <text:p text:style-name="P30">$3-47</text:p>
          </table:table-cell>
          <table:table-cell table:style-name="t3.B3" office:value-type="string">
            <text:p text:style-name="P30">$3-67</text:p>
          </table:table-cell>
          <table:table-cell table:style-name="t3.B3" office:value-type="string">
            <text:p text:style-name="P30">$3-77</text:p>
          </table:table-cell>
          <table:table-cell table:style-name="t3.B3" office:value-type="string">
            <text:p text:style-name="P30">$3-87</text:p>
          </table:table-cell>
          <table:table-cell table:style-name="t3.B3" office:value-type="string">
            <text:p text:style-name="P30">$3-07</text:p>
          </table:table-cell>
          <table:table-cell table:style-name="t3.B3" office:value-type="string">
            <text:p text:style-name="P30">$3-17</text:p>
          </table:table-cell>
          <table:table-cell table:style-name="t3.B3" office:value-type="string">
            <text:p text:style-name="P30">$3-27</text:p>
          </table:table-cell>
          <table:covered-table-cell/>
        </table:table-row>
        <table:table-row>
          <table:table-cell table:style-name="t3.A3" office:value-type="string">
            <text:p text:style-name="P29">7 Зв/ч</text:p>
          </table:table-cell>
          <table:table-cell table:style-name="t3.B3" office:value-type="string">
            <text:p text:style-name="P30">$3-38</text:p>
          </table:table-cell>
          <table:table-cell table:style-name="t3.B3" office:value-type="string">
            <text:p text:style-name="P30">$3-48</text:p>
          </table:table-cell>
          <table:table-cell table:style-name="t3.B3" office:value-type="string">
            <text:p text:style-name="P30">$3-68</text:p>
          </table:table-cell>
          <table:table-cell table:style-name="t3.B3" office:value-type="string">
            <text:p text:style-name="P30">$3-78</text:p>
          </table:table-cell>
          <table:table-cell table:style-name="t3.B3" office:value-type="string">
            <text:p text:style-name="P30">$3-88</text:p>
          </table:table-cell>
          <table:table-cell table:style-name="t3.B3" office:value-type="string">
            <text:p text:style-name="P30">$3-08</text:p>
          </table:table-cell>
          <table:table-cell table:style-name="t3.B3" office:value-type="string">
            <text:p text:style-name="P30">$3-18</text:p>
          </table:table-cell>
          <table:table-cell table:style-name="t3.B3" office:value-type="string">
            <text:p text:style-name="P30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6">В точк<text:span text:style-name="T15">ах</text:span> <text:span text:style-name="T4">0,07</text:span> мкЗв/ч <text:span text:style-name="T15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4.B2" office:value-type="string">
            <text:p text:style-name="P49">№ ист.</text:p>
          </table:table-cell>
          <table:table-cell table:style-name="t4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4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4.B2" office:value-type="string">
            <text:p text:style-name="P38"><draw:frame draw:style-name="fr1" draw:name="Объект9" text:anchor-type="as-char" svg:y="-0.1752in" svg:width="0.2846in" style:rel-width="scale" svg:height="0.2354in" style:rel-height="scale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5">(10)</text:span></text:p>
          </table:table-cell>
          <table:table-cell table:style-name="t4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4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4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4.A3" office:value-type="string">
            <text:p text:style-name="P33">фон (мкЗв/ч)</text:p>
          </table:table-cell>
          <table:table-cell table:style-name="t4.B3" office:value-type="string">
            <text:p text:style-name="P34">—</text:p>
          </table:table-cell>
          <table:table-cell table:style-name="t4.B3" office:value-type="string">
            <text:p text:style-name="P34">—</text:p>
          </table:table-cell>
          <table:table-cell table:style-name="t4.B3" office:value-type="string">
            <text:p text:style-name="P34">$bg1$</text:p>
          </table:table-cell>
          <table:table-cell table:style-name="t4.B3" office:value-type="string">
            <text:p text:style-name="P34">$bg2$</text:p>
          </table:table-cell>
          <table:table-cell table:style-name="t4.B3" office:value-type="string">
            <text:p text:style-name="P34">$bg3$</text:p>
          </table:table-cell>
          <table:table-cell table:style-name="t4.B3" office:value-type="string">
            <text:p text:style-name="P34">$bgavg$</text:p>
          </table:table-cell>
          <table:table-cell table:style-name="t4.B3" office:value-type="string">
            <text:p text:style-name="P34">—</text:p>
          </table:table-cell>
          <table:table-cell table:style-name="t4.B3" office:value-type="string">
            <text:p text:style-name="P34">—</text:p>
          </table:table-cell>
          <table:table-cell table:style-name="t4.J3" office:value-type="string">
            <text:p text:style-name="P34">—</text:p>
          </table:table-cell>
        </table:table-row>
        <table:table-row>
          <table:table-cell table:style-name="t4.A3" office:value-type="string">
            <text:p text:style-name="P29"><text:span text:style-name="T4">0,07</text:span> мкЗв/ч</text:p>
          </table:table-cell>
          <table:table-cell table:style-name="t4.B3" office:value-type="string">
            <text:p text:style-name="P30">$4-30</text:p>
          </table:table-cell>
          <table:table-cell table:style-name="t4.B3" office:value-type="string">
            <text:p text:style-name="P30">$4-40</text:p>
          </table:table-cell>
          <table:table-cell table:style-name="t4.B3" office:value-type="string">
            <text:p text:style-name="P30">$4-60</text:p>
          </table:table-cell>
          <table:table-cell table:style-name="t4.B3" office:value-type="string">
            <text:p text:style-name="P30">$4-70</text:p>
          </table:table-cell>
          <table:table-cell table:style-name="t4.B3" office:value-type="string">
            <text:p text:style-name="P30">$4-80</text:p>
          </table:table-cell>
          <table:table-cell table:style-name="t4.B3" office:value-type="string">
            <text:p text:style-name="P30">$4-00</text:p>
          </table:table-cell>
          <table:table-cell table:style-name="t4.B3" office:value-type="string">
            <text:p text:style-name="P30">$4-10</text:p>
          </table:table-cell>
          <table:table-cell table:style-name="t4.B3" office:value-type="string">
            <text:p text:style-name="P30">$4-20</text:p>
          </table:table-cell>
          <table:table-cell table:style-name="t4.J4" table:number-rows-spanned="5" office:value-type="string">
            <text:p text:style-name="P4">±<text:span text:style-name="T15">20</text:span></text:p>
          </table:table-cell>
        </table:table-row>
        <table:table-row>
          <table:table-cell table:style-name="t4.A3" office:value-type="string">
            <text:p text:style-name="P29">0,7 мкЗв/ч</text:p>
          </table:table-cell>
          <table:table-cell table:style-name="t4.B3" office:value-type="string">
            <text:p text:style-name="P30">$4-31</text:p>
          </table:table-cell>
          <table:table-cell table:style-name="t4.B3" office:value-type="string">
            <text:p text:style-name="P30">$4-41</text:p>
          </table:table-cell>
          <table:table-cell table:style-name="t4.B3" office:value-type="string">
            <text:p text:style-name="P30">$4-61</text:p>
          </table:table-cell>
          <table:table-cell table:style-name="t4.B3" office:value-type="string">
            <text:p text:style-name="P30">$4-71</text:p>
          </table:table-cell>
          <table:table-cell table:style-name="t4.B3" office:value-type="string">
            <text:p text:style-name="P30">$4-81</text:p>
          </table:table-cell>
          <table:table-cell table:style-name="t4.B3" office:value-type="string">
            <text:p text:style-name="P30">$4-01</text:p>
          </table:table-cell>
          <table:table-cell table:style-name="t4.B3" office:value-type="string">
            <text:p text:style-name="P30">$4-11</text:p>
          </table:table-cell>
          <table:table-cell table:style-name="t4.B3" office:value-type="string">
            <text:p text:style-name="P30">$4-21</text:p>
          </table:table-cell>
          <table:covered-table-cell/>
        </table:table-row>
        <table:table-row>
          <table:table-cell table:style-name="t4.A3" office:value-type="string">
            <text:p text:style-name="P29">7 мкЗв/ч</text:p>
          </table:table-cell>
          <table:table-cell table:style-name="t4.B3" office:value-type="string">
            <text:p text:style-name="P30">$4-32</text:p>
          </table:table-cell>
          <table:table-cell table:style-name="t4.B3" office:value-type="string">
            <text:p text:style-name="P30">$4-42</text:p>
          </table:table-cell>
          <table:table-cell table:style-name="t4.B3" office:value-type="string">
            <text:p text:style-name="P30">$4-62</text:p>
          </table:table-cell>
          <table:table-cell table:style-name="t4.B3" office:value-type="string">
            <text:p text:style-name="P30">$4-72</text:p>
          </table:table-cell>
          <table:table-cell table:style-name="t4.B3" office:value-type="string">
            <text:p text:style-name="P30">$4-82</text:p>
          </table:table-cell>
          <table:table-cell table:style-name="t4.B3" office:value-type="string">
            <text:p text:style-name="P30">$4-02</text:p>
          </table:table-cell>
          <table:table-cell table:style-name="t4.B3" office:value-type="string">
            <text:p text:style-name="P30">$4-12</text:p>
          </table:table-cell>
          <table:table-cell table:style-name="t4.B3" office:value-type="string">
            <text:p text:style-name="P30">$4-22</text:p>
          </table:table-cell>
          <table:covered-table-cell/>
        </table:table-row>
        <table:table-row>
          <table:table-cell table:style-name="t4.A3" office:value-type="string">
            <text:p text:style-name="P29">70 мкЗв/ч</text:p>
          </table:table-cell>
          <table:table-cell table:style-name="t4.B3" office:value-type="string">
            <text:p text:style-name="P30">$4-33</text:p>
          </table:table-cell>
          <table:table-cell table:style-name="t4.B3" office:value-type="string">
            <text:p text:style-name="P30">$4-43</text:p>
          </table:table-cell>
          <table:table-cell table:style-name="t4.B3" office:value-type="string">
            <text:p text:style-name="P30">$4-63</text:p>
          </table:table-cell>
          <table:table-cell table:style-name="t4.B3" office:value-type="string">
            <text:p text:style-name="P30">$4-73</text:p>
          </table:table-cell>
          <table:table-cell table:style-name="t4.B3" office:value-type="string">
            <text:p text:style-name="P30">$4-83</text:p>
          </table:table-cell>
          <table:table-cell table:style-name="t4.B3" office:value-type="string">
            <text:p text:style-name="P30">$4-03</text:p>
          </table:table-cell>
          <table:table-cell table:style-name="t4.B3" office:value-type="string">
            <text:p text:style-name="P30">$4-13</text:p>
          </table:table-cell>
          <table:table-cell table:style-name="t4.B3" office:value-type="string">
            <text:p text:style-name="P30">$4-23</text:p>
          </table:table-cell>
          <table:covered-table-cell/>
        </table:table-row>
        <table:table-row>
          <table:table-cell table:style-name="t4.A3" office:value-type="string">
            <text:p text:style-name="P29">240 мкЗв/ч</text:p>
          </table:table-cell>
          <table:table-cell table:style-name="t4.B3" office:value-type="string">
            <text:p text:style-name="P30">$4-34</text:p>
          </table:table-cell>
          <table:table-cell table:style-name="t4.B3" office:value-type="string">
            <text:p text:style-name="P30">$4-44</text:p>
          </table:table-cell>
          <table:table-cell table:style-name="t4.B3" office:value-type="string">
            <text:p text:style-name="P30">$4-64</text:p>
          </table:table-cell>
          <table:table-cell table:style-name="t4.B3" office:value-type="string">
            <text:p text:style-name="P30">$4-74</text:p>
          </table:table-cell>
          <table:table-cell table:style-name="t4.B3" office:value-type="string">
            <text:p text:style-name="P30">$4-84</text:p>
          </table:table-cell>
          <table:table-cell table:style-name="t4.B3" office:value-type="string">
            <text:p text:style-name="P30">$4-04</text:p>
          </table:table-cell>
          <table:table-cell table:style-name="t4.B3" office:value-type="string">
            <text:p text:style-name="P30">$4-14</text:p>
          </table:table-cell>
          <table:table-cell table:style-name="t4.B3" office:value-type="string">
            <text:p text:style-name="P30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6">В точк<text:span text:style-name="T15">ах</text:span> <text:span text:style-name="T4">0,07</text:span> мкЗв/ч <text:span text:style-name="T15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ext:soft-page-break/>
        <table:table-row>
          <table:table-cell table:style-name="t5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5.B2" office:value-type="string">
            <text:p text:style-name="P49">№ ист.</text:p>
          </table:table-cell>
          <table:table-cell table:style-name="t5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5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5.B2" office:value-type="string">
            <text:p text:style-name="P38"><draw:frame draw:style-name="fr1" draw:name="Объект10" text:anchor-type="as-char" svg:y="-0.1752in" svg:width="0.2846in" style:rel-width="scale" svg:height="0.2354in" style:rel-height="scale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5">(10)</text:span></text:p>
          </table:table-cell>
          <table:table-cell table:style-name="t5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5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5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5.A3" office:value-type="string">
            <text:p text:style-name="P33">фон (мкЗв/ч)</text:p>
          </table:table-cell>
          <table:table-cell table:style-name="t5.B3" office:value-type="string">
            <text:p text:style-name="P34">—</text:p>
          </table:table-cell>
          <table:table-cell table:style-name="t5.B3" office:value-type="string">
            <text:p text:style-name="P34">—</text:p>
          </table:table-cell>
          <table:table-cell table:style-name="t5.B3" office:value-type="string">
            <text:p text:style-name="P34">$bg1$</text:p>
          </table:table-cell>
          <table:table-cell table:style-name="t5.B3" office:value-type="string">
            <text:p text:style-name="P34">$bg2$</text:p>
          </table:table-cell>
          <table:table-cell table:style-name="t5.B3" office:value-type="string">
            <text:p text:style-name="P34">$bg3$</text:p>
          </table:table-cell>
          <table:table-cell table:style-name="t5.B3" office:value-type="string">
            <text:p text:style-name="P34">$bgavg$</text:p>
          </table:table-cell>
          <table:table-cell table:style-name="t5.B3" office:value-type="string">
            <text:p text:style-name="P34">—</text:p>
          </table:table-cell>
          <table:table-cell table:style-name="t5.B3" office:value-type="string">
            <text:p text:style-name="P34">—</text:p>
          </table:table-cell>
          <table:table-cell table:style-name="t5.J3" office:value-type="string">
            <text:p text:style-name="P34">—</text:p>
          </table:table-cell>
        </table:table-row>
        <table:table-row>
          <table:table-cell table:style-name="t5.A3" office:value-type="string">
            <text:p text:style-name="P29"><text:span text:style-name="T4">0,07</text:span> мкЗв/ч</text:p>
          </table:table-cell>
          <table:table-cell table:style-name="t5.B3" office:value-type="string">
            <text:p text:style-name="P30">$5-30</text:p>
          </table:table-cell>
          <table:table-cell table:style-name="t5.B3" office:value-type="string">
            <text:p text:style-name="P30">$5-40</text:p>
          </table:table-cell>
          <table:table-cell table:style-name="t5.B3" office:value-type="string">
            <text:p text:style-name="P30">$5-60</text:p>
          </table:table-cell>
          <table:table-cell table:style-name="t5.B3" office:value-type="string">
            <text:p text:style-name="P30">$5-70</text:p>
          </table:table-cell>
          <table:table-cell table:style-name="t5.B3" office:value-type="string">
            <text:p text:style-name="P30">$5-80</text:p>
          </table:table-cell>
          <table:table-cell table:style-name="t5.B3" office:value-type="string">
            <text:p text:style-name="P30">$5-00</text:p>
          </table:table-cell>
          <table:table-cell table:style-name="t5.B3" office:value-type="string">
            <text:p text:style-name="P30">$5-10</text:p>
          </table:table-cell>
          <table:table-cell table:style-name="t5.B3" office:value-type="string">
            <text:p text:style-name="P30">$5-20</text:p>
          </table:table-cell>
          <table:table-cell table:style-name="t5.J4" table:number-rows-spanned="4" office:value-type="string">
            <text:p text:style-name="P4">±<text:span text:style-name="T15">20</text:span></text:p>
          </table:table-cell>
        </table:table-row>
        <table:table-row>
          <table:table-cell table:style-name="t5.A3" office:value-type="string">
            <text:p text:style-name="P29">0,7 мкЗв/ч</text:p>
          </table:table-cell>
          <table:table-cell table:style-name="t5.B3" office:value-type="string">
            <text:p text:style-name="P30">$5-31</text:p>
          </table:table-cell>
          <table:table-cell table:style-name="t5.B3" office:value-type="string">
            <text:p text:style-name="P30">$5-41</text:p>
          </table:table-cell>
          <table:table-cell table:style-name="t5.B3" office:value-type="string">
            <text:p text:style-name="P30">$5-61</text:p>
          </table:table-cell>
          <table:table-cell table:style-name="t5.B3" office:value-type="string">
            <text:p text:style-name="P30">$5-71</text:p>
          </table:table-cell>
          <table:table-cell table:style-name="t5.B3" office:value-type="string">
            <text:p text:style-name="P30">$5-81</text:p>
          </table:table-cell>
          <table:table-cell table:style-name="t5.B3" office:value-type="string">
            <text:p text:style-name="P30">$5-01</text:p>
          </table:table-cell>
          <table:table-cell table:style-name="t5.B3" office:value-type="string">
            <text:p text:style-name="P30">$5-11</text:p>
          </table:table-cell>
          <table:table-cell table:style-name="t5.B3" office:value-type="string">
            <text:p text:style-name="P30">$5-21</text:p>
          </table:table-cell>
          <table:covered-table-cell/>
        </table:table-row>
        <table:table-row>
          <table:table-cell table:style-name="t5.A3" office:value-type="string">
            <text:p text:style-name="P29">7 мкЗв/ч</text:p>
          </table:table-cell>
          <table:table-cell table:style-name="t5.B3" office:value-type="string">
            <text:p text:style-name="P30">$5-32</text:p>
          </table:table-cell>
          <table:table-cell table:style-name="t5.B3" office:value-type="string">
            <text:p text:style-name="P30">$5-42</text:p>
          </table:table-cell>
          <table:table-cell table:style-name="t5.B3" office:value-type="string">
            <text:p text:style-name="P30">$5-62</text:p>
          </table:table-cell>
          <table:table-cell table:style-name="t5.B3" office:value-type="string">
            <text:p text:style-name="P30">$5-72</text:p>
          </table:table-cell>
          <table:table-cell table:style-name="t5.B3" office:value-type="string">
            <text:p text:style-name="P30">$5-82</text:p>
          </table:table-cell>
          <table:table-cell table:style-name="t5.B3" office:value-type="string">
            <text:p text:style-name="P30">$5-02</text:p>
          </table:table-cell>
          <table:table-cell table:style-name="t5.B3" office:value-type="string">
            <text:p text:style-name="P30">$5-12</text:p>
          </table:table-cell>
          <table:table-cell table:style-name="t5.B3" office:value-type="string">
            <text:p text:style-name="P30">$5-22</text:p>
          </table:table-cell>
          <table:covered-table-cell/>
        </table:table-row>
        <table:table-row>
          <table:table-cell table:style-name="t5.A3" office:value-type="string">
            <text:p text:style-name="P29">70 мкЗв/ч</text:p>
          </table:table-cell>
          <table:table-cell table:style-name="t5.B3" office:value-type="string">
            <text:p text:style-name="P30">$5-33</text:p>
          </table:table-cell>
          <table:table-cell table:style-name="t5.B3" office:value-type="string">
            <text:p text:style-name="P30">$5-43</text:p>
          </table:table-cell>
          <table:table-cell table:style-name="t5.B3" office:value-type="string">
            <text:p text:style-name="P30">$5-63</text:p>
          </table:table-cell>
          <table:table-cell table:style-name="t5.B3" office:value-type="string">
            <text:p text:style-name="P30">$5-73</text:p>
          </table:table-cell>
          <table:table-cell table:style-name="t5.B3" office:value-type="string">
            <text:p text:style-name="P30">$5-83</text:p>
          </table:table-cell>
          <table:table-cell table:style-name="t5.B3" office:value-type="string">
            <text:p text:style-name="P30">$5-03</text:p>
          </table:table-cell>
          <table:table-cell table:style-name="t5.B3" office:value-type="string">
            <text:p text:style-name="P30">$5-13</text:p>
          </table:table-cell>
          <table:table-cell table:style-name="t5.B3" office:value-type="string">
            <text:p text:style-name="P30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6">В точк<text:span text:style-name="T15">ах</text:span> <text:span text:style-name="T4">0,07</text:span> мкЗв/ч <text:span text:style-name="T15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able:table-row>
          <table:table-cell table:style-name="t6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6.B2" office:value-type="string">
            <text:p text:style-name="P49">№ ист.</text:p>
          </table:table-cell>
          <table:table-cell table:style-name="t6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6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6.B2" office:value-type="string">
            <text:p text:style-name="P38"><draw:frame draw:style-name="fr1" draw:name="Объект11" text:anchor-type="as-char" svg:y="-0.1752in" svg:width="0.2846in" style:rel-width="scale" svg:height="0.2354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5">(10)</text:span></text:p>
          </table:table-cell>
          <table:table-cell table:style-name="t6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6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6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6.A3" office:value-type="string">
            <text:p text:style-name="P29"><text:span text:style-name="T4">7,0</text:span> мЗв/ч</text:p>
          </table:table-cell>
          <table:table-cell table:style-name="t6.B3" office:value-type="string">
            <text:p text:style-name="P30">$6-30</text:p>
          </table:table-cell>
          <table:table-cell table:style-name="t6.B3" office:value-type="string">
            <text:p text:style-name="P30">$6-40</text:p>
          </table:table-cell>
          <table:table-cell table:style-name="t6.D3" office:value-type="string">
            <text:p text:style-name="P30">$6-60</text:p>
          </table:table-cell>
          <table:table-cell table:style-name="t6.D3" office:value-type="string">
            <text:p text:style-name="P30">$6-70</text:p>
          </table:table-cell>
          <table:table-cell table:style-name="t6.D3" office:value-type="string">
            <text:p text:style-name="P30">$6-80</text:p>
          </table:table-cell>
          <table:table-cell table:style-name="t6.B3" office:value-type="string">
            <text:p text:style-name="P30">$6-00</text:p>
          </table:table-cell>
          <table:table-cell table:style-name="t6.B3" office:value-type="string">
            <text:p text:style-name="P30">$6-10</text:p>
          </table:table-cell>
          <table:table-cell table:style-name="t6.B3" office:value-type="string">
            <text:p text:style-name="P30">$6-20</text:p>
          </table:table-cell>
          <table:table-cell table:style-name="t6.J3" table:number-rows-spanned="5" office:value-type="string">
            <text:p text:style-name="P4">±<text:span text:style-name="T15">20</text:span></text:p>
          </table:table-cell>
        </table:table-row>
        <table:table-row>
          <table:table-cell table:style-name="t6.A3" office:value-type="string">
            <text:p text:style-name="P29">7<text:span text:style-name="T4">0</text:span> мЗв/ч</text:p>
          </table:table-cell>
          <table:table-cell table:style-name="t6.B3" office:value-type="string">
            <text:p text:style-name="P30">$6-31</text:p>
          </table:table-cell>
          <table:table-cell table:style-name="t6.B3" office:value-type="string">
            <text:p text:style-name="P30">$6-41</text:p>
          </table:table-cell>
          <table:table-cell table:style-name="t6.B3" office:value-type="string">
            <text:p text:style-name="P30">$6-61</text:p>
          </table:table-cell>
          <table:table-cell table:style-name="t6.B3" office:value-type="string">
            <text:p text:style-name="P30">$6-71</text:p>
          </table:table-cell>
          <table:table-cell table:style-name="t6.B3" office:value-type="string">
            <text:p text:style-name="P30">$6-81</text:p>
          </table:table-cell>
          <table:table-cell table:style-name="t6.B3" office:value-type="string">
            <text:p text:style-name="P30">$6-01</text:p>
          </table:table-cell>
          <table:table-cell table:style-name="t6.B3" office:value-type="string">
            <text:p text:style-name="P30">$6-11</text:p>
          </table:table-cell>
          <table:table-cell table:style-name="t6.B3" office:value-type="string">
            <text:p text:style-name="P30">$6-21</text:p>
          </table:table-cell>
          <table:covered-table-cell/>
        </table:table-row>
        <table:table-row>
          <table:table-cell table:style-name="t6.A3" office:value-type="string">
            <text:p text:style-name="P29"><text:span text:style-name="T4">0,</text:span>7 Зв/ч</text:p>
          </table:table-cell>
          <table:table-cell table:style-name="t6.B3" office:value-type="string">
            <text:p text:style-name="P30">$6-32</text:p>
          </table:table-cell>
          <table:table-cell table:style-name="t6.B3" office:value-type="string">
            <text:p text:style-name="P30">$6-42</text:p>
          </table:table-cell>
          <table:table-cell table:style-name="t6.B3" office:value-type="string">
            <text:p text:style-name="P30">$6-62</text:p>
          </table:table-cell>
          <table:table-cell table:style-name="t6.B3" office:value-type="string">
            <text:p text:style-name="P30">$6-72</text:p>
          </table:table-cell>
          <table:table-cell table:style-name="t6.B3" office:value-type="string">
            <text:p text:style-name="P30">$6-82</text:p>
          </table:table-cell>
          <table:table-cell table:style-name="t6.B3" office:value-type="string">
            <text:p text:style-name="P30">$6-02</text:p>
          </table:table-cell>
          <table:table-cell table:style-name="t6.B3" office:value-type="string">
            <text:p text:style-name="P30">$6-12</text:p>
          </table:table-cell>
          <table:table-cell table:style-name="t6.B3" office:value-type="string">
            <text:p text:style-name="P30">$6-22</text:p>
          </table:table-cell>
          <table:covered-table-cell/>
        </table:table-row>
        <table:table-row>
          <table:table-cell table:style-name="t6.A3" office:value-type="string">
            <text:p text:style-name="P29">7 Зв/ч</text:p>
          </table:table-cell>
          <table:table-cell table:style-name="t6.B3" office:value-type="string">
            <text:p text:style-name="P30">$6-33</text:p>
          </table:table-cell>
          <table:table-cell table:style-name="t6.B3" office:value-type="string">
            <text:p text:style-name="P30">$6-43</text:p>
          </table:table-cell>
          <table:table-cell table:style-name="t6.B3" office:value-type="string">
            <text:p text:style-name="P30">$6-63</text:p>
          </table:table-cell>
          <table:table-cell table:style-name="t6.B3" office:value-type="string">
            <text:p text:style-name="P30">$6-73</text:p>
          </table:table-cell>
          <table:table-cell table:style-name="t6.B3" office:value-type="string">
            <text:p text:style-name="P30">$6-83</text:p>
          </table:table-cell>
          <table:table-cell table:style-name="t6.B3" office:value-type="string">
            <text:p text:style-name="P30">$6-03</text:p>
          </table:table-cell>
          <table:table-cell table:style-name="t6.B3" office:value-type="string">
            <text:p text:style-name="P30">$6-13</text:p>
          </table:table-cell>
          <table:table-cell table:style-name="t6.B3" office:value-type="string">
            <text:p text:style-name="P30">$6-23</text:p>
          </table:table-cell>
          <table:covered-table-cell/>
        </table:table-row>
        <table:table-row>
          <table:table-cell table:style-name="t6.A7" office:value-type="string">
            <text:p text:style-name="P29"><text:span text:style-name="T4">40</text:span> Зв/ч</text:p>
          </table:table-cell>
          <table:table-cell table:style-name="t6.B7" office:value-type="string">
            <text:p text:style-name="P30">$6-34</text:p>
          </table:table-cell>
          <table:table-cell table:style-name="t6.B7" office:value-type="string">
            <text:p text:style-name="P30">$6-44</text:p>
          </table:table-cell>
          <table:table-cell table:style-name="t6.B7" office:value-type="string">
            <text:p text:style-name="P30">$6-64</text:p>
          </table:table-cell>
          <table:table-cell table:style-name="t6.B7" office:value-type="string">
            <text:p text:style-name="P30">$6-74</text:p>
          </table:table-cell>
          <table:table-cell table:style-name="t6.B7" office:value-type="string">
            <text:p text:style-name="P30">$6-84</text:p>
          </table:table-cell>
          <table:table-cell table:style-name="t6.B7" office:value-type="string">
            <text:p text:style-name="P30">$6-04</text:p>
          </table:table-cell>
          <table:table-cell table:style-name="t6.B7" office:value-type="string">
            <text:p text:style-name="P30">$6-14</text:p>
          </table:table-cell>
          <table:table-cell table:style-name="t6.B7" office:value-type="string">
            <text:p text:style-name="P3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7.B2" office:value-type="string">
            <text:p text:style-name="P49">№ ист.</text:p>
          </table:table-cell>
          <table:table-cell table:style-name="t7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7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7.B2" office:value-type="string">
            <text:p text:style-name="P38"><draw:frame draw:style-name="fr1" draw:name="Объект12" text:anchor-type="as-char" svg:y="-0.1752in" svg:width="0.2846in" style:rel-width="scale" svg:height="0.2354in" style:rel-height="scale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5">(10)</text:span></text:p>
          </table:table-cell>
          <table:table-cell table:style-name="t7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7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7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7.A3" office:value-type="string">
            <text:p text:style-name="P33">фон (мкЗв/ч)</text:p>
          </table:table-cell>
          <table:table-cell table:style-name="t7.B3" office:value-type="string">
            <text:p text:style-name="P34">—</text:p>
          </table:table-cell>
          <table:table-cell table:style-name="t7.B3" office:value-type="string">
            <text:p text:style-name="P34">—</text:p>
          </table:table-cell>
          <table:table-cell table:style-name="t7.B3" office:value-type="string">
            <text:p text:style-name="P34">$bg1$</text:p>
          </table:table-cell>
          <table:table-cell table:style-name="t7.B3" office:value-type="string">
            <text:p text:style-name="P34">$bg2$</text:p>
          </table:table-cell>
          <table:table-cell table:style-name="t7.B3" office:value-type="string">
            <text:p text:style-name="P34">$bg3$</text:p>
          </table:table-cell>
          <table:table-cell table:style-name="t7.B3" office:value-type="string">
            <text:p text:style-name="P34">$bgavg$</text:p>
          </table:table-cell>
          <table:table-cell table:style-name="t7.B3" office:value-type="string">
            <text:p text:style-name="P34">—</text:p>
          </table:table-cell>
          <table:table-cell table:style-name="t7.B3" office:value-type="string">
            <text:p text:style-name="P34">—</text:p>
          </table:table-cell>
          <table:table-cell table:style-name="t7.J3" office:value-type="string">
            <text:p text:style-name="P34">—</text:p>
          </table:table-cell>
        </table:table-row>
        <table:table-row>
          <table:table-cell table:style-name="t7.A3" office:value-type="string">
            <text:p text:style-name="P29"><text:span text:style-name="T15">0,07</text:span> мкЗв/ч</text:p>
          </table:table-cell>
          <table:table-cell table:style-name="t7.B3" office:value-type="string">
            <text:p text:style-name="P30">$7-30</text:p>
          </table:table-cell>
          <table:table-cell table:style-name="t7.B3" office:value-type="string">
            <text:p text:style-name="P30">$7-40</text:p>
          </table:table-cell>
          <table:table-cell table:style-name="t7.B3" office:value-type="string">
            <text:p text:style-name="P30">$7-60</text:p>
          </table:table-cell>
          <table:table-cell table:style-name="t7.B3" office:value-type="string">
            <text:p text:style-name="P30">$7-70</text:p>
          </table:table-cell>
          <table:table-cell table:style-name="t7.B3" office:value-type="string">
            <text:p text:style-name="P30">$7-80</text:p>
          </table:table-cell>
          <table:table-cell table:style-name="t7.B3" office:value-type="string">
            <text:p text:style-name="P30">$7-00</text:p>
          </table:table-cell>
          <table:table-cell table:style-name="t7.B3" office:value-type="string">
            <text:p text:style-name="P30">$7-10</text:p>
          </table:table-cell>
          <table:table-cell table:style-name="t7.B3" office:value-type="string">
            <text:p text:style-name="P30">$7-20</text:p>
          </table:table-cell>
          <table:table-cell table:style-name="t7.J4" table:number-rows-spanned="8" office:value-type="string">
            <text:p text:style-name="P4">±<text:span text:style-name="T15">20</text:span></text:p>
          </table:table-cell>
        </table:table-row>
        <table:table-row>
          <table:table-cell table:style-name="t7.A3" office:value-type="string">
            <text:p text:style-name="P29">0,7 мкЗв/ч</text:p>
          </table:table-cell>
          <table:table-cell table:style-name="t7.B3" office:value-type="string">
            <text:p text:style-name="P30">$7-31</text:p>
          </table:table-cell>
          <table:table-cell table:style-name="t7.B3" office:value-type="string">
            <text:p text:style-name="P30">$7-41</text:p>
          </table:table-cell>
          <table:table-cell table:style-name="t7.B3" office:value-type="string">
            <text:p text:style-name="P30">$7-61</text:p>
          </table:table-cell>
          <table:table-cell table:style-name="t7.B3" office:value-type="string">
            <text:p text:style-name="P30">$7-71</text:p>
          </table:table-cell>
          <table:table-cell table:style-name="t7.B3" office:value-type="string">
            <text:p text:style-name="P30">$7-81</text:p>
          </table:table-cell>
          <table:table-cell table:style-name="t7.B3" office:value-type="string">
            <text:p text:style-name="P30">$7-01</text:p>
          </table:table-cell>
          <table:table-cell table:style-name="t7.B3" office:value-type="string">
            <text:p text:style-name="P30">$7-11</text:p>
          </table:table-cell>
          <table:table-cell table:style-name="t7.B3" office:value-type="string">
            <text:p text:style-name="P30">$7-21</text:p>
          </table:table-cell>
          <table:covered-table-cell/>
        </table:table-row>
        <table:table-row>
          <table:table-cell table:style-name="t7.A3" office:value-type="string">
            <text:p text:style-name="P29">7 мкЗв/ч</text:p>
          </table:table-cell>
          <table:table-cell table:style-name="t7.B3" office:value-type="string">
            <text:p text:style-name="P30">$7-32</text:p>
          </table:table-cell>
          <table:table-cell table:style-name="t7.B3" office:value-type="string">
            <text:p text:style-name="P30">$7-42</text:p>
          </table:table-cell>
          <table:table-cell table:style-name="t7.B3" office:value-type="string">
            <text:p text:style-name="P30">$7-62</text:p>
          </table:table-cell>
          <table:table-cell table:style-name="t7.B3" office:value-type="string">
            <text:p text:style-name="P30">$7-72</text:p>
          </table:table-cell>
          <table:table-cell table:style-name="t7.B3" office:value-type="string">
            <text:p text:style-name="P30">$7-82</text:p>
          </table:table-cell>
          <table:table-cell table:style-name="t7.B3" office:value-type="string">
            <text:p text:style-name="P30">$7-02</text:p>
          </table:table-cell>
          <table:table-cell table:style-name="t7.B3" office:value-type="string">
            <text:p text:style-name="P30">$7-12</text:p>
          </table:table-cell>
          <table:table-cell table:style-name="t7.B3" office:value-type="string">
            <text:p text:style-name="P30">$7-22</text:p>
          </table:table-cell>
          <table:covered-table-cell/>
        </table:table-row>
        <table:table-row>
          <table:table-cell table:style-name="t7.A3" office:value-type="string">
            <text:p text:style-name="P29">70 мкЗв/ч</text:p>
          </table:table-cell>
          <table:table-cell table:style-name="t7.B3" office:value-type="string">
            <text:p text:style-name="P30">$7-33</text:p>
          </table:table-cell>
          <table:table-cell table:style-name="t7.B3" office:value-type="string">
            <text:p text:style-name="P30">$7-43</text:p>
          </table:table-cell>
          <table:table-cell table:style-name="t7.B3" office:value-type="string">
            <text:p text:style-name="P30">$7-63</text:p>
          </table:table-cell>
          <table:table-cell table:style-name="t7.B3" office:value-type="string">
            <text:p text:style-name="P30">$7-73</text:p>
          </table:table-cell>
          <table:table-cell table:style-name="t7.B3" office:value-type="string">
            <text:p text:style-name="P30">$7-83</text:p>
          </table:table-cell>
          <table:table-cell table:style-name="t7.B3" office:value-type="string">
            <text:p text:style-name="P30">$7-03</text:p>
          </table:table-cell>
          <table:table-cell table:style-name="t7.B3" office:value-type="string">
            <text:p text:style-name="P30">$7-13</text:p>
          </table:table-cell>
          <table:table-cell table:style-name="t7.B3" office:value-type="string">
            <text:p text:style-name="P30">$7-23</text:p>
          </table:table-cell>
          <table:covered-table-cell/>
        </table:table-row>
        <table:table-row>
          <table:table-cell table:style-name="t7.A3" office:value-type="string">
            <text:p text:style-name="P29">0,7 мЗв/ч</text:p>
          </table:table-cell>
          <table:table-cell table:style-name="t7.B3" office:value-type="string">
            <text:p text:style-name="P30">$7-34</text:p>
          </table:table-cell>
          <table:table-cell table:style-name="t7.B3" office:value-type="string">
            <text:p text:style-name="P30">$7-44</text:p>
          </table:table-cell>
          <table:table-cell table:style-name="t7.B3" office:value-type="string">
            <text:p text:style-name="P30">$7-64</text:p>
          </table:table-cell>
          <table:table-cell table:style-name="t7.B3" office:value-type="string">
            <text:p text:style-name="P30">$7-74</text:p>
          </table:table-cell>
          <table:table-cell table:style-name="t7.B3" office:value-type="string">
            <text:p text:style-name="P30">$7-84</text:p>
          </table:table-cell>
          <table:table-cell table:style-name="t7.B3" office:value-type="string">
            <text:p text:style-name="P30">$7-04</text:p>
          </table:table-cell>
          <table:table-cell table:style-name="t7.B3" office:value-type="string">
            <text:p text:style-name="P30">$7-14</text:p>
          </table:table-cell>
          <table:table-cell table:style-name="t7.B3" office:value-type="string">
            <text:p text:style-name="P30">$7-24</text:p>
          </table:table-cell>
          <table:covered-table-cell/>
        </table:table-row>
        <table:table-row>
          <table:table-cell table:style-name="t7.A3" office:value-type="string">
            <text:p text:style-name="P29">7,0 мЗв/ч</text:p>
          </table:table-cell>
          <table:table-cell table:style-name="t7.B3" office:value-type="string">
            <text:p text:style-name="P30">$7-35</text:p>
          </table:table-cell>
          <table:table-cell table:style-name="t7.B3" office:value-type="string">
            <text:p text:style-name="P30">$7-45</text:p>
          </table:table-cell>
          <table:table-cell table:style-name="t7.B3" office:value-type="string">
            <text:p text:style-name="P30">$7-65</text:p>
          </table:table-cell>
          <table:table-cell table:style-name="t7.B3" office:value-type="string">
            <text:p text:style-name="P30">$7-75</text:p>
          </table:table-cell>
          <table:table-cell table:style-name="t7.B3" office:value-type="string">
            <text:p text:style-name="P30">$7-85</text:p>
          </table:table-cell>
          <table:table-cell table:style-name="t7.B3" office:value-type="string">
            <text:p text:style-name="P30">$7-05</text:p>
          </table:table-cell>
          <table:table-cell table:style-name="t7.B3" office:value-type="string">
            <text:p text:style-name="P30">$7-15</text:p>
          </table:table-cell>
          <table:table-cell table:style-name="t7.B3" office:value-type="string">
            <text:p text:style-name="P30">$7-25</text:p>
          </table:table-cell>
          <table:covered-table-cell/>
        </table:table-row>
        <table:table-row>
          <table:table-cell table:style-name="t7.A3" office:value-type="string">
            <text:p text:style-name="P29">70 мЗв/ч</text:p>
          </table:table-cell>
          <table:table-cell table:style-name="t7.B3" office:value-type="string">
            <text:p text:style-name="P30">$7-36</text:p>
          </table:table-cell>
          <table:table-cell table:style-name="t7.B3" office:value-type="string">
            <text:p text:style-name="P30">$7-46</text:p>
          </table:table-cell>
          <table:table-cell table:style-name="t7.B3" office:value-type="string">
            <text:p text:style-name="P30">$7-66</text:p>
          </table:table-cell>
          <table:table-cell table:style-name="t7.B3" office:value-type="string">
            <text:p text:style-name="P30">$7-76</text:p>
          </table:table-cell>
          <table:table-cell table:style-name="t7.B3" office:value-type="string">
            <text:p text:style-name="P30">$7-86</text:p>
          </table:table-cell>
          <table:table-cell table:style-name="t7.B3" office:value-type="string">
            <text:p text:style-name="P30">$7-06</text:p>
          </table:table-cell>
          <table:table-cell table:style-name="t7.B3" office:value-type="string">
            <text:p text:style-name="P30">$7-16</text:p>
          </table:table-cell>
          <table:table-cell table:style-name="t7.B3" office:value-type="string">
            <text:p text:style-name="P30">$7-26</text:p>
          </table:table-cell>
          <table:covered-table-cell/>
        </table:table-row>
        <table:table-row>
          <table:table-cell table:style-name="t7.A3" office:value-type="string">
            <text:p text:style-name="P29">0,7 Зв/ч</text:p>
          </table:table-cell>
          <table:table-cell table:style-name="t7.B3" office:value-type="string">
            <text:p text:style-name="P30">$7-37</text:p>
          </table:table-cell>
          <table:table-cell table:style-name="t7.B3" office:value-type="string">
            <text:p text:style-name="P30">$7-47</text:p>
          </table:table-cell>
          <table:table-cell table:style-name="t7.B3" office:value-type="string">
            <text:p text:style-name="P30">$7-67</text:p>
          </table:table-cell>
          <table:table-cell table:style-name="t7.B3" office:value-type="string">
            <text:p text:style-name="P30">$7-77</text:p>
          </table:table-cell>
          <table:table-cell table:style-name="t7.B3" office:value-type="string">
            <text:p text:style-name="P30">$7-87</text:p>
          </table:table-cell>
          <table:table-cell table:style-name="t7.B3" office:value-type="string">
            <text:p text:style-name="P30">$7-07</text:p>
          </table:table-cell>
          <table:table-cell table:style-name="t7.B3" office:value-type="string">
            <text:p text:style-name="P30">$7-17</text:p>
          </table:table-cell>
          <table:table-cell table:style-name="t7.B3" office:value-type="string">
            <text:p text:style-name="P30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6">В точк<text:span text:style-name="T15">ах</text:span> <text:span text:style-name="T4">0,07</text:span> мкЗв/ч <text:span text:style-name="T15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8"><text:span text:style-name="T70">Ка</text:span><text:span text:style-name="T48">0</text:span><text:span text:style-name="T49">i</text:span></text:p>
          </table:table-cell>
          <table:table-cell table:style-name="t8.B2" office:value-type="string">
            <text:p text:style-name="P49">№ ист.</text:p>
          </table:table-cell>
          <table:table-cell table:style-name="t8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8.B2" table:number-columns-spanned="3" office:value-type="string">
            <text:p text:style-name="P37"><text:span text:style-name="T99">Показания прибора, </text:span><text:s text:c="17"/><text:span text:style-name="T86">Ка</text:span><text:span text:style-name="T46">i</text:span></text:p>
          </table:table-cell>
          <table:covered-table-cell/>
          <table:covered-table-cell/>
          <table:table-cell table:style-name="t8.B2" office:value-type="string">
            <text:p text:style-name="P39"><draw:frame draw:style-name="fr1" draw:name="Объект14" text:anchor-type="as-char" svg:y="-0.1752in" svg:width="0.3252in" style:rel-width="scale" svg:height="0.2354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8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8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8.A3" office:value-type="string">
            <text:p text:style-name="P33">фон (мк<text:span text:style-name="T15">Гр</text:span>/ч)</text:p>
          </table:table-cell>
          <table:table-cell table:style-name="t8.B3" office:value-type="string">
            <text:p text:style-name="P34">—</text:p>
          </table:table-cell>
          <table:table-cell table:style-name="t8.B3" office:value-type="string">
            <text:p text:style-name="P34">—</text:p>
          </table:table-cell>
          <table:table-cell table:style-name="t8.B3" office:value-type="string">
            <text:p text:style-name="P34">$bg1$</text:p>
          </table:table-cell>
          <table:table-cell table:style-name="t8.B3" office:value-type="string">
            <text:p text:style-name="P34">$bg2$</text:p>
          </table:table-cell>
          <table:table-cell table:style-name="t8.B3" office:value-type="string">
            <text:p text:style-name="P34">$bg3$</text:p>
          </table:table-cell>
          <table:table-cell table:style-name="t8.B3" office:value-type="string">
            <text:p text:style-name="P34">$bgavg$</text:p>
          </table:table-cell>
          <table:table-cell table:style-name="t8.B3" office:value-type="string">
            <text:p text:style-name="P34">—</text:p>
          </table:table-cell>
          <table:table-cell table:style-name="t8.B3" office:value-type="string">
            <text:p text:style-name="P34">—</text:p>
          </table:table-cell>
          <table:table-cell table:style-name="t8.J3" office:value-type="string">
            <text:p text:style-name="P34">—</text:p>
          </table:table-cell>
        </table:table-row>
        <table:table-row>
          <table:table-cell table:style-name="t8.A3" office:value-type="string">
            <text:p text:style-name="P29">0,<text:span text:style-name="T4">0</text:span><text:span text:style-name="T15">7</text:span> мк<text:span text:style-name="T15">Гр</text:span>/ч</text:p>
          </table:table-cell>
          <table:table-cell table:style-name="t8.B3" office:value-type="string">
            <text:p text:style-name="P30">$8-30</text:p>
          </table:table-cell>
          <table:table-cell table:style-name="t8.B3" office:value-type="string">
            <text:p text:style-name="P30">$8-40</text:p>
          </table:table-cell>
          <table:table-cell table:style-name="t8.B3" office:value-type="string">
            <text:p text:style-name="P30">$8-60</text:p>
          </table:table-cell>
          <table:table-cell table:style-name="t8.B3" office:value-type="string">
            <text:p text:style-name="P30">$8-70</text:p>
          </table:table-cell>
          <table:table-cell table:style-name="t8.B3" office:value-type="string">
            <text:p text:style-name="P30">$8-80</text:p>
          </table:table-cell>
          <table:table-cell table:style-name="t8.B3" office:value-type="string">
            <text:p text:style-name="P30">$8-00</text:p>
          </table:table-cell>
          <table:table-cell table:style-name="t8.B3" office:value-type="string">
            <text:p text:style-name="P30">$8-10</text:p>
          </table:table-cell>
          <table:table-cell table:style-name="t8.B3" office:value-type="string">
            <text:p text:style-name="P30">$8-20</text:p>
          </table:table-cell>
          <table:table-cell table:style-name="t8.J4" table:number-rows-spanned="8" office:value-type="string">
            <text:p text:style-name="P4">±<text:span text:style-name="T15">20</text:span></text:p>
          </table:table-cell>
        </table:table-row>
        <table:table-row>
          <table:table-cell table:style-name="t8.A3" office:value-type="string">
            <text:p text:style-name="P29">0,<text:span text:style-name="T15">7</text:span> мк<text:span text:style-name="T15">Гр</text:span>/ч</text:p>
          </table:table-cell>
          <table:table-cell table:style-name="t8.B3" office:value-type="string">
            <text:p text:style-name="P30">$8-31</text:p>
          </table:table-cell>
          <table:table-cell table:style-name="t8.B3" office:value-type="string">
            <text:p text:style-name="P30">$8-41</text:p>
          </table:table-cell>
          <table:table-cell table:style-name="t8.B3" office:value-type="string">
            <text:p text:style-name="P30">$8-61</text:p>
          </table:table-cell>
          <table:table-cell table:style-name="t8.B3" office:value-type="string">
            <text:p text:style-name="P30">$8-71</text:p>
          </table:table-cell>
          <table:table-cell table:style-name="t8.B3" office:value-type="string">
            <text:p text:style-name="P30">$8-81</text:p>
          </table:table-cell>
          <table:table-cell table:style-name="t8.B3" office:value-type="string">
            <text:p text:style-name="P30">$8-01</text:p>
          </table:table-cell>
          <table:table-cell table:style-name="t8.B3" office:value-type="string">
            <text:p text:style-name="P30">$8-11</text:p>
          </table:table-cell>
          <table:table-cell table:style-name="t8.B3" office:value-type="string">
            <text:p text:style-name="P30">$8-21</text:p>
          </table:table-cell>
          <table:covered-table-cell/>
        </table:table-row>
        <table:table-row>
          <table:table-cell table:style-name="t8.A3" office:value-type="string">
            <text:p text:style-name="P29">7 мк<text:span text:style-name="T15">Гр</text:span>/ч</text:p>
          </table:table-cell>
          <table:table-cell table:style-name="t8.B3" office:value-type="string">
            <text:p text:style-name="P30">$8-32</text:p>
          </table:table-cell>
          <table:table-cell table:style-name="t8.B3" office:value-type="string">
            <text:p text:style-name="P30">$8-42</text:p>
          </table:table-cell>
          <table:table-cell table:style-name="t8.B3" office:value-type="string">
            <text:p text:style-name="P30">$8-62</text:p>
          </table:table-cell>
          <table:table-cell table:style-name="t8.B3" office:value-type="string">
            <text:p text:style-name="P30">$8-72</text:p>
          </table:table-cell>
          <table:table-cell table:style-name="t8.B3" office:value-type="string">
            <text:p text:style-name="P30">$8-82</text:p>
          </table:table-cell>
          <table:table-cell table:style-name="t8.B3" office:value-type="string">
            <text:p text:style-name="P30">$8-02</text:p>
          </table:table-cell>
          <table:table-cell table:style-name="t8.B3" office:value-type="string">
            <text:p text:style-name="P30">$8-12</text:p>
          </table:table-cell>
          <table:table-cell table:style-name="t8.B3" office:value-type="string">
            <text:p text:style-name="P30">$8-22</text:p>
          </table:table-cell>
          <table:covered-table-cell/>
        </table:table-row>
        <table:table-row>
          <table:table-cell table:style-name="t8.A3" office:value-type="string">
            <text:p text:style-name="P29">70 мк<text:span text:style-name="T15">Гр</text:span>/ч</text:p>
          </table:table-cell>
          <table:table-cell table:style-name="t8.B3" office:value-type="string">
            <text:p text:style-name="P30">$8-33</text:p>
          </table:table-cell>
          <table:table-cell table:style-name="t8.B3" office:value-type="string">
            <text:p text:style-name="P30">$8-43</text:p>
          </table:table-cell>
          <table:table-cell table:style-name="t8.B3" office:value-type="string">
            <text:p text:style-name="P30">$8-63</text:p>
          </table:table-cell>
          <table:table-cell table:style-name="t8.B3" office:value-type="string">
            <text:p text:style-name="P30">$8-73</text:p>
          </table:table-cell>
          <table:table-cell table:style-name="t8.B3" office:value-type="string">
            <text:p text:style-name="P30">$8-83</text:p>
          </table:table-cell>
          <table:table-cell table:style-name="t8.B3" office:value-type="string">
            <text:p text:style-name="P30">$8-03</text:p>
          </table:table-cell>
          <table:table-cell table:style-name="t8.B3" office:value-type="string">
            <text:p text:style-name="P30">$8-13</text:p>
          </table:table-cell>
          <table:table-cell table:style-name="t8.B3" office:value-type="string">
            <text:p text:style-name="P30">$8-23</text:p>
          </table:table-cell>
          <table:covered-table-cell/>
        </table:table-row>
        <table:table-row>
          <table:table-cell table:style-name="t8.A3" office:value-type="string">
            <text:p text:style-name="P29">0,7 м<text:span text:style-name="T15">Гр</text:span>/ч</text:p>
          </table:table-cell>
          <table:table-cell table:style-name="t8.B3" office:value-type="string">
            <text:p text:style-name="P30">$8-34</text:p>
          </table:table-cell>
          <table:table-cell table:style-name="t8.B3" office:value-type="string">
            <text:p text:style-name="P30">$8-44</text:p>
          </table:table-cell>
          <table:table-cell table:style-name="t8.B3" office:value-type="string">
            <text:p text:style-name="P30">$8-64</text:p>
          </table:table-cell>
          <table:table-cell table:style-name="t8.B3" office:value-type="string">
            <text:p text:style-name="P30">$8-74</text:p>
          </table:table-cell>
          <table:table-cell table:style-name="t8.B3" office:value-type="string">
            <text:p text:style-name="P30">$8-84</text:p>
          </table:table-cell>
          <table:table-cell table:style-name="t8.B3" office:value-type="string">
            <text:p text:style-name="P30">$8-04</text:p>
          </table:table-cell>
          <table:table-cell table:style-name="t8.B3" office:value-type="string">
            <text:p text:style-name="P30">$8-14</text:p>
          </table:table-cell>
          <table:table-cell table:style-name="t8.B3" office:value-type="string">
            <text:p text:style-name="P30">$8-24</text:p>
          </table:table-cell>
          <table:covered-table-cell/>
        </table:table-row>
        <table:table-row>
          <table:table-cell table:style-name="t8.A3" office:value-type="string">
            <text:p text:style-name="P29">7,0 м<text:span text:style-name="T15">Гр</text:span>/ч</text:p>
          </table:table-cell>
          <table:table-cell table:style-name="t8.B3" office:value-type="string">
            <text:p text:style-name="P30">$8-35</text:p>
          </table:table-cell>
          <table:table-cell table:style-name="t8.B3" office:value-type="string">
            <text:p text:style-name="P30">$8-45</text:p>
          </table:table-cell>
          <table:table-cell table:style-name="t8.B3" office:value-type="string">
            <text:p text:style-name="P30">$8-65</text:p>
          </table:table-cell>
          <table:table-cell table:style-name="t8.B3" office:value-type="string">
            <text:p text:style-name="P30">$8-75</text:p>
          </table:table-cell>
          <table:table-cell table:style-name="t8.B3" office:value-type="string">
            <text:p text:style-name="P30">$8-85</text:p>
          </table:table-cell>
          <table:table-cell table:style-name="t8.B3" office:value-type="string">
            <text:p text:style-name="P30">$8-05</text:p>
          </table:table-cell>
          <table:table-cell table:style-name="t8.B3" office:value-type="string">
            <text:p text:style-name="P30">$8-15</text:p>
          </table:table-cell>
          <table:table-cell table:style-name="t8.B3" office:value-type="string">
            <text:p text:style-name="P30">$8-25</text:p>
          </table:table-cell>
          <table:covered-table-cell/>
        </table:table-row>
        <table:table-row>
          <table:table-cell table:style-name="t8.A3" office:value-type="string">
            <text:p text:style-name="P29">70 м<text:span text:style-name="T15">Гр</text:span>/ч</text:p>
          </table:table-cell>
          <table:table-cell table:style-name="t8.B3" office:value-type="string">
            <text:p text:style-name="P30">$8-36</text:p>
          </table:table-cell>
          <table:table-cell table:style-name="t8.B3" office:value-type="string">
            <text:p text:style-name="P30">$8-46</text:p>
          </table:table-cell>
          <table:table-cell table:style-name="t8.B3" office:value-type="string">
            <text:p text:style-name="P30">$8-66</text:p>
          </table:table-cell>
          <table:table-cell table:style-name="t8.B3" office:value-type="string">
            <text:p text:style-name="P30">$8-76</text:p>
          </table:table-cell>
          <table:table-cell table:style-name="t8.B3" office:value-type="string">
            <text:p text:style-name="P30">$8-86</text:p>
          </table:table-cell>
          <table:table-cell table:style-name="t8.B3" office:value-type="string">
            <text:p text:style-name="P30">$8-06</text:p>
          </table:table-cell>
          <table:table-cell table:style-name="t8.B3" office:value-type="string">
            <text:p text:style-name="P30">$8-16</text:p>
          </table:table-cell>
          <table:table-cell table:style-name="t8.B3" office:value-type="string">
            <text:p text:style-name="P30">$8-26</text:p>
          </table:table-cell>
          <table:covered-table-cell/>
        </table:table-row>
        <table:table-row>
          <table:table-cell table:style-name="t8.A3" office:value-type="string">
            <text:p text:style-name="P29">0,7 <text:span text:style-name="T15">Гр</text:span>/ч</text:p>
          </table:table-cell>
          <table:table-cell table:style-name="t8.B3" office:value-type="string">
            <text:p text:style-name="P30">$8-37</text:p>
          </table:table-cell>
          <table:table-cell table:style-name="t8.B3" office:value-type="string">
            <text:p text:style-name="P30">$8-47</text:p>
          </table:table-cell>
          <table:table-cell table:style-name="t8.B3" office:value-type="string">
            <text:p text:style-name="P30">$8-67</text:p>
          </table:table-cell>
          <table:table-cell table:style-name="t8.B3" office:value-type="string">
            <text:p text:style-name="P30">$8-77</text:p>
          </table:table-cell>
          <table:table-cell table:style-name="t8.B3" office:value-type="string">
            <text:p text:style-name="P30">$8-87</text:p>
          </table:table-cell>
          <table:table-cell table:style-name="t8.B3" office:value-type="string">
            <text:p text:style-name="P30">$8-07</text:p>
          </table:table-cell>
          <table:table-cell table:style-name="t8.B3" office:value-type="string">
            <text:p text:style-name="P30">$8-17</text:p>
          </table:table-cell>
          <table:table-cell table:style-name="t8.B3" office:value-type="string">
            <text:p text:style-name="P30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6">В точк<text:span text:style-name="T15">ах</text:span> <text:span text:style-name="T4">0,0</text:span><text:span text:style-name="T15">7</text:span> мк<text:span text:style-name="T15">Гр</text:span>/ч <text:span text:style-name="T15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ext:soft-page-break/>
        <table:table-row>
          <table:table-cell table:style-name="t9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</text:span><text:span text:style-name="T9">γ</text:span><text:span text:style-name="T93">-</text:span><text:span text:style-name="T10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9.B2" office:value-type="string">
            <text:p text:style-name="P49">№ ист.</text:p>
          </table:table-cell>
          <table:table-cell table:style-name="t9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9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9.B2" office:value-type="string">
            <text:p text:style-name="P38"><draw:frame draw:style-name="fr1" draw:name="Объект13" text:anchor-type="as-char" svg:y="-0.1752in" svg:width="0.2846in" style:rel-width="scale" svg:height="0.2354in" style:rel-height="scale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5">(10)</text:span></text:p>
          </table:table-cell>
          <table:table-cell table:style-name="t9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9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9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9.A3" office:value-type="string">
            <text:p text:style-name="P33">фон (мкЗв/ч)</text:p>
          </table:table-cell>
          <table:table-cell table:style-name="t9.B3" office:value-type="string">
            <text:p text:style-name="P34">—</text:p>
          </table:table-cell>
          <table:table-cell table:style-name="t9.B3" office:value-type="string">
            <text:p text:style-name="P34">—</text:p>
          </table:table-cell>
          <table:table-cell table:style-name="t9.B3" office:value-type="string">
            <text:p text:style-name="P34">$bg1$</text:p>
          </table:table-cell>
          <table:table-cell table:style-name="t9.B3" office:value-type="string">
            <text:p text:style-name="P34">$bg2$</text:p>
          </table:table-cell>
          <table:table-cell table:style-name="t9.B3" office:value-type="string">
            <text:p text:style-name="P34">$bg3$</text:p>
          </table:table-cell>
          <table:table-cell table:style-name="t9.B3" office:value-type="string">
            <text:p text:style-name="P34">$bgavg$</text:p>
          </table:table-cell>
          <table:table-cell table:style-name="t9.B3" office:value-type="string">
            <text:p text:style-name="P34">—</text:p>
          </table:table-cell>
          <table:table-cell table:style-name="t9.B3" office:value-type="string">
            <text:p text:style-name="P34">—</text:p>
          </table:table-cell>
          <table:table-cell table:style-name="t9.J3" office:value-type="string">
            <text:p text:style-name="P34">—</text:p>
          </table:table-cell>
        </table:table-row>
        <table:table-row>
          <table:table-cell table:style-name="t9.A3" office:value-type="string">
            <text:p text:style-name="P29"><text:span text:style-name="T15">0,07</text:span> мкЗв/ч</text:p>
          </table:table-cell>
          <table:table-cell table:style-name="t9.B3" office:value-type="string">
            <text:p text:style-name="P30">$9-30</text:p>
          </table:table-cell>
          <table:table-cell table:style-name="t9.B3" office:value-type="string">
            <text:p text:style-name="P30">$9-40</text:p>
          </table:table-cell>
          <table:table-cell table:style-name="t9.B3" office:value-type="string">
            <text:p text:style-name="P30">$9-60</text:p>
          </table:table-cell>
          <table:table-cell table:style-name="t9.B3" office:value-type="string">
            <text:p text:style-name="P30">$9-70</text:p>
          </table:table-cell>
          <table:table-cell table:style-name="t9.B3" office:value-type="string">
            <text:p text:style-name="P30">$9-80</text:p>
          </table:table-cell>
          <table:table-cell table:style-name="t9.B3" office:value-type="string">
            <text:p text:style-name="P30">$9-00</text:p>
          </table:table-cell>
          <table:table-cell table:style-name="t9.B3" office:value-type="string">
            <text:p text:style-name="P30">$9-10</text:p>
          </table:table-cell>
          <table:table-cell table:style-name="t9.B3" office:value-type="string">
            <text:p text:style-name="P30">$9-20</text:p>
          </table:table-cell>
          <table:table-cell table:style-name="t9.J4" table:number-rows-spanned="8" office:value-type="string">
            <text:p text:style-name="P4">±<text:span text:style-name="T15">20</text:span></text:p>
          </table:table-cell>
        </table:table-row>
        <table:table-row>
          <table:table-cell table:style-name="t9.A3" office:value-type="string">
            <text:p text:style-name="P29">0,7 мкЗв/ч</text:p>
          </table:table-cell>
          <table:table-cell table:style-name="t9.B3" office:value-type="string">
            <text:p text:style-name="P30">$9-31</text:p>
          </table:table-cell>
          <table:table-cell table:style-name="t9.B3" office:value-type="string">
            <text:p text:style-name="P30">$9-41</text:p>
          </table:table-cell>
          <table:table-cell table:style-name="t9.B3" office:value-type="string">
            <text:p text:style-name="P30">$9-61</text:p>
          </table:table-cell>
          <table:table-cell table:style-name="t9.B3" office:value-type="string">
            <text:p text:style-name="P30">$9-71</text:p>
          </table:table-cell>
          <table:table-cell table:style-name="t9.B3" office:value-type="string">
            <text:p text:style-name="P30">$9-81</text:p>
          </table:table-cell>
          <table:table-cell table:style-name="t9.B3" office:value-type="string">
            <text:p text:style-name="P30">$9-01</text:p>
          </table:table-cell>
          <table:table-cell table:style-name="t9.B3" office:value-type="string">
            <text:p text:style-name="P30">$9-11</text:p>
          </table:table-cell>
          <table:table-cell table:style-name="t9.B3" office:value-type="string">
            <text:p text:style-name="P30">$9-21</text:p>
          </table:table-cell>
          <table:covered-table-cell/>
        </table:table-row>
        <table:table-row>
          <table:table-cell table:style-name="t9.A3" office:value-type="string">
            <text:p text:style-name="P29">7 мкЗв/ч</text:p>
          </table:table-cell>
          <table:table-cell table:style-name="t9.B3" office:value-type="string">
            <text:p text:style-name="P30">$9-32</text:p>
          </table:table-cell>
          <table:table-cell table:style-name="t9.B3" office:value-type="string">
            <text:p text:style-name="P30">$9-42</text:p>
          </table:table-cell>
          <table:table-cell table:style-name="t9.B3" office:value-type="string">
            <text:p text:style-name="P30">$9-62</text:p>
          </table:table-cell>
          <table:table-cell table:style-name="t9.B3" office:value-type="string">
            <text:p text:style-name="P30">$9-72</text:p>
          </table:table-cell>
          <table:table-cell table:style-name="t9.B3" office:value-type="string">
            <text:p text:style-name="P30">$9-82</text:p>
          </table:table-cell>
          <table:table-cell table:style-name="t9.B3" office:value-type="string">
            <text:p text:style-name="P30">$9-02</text:p>
          </table:table-cell>
          <table:table-cell table:style-name="t9.B3" office:value-type="string">
            <text:p text:style-name="P30">$9-12</text:p>
          </table:table-cell>
          <table:table-cell table:style-name="t9.B3" office:value-type="string">
            <text:p text:style-name="P30">$9-22</text:p>
          </table:table-cell>
          <table:covered-table-cell/>
        </table:table-row>
        <table:table-row>
          <table:table-cell table:style-name="t9.A3" office:value-type="string">
            <text:p text:style-name="P29">70 мкЗв/ч</text:p>
          </table:table-cell>
          <table:table-cell table:style-name="t9.B3" office:value-type="string">
            <text:p text:style-name="P30">$9-33</text:p>
          </table:table-cell>
          <table:table-cell table:style-name="t9.B3" office:value-type="string">
            <text:p text:style-name="P30">$9-43</text:p>
          </table:table-cell>
          <table:table-cell table:style-name="t9.B3" office:value-type="string">
            <text:p text:style-name="P30">$9-63</text:p>
          </table:table-cell>
          <table:table-cell table:style-name="t9.B3" office:value-type="string">
            <text:p text:style-name="P30">$9-73</text:p>
          </table:table-cell>
          <table:table-cell table:style-name="t9.B3" office:value-type="string">
            <text:p text:style-name="P30">$9-83</text:p>
          </table:table-cell>
          <table:table-cell table:style-name="t9.B3" office:value-type="string">
            <text:p text:style-name="P30">$9-03</text:p>
          </table:table-cell>
          <table:table-cell table:style-name="t9.B3" office:value-type="string">
            <text:p text:style-name="P30">$9-13</text:p>
          </table:table-cell>
          <table:table-cell table:style-name="t9.B3" office:value-type="string">
            <text:p text:style-name="P30">$9-23</text:p>
          </table:table-cell>
          <table:covered-table-cell/>
        </table:table-row>
        <table:table-row>
          <table:table-cell table:style-name="t9.A3" office:value-type="string">
            <text:p text:style-name="P29">0,7 мЗв/ч</text:p>
          </table:table-cell>
          <table:table-cell table:style-name="t9.B3" office:value-type="string">
            <text:p text:style-name="P30">$9-34</text:p>
          </table:table-cell>
          <table:table-cell table:style-name="t9.B3" office:value-type="string">
            <text:p text:style-name="P30">$9-44</text:p>
          </table:table-cell>
          <table:table-cell table:style-name="t9.B3" office:value-type="string">
            <text:p text:style-name="P30">$9-64</text:p>
          </table:table-cell>
          <table:table-cell table:style-name="t9.B3" office:value-type="string">
            <text:p text:style-name="P30">$9-74</text:p>
          </table:table-cell>
          <table:table-cell table:style-name="t9.B3" office:value-type="string">
            <text:p text:style-name="P30">$9-84</text:p>
          </table:table-cell>
          <table:table-cell table:style-name="t9.B3" office:value-type="string">
            <text:p text:style-name="P30">$9-04</text:p>
          </table:table-cell>
          <table:table-cell table:style-name="t9.B3" office:value-type="string">
            <text:p text:style-name="P30">$9-14</text:p>
          </table:table-cell>
          <table:table-cell table:style-name="t9.B3" office:value-type="string">
            <text:p text:style-name="P30">$9-24</text:p>
          </table:table-cell>
          <table:covered-table-cell/>
        </table:table-row>
        <table:table-row>
          <table:table-cell table:style-name="t9.A3" office:value-type="string">
            <text:p text:style-name="P29">7,0 мЗв/ч</text:p>
          </table:table-cell>
          <table:table-cell table:style-name="t9.B3" office:value-type="string">
            <text:p text:style-name="P30">$9-35</text:p>
          </table:table-cell>
          <table:table-cell table:style-name="t9.B3" office:value-type="string">
            <text:p text:style-name="P30">$9-45</text:p>
          </table:table-cell>
          <table:table-cell table:style-name="t9.B3" office:value-type="string">
            <text:p text:style-name="P30">$9-65</text:p>
          </table:table-cell>
          <table:table-cell table:style-name="t9.B3" office:value-type="string">
            <text:p text:style-name="P30">$9-75</text:p>
          </table:table-cell>
          <table:table-cell table:style-name="t9.B3" office:value-type="string">
            <text:p text:style-name="P30">$9-85</text:p>
          </table:table-cell>
          <table:table-cell table:style-name="t9.B3" office:value-type="string">
            <text:p text:style-name="P30">$9-05</text:p>
          </table:table-cell>
          <table:table-cell table:style-name="t9.B3" office:value-type="string">
            <text:p text:style-name="P30">$9-15</text:p>
          </table:table-cell>
          <table:table-cell table:style-name="t9.B3" office:value-type="string">
            <text:p text:style-name="P30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29">70 мЗв/ч</text:p>
          </table:table-cell>
          <table:table-cell table:style-name="t9.B3" office:value-type="string">
            <text:p text:style-name="P30">$9-36</text:p>
          </table:table-cell>
          <table:table-cell table:style-name="t9.B3" office:value-type="string">
            <text:p text:style-name="P30">$9-46</text:p>
          </table:table-cell>
          <table:table-cell table:style-name="t9.B3" office:value-type="string">
            <text:p text:style-name="P30">$9-66</text:p>
          </table:table-cell>
          <table:table-cell table:style-name="t9.B3" office:value-type="string">
            <text:p text:style-name="P30">$9-76</text:p>
          </table:table-cell>
          <table:table-cell table:style-name="t9.B3" office:value-type="string">
            <text:p text:style-name="P30">$9-86</text:p>
          </table:table-cell>
          <table:table-cell table:style-name="t9.B3" office:value-type="string">
            <text:p text:style-name="P30">$9-06</text:p>
          </table:table-cell>
          <table:table-cell table:style-name="t9.B3" office:value-type="string">
            <text:p text:style-name="P30">$9-16</text:p>
          </table:table-cell>
          <table:table-cell table:style-name="t9.B3" office:value-type="string">
            <text:p text:style-name="P30">$9-26</text:p>
          </table:table-cell>
          <table:covered-table-cell/>
        </table:table-row>
        <table:table-row>
          <table:table-cell table:style-name="t9.A3" office:value-type="string">
            <text:p text:style-name="P29">0,<text:span text:style-name="T15">4</text:span> Зв/ч</text:p>
          </table:table-cell>
          <table:table-cell table:style-name="t9.B3" office:value-type="string">
            <text:p text:style-name="P30">$9-37</text:p>
          </table:table-cell>
          <table:table-cell table:style-name="t9.B3" office:value-type="string">
            <text:p text:style-name="P30">$9-47</text:p>
          </table:table-cell>
          <table:table-cell table:style-name="t9.B3" office:value-type="string">
            <text:p text:style-name="P30">$9-67</text:p>
          </table:table-cell>
          <table:table-cell table:style-name="t9.B3" office:value-type="string">
            <text:p text:style-name="P30">$9-77</text:p>
          </table:table-cell>
          <table:table-cell table:style-name="t9.B3" office:value-type="string">
            <text:p text:style-name="P30">$9-87</text:p>
          </table:table-cell>
          <table:table-cell table:style-name="t9.B3" office:value-type="string">
            <text:p text:style-name="P30">$9-07</text:p>
          </table:table-cell>
          <table:table-cell table:style-name="t9.B3" office:value-type="string">
            <text:p text:style-name="P30">$9-17</text:p>
          </table:table-cell>
          <table:table-cell table:style-name="t9.B3" office:value-type="string">
            <text:p text:style-name="P30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6">В точк<text:span text:style-name="T15">ах</text:span> <text:span text:style-name="T4">0,07</text:span> мкЗв/ч <text:span text:style-name="T15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able:table-row>
          <table:table-cell table:style-name="t10.A1" table:number-columns-spanned="10" office:value-type="string">
            <text:p text:style-name="P27">Определение основной относительной погрешности <text:span text:style-name="T138">при </text:span><text:span text:style-name="T10">измерени</text:span><text:span text:style-name="T138">и</text:span> плотности потока нейтронного излучения с БДКН-0<text:span text:style-name="T4">1</text:span> № <text:span text:style-name="T10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">Плотность потока <text:line-break/>в контрольной точке <text:span text:style-name="T50">φ</text:span><text:span text:style-name="T35">0</text:span><text:span text:style-name="T34">i</text:span> , с<text:span text:style-name="T22">-1</text:span>⋅см<text:span text:style-name="T22">-2</text:span></text:p>
            <text:p text:style-name="P10">№ источника</text:p>
            <text:p text:style-name="P11">(B(R))</text:p>
          </table:table-cell>
          <table:table-cell table:style-name="t10.B2" office:value-type="string">
            <text:p text:style-name="P5"><text:span text:style-name="T51">d</text:span>, <text:span text:style-name="T15">см</text:span></text:p>
          </table:table-cell>
          <table:table-cell table:style-name="t10.B2" table:number-columns-spanned="3" office:value-type="string">
            <text:p text:style-name="P26"><text:span text:style-name="Основной_20_шрифт_20_абзаца"><text:span text:style-name="T83">φ</text:span></text:span><text:span text:style-name="Основной_20_шрифт_20_абзаца"><text:span text:style-name="T42">i </text:span></text:span><text:span text:style-name="Основной_20_шрифт_20_абзаца"><text:span text:style-name="T73">,<text:line-break/></text:span></text:span><text:span text:style-name="Основной_20_шрифт_20_абзаца"><text:span text:style-name="T74">с</text:span></text:span><text:span text:style-name="Основной_20_шрифт_20_абзаца"><text:span text:style-name="T23">-1</text:span></text:span><text:span text:style-name="Основной_20_шрифт_20_абзаца"><text:span text:style-name="T74">⋅см</text:span></text:span><text:span text:style-name="Основной_20_шрифт_20_абзаца"><text:span text:style-name="T23">-2</text:span></text:span></text:p>
          </table:table-cell>
          <table:covered-table-cell/>
          <table:covered-table-cell/>
          <table:table-cell table:style-name="t10.B2" office:value-type="string">
            <text:p text:style-name="P25"><text:span text:style-name="Основной_20_шрифт_20_абзаца"><text:span text:style-name="T139"><draw:frame draw:style-name="fr2" draw:name="Объект161" text:anchor-type="as-char" svg:width="0.2071in" style:rel-width="scale" svg:height="0.2098in" style:rel-height="scale" draw:z-index="15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79">,<text:line-break/></text:span></text:span><text:span text:style-name="Основной_20_шрифт_20_абзаца"><text:span text:style-name="T69">с</text:span></text:span><text:span text:style-name="Основной_20_шрифт_20_абзаца"><text:span text:style-name="T24">-1</text:span></text:span><text:span text:style-name="Основной_20_шрифт_20_абзаца"><text:span text:style-name="T69">⋅см</text:span></text:span><text:span text:style-name="Основной_20_шрифт_20_абзаца"><text:span text:style-name="T24">-2</text:span></text:span></text:p>
          </table:table-cell>
          <table:table-cell table:style-name="t10.B2" office:value-type="string">
            <text:p text:style-name="P25"><text:span text:style-name="Основной_20_шрифт_20_абзаца"><text:span text:style-name="T83">φ</text:span></text:span><text:span text:style-name="Основной_20_шрифт_20_абзаца"><text:span text:style-name="T39">пр,</text:span></text:span><text:span text:style-name="Основной_20_шрифт_20_абзаца"><text:span text:style-name="T42">i </text:span></text:span><text:span text:style-name="Основной_20_шрифт_20_абзаца"><text:span text:style-name="T79">,<text:line-break/></text:span></text:span><text:span text:style-name="Основной_20_шрифт_20_абзаца"><text:span text:style-name="T69">с</text:span></text:span><text:span text:style-name="Основной_20_шрифт_20_абзаца"><text:span text:style-name="T24">-1</text:span></text:span><text:span text:style-name="Основной_20_шрифт_20_абзаца"><text:span text:style-name="T69">⋅см</text:span></text:span><text:span text:style-name="Основной_20_шрифт_20_абзаца"><text:span text:style-name="T24">-2</text:span></text:span></text:p>
          </table:table-cell>
          <table:table-cell table:style-name="t10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0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0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0.A3" office:value-type="string">
            <text:p text:style-name="P7">Фон</text:p>
          </table:table-cell>
          <table:table-cell table:style-name="t10.B3" office:value-type="string">
            <text:p text:style-name="P35">—</text:p>
          </table:table-cell>
          <table:table-cell table:style-name="t10.B3" table:number-columns-spanned="3" office:value-type="string">
            <text:p text:style-name="P6">$<text:span text:style-name="T15">10</text:span>-00</text:p>
          </table:table-cell>
          <table:covered-table-cell/>
          <table:covered-table-cell/>
          <table:table-cell table:style-name="t10.B3" office:value-type="string">
            <text:p text:style-name="P6">$<text:span text:style-name="T15">10</text:span>-00</text:p>
          </table:table-cell>
          <table:table-cell table:style-name="t10.G3" office:value-type="string">
            <text:p text:style-name="P35">—</text:p>
          </table:table-cell>
          <table:table-cell table:style-name="t10.B3" office:value-type="string">
            <text:p text:style-name="P35">—</text:p>
          </table:table-cell>
          <table:table-cell table:style-name="t10.B3" office:value-type="string">
            <text:p text:style-name="P35">—</text:p>
          </table:table-cell>
          <table:table-cell table:style-name="t10.J3" office:value-type="string">
            <text:p text:style-name="P35">—</text:p>
          </table:table-cell>
        </table:table-row>
        <table:table-row>
          <table:table-cell table:style-name="t10.A3" office:value-type="string">
            <text:p text:style-name="P6">$10-fi1</text:p>
            <text:p text:style-name="P7">ИБН-8-3 № 027</text:p>
            <text:p text:style-name="P5">B(R)=$10-br1</text:p>
          </table:table-cell>
          <table:table-cell table:style-name="t10.B4" office:value-type="float" office:value="200">
            <text:p text:style-name="P35">200</text:p>
          </table:table-cell>
          <table:table-cell table:style-name="t10.G3" office:value-type="string">
            <text:p text:style-name="P6">$10-61</text:p>
          </table:table-cell>
          <table:table-cell table:style-name="t10.G3" office:value-type="string">
            <text:p text:style-name="P6">$10-71</text:p>
          </table:table-cell>
          <table:table-cell table:style-name="t10.G3" office:value-type="string">
            <text:p text:style-name="P6">$10-81</text:p>
          </table:table-cell>
          <table:table-cell table:style-name="t10.G3" office:value-type="string">
            <text:p text:style-name="P6">$<text:span text:style-name="T15">10</text:span>-01</text:p>
          </table:table-cell>
          <table:table-cell table:style-name="t10.G3" office:value-type="string">
            <text:p text:style-name="P6">$10-n21</text:p>
          </table:table-cell>
          <table:table-cell table:style-name="t10.G3" office:value-type="string">
            <text:p text:style-name="P6">$10-n31</text:p>
          </table:table-cell>
          <table:table-cell table:style-name="t10.G3" office:value-type="string">
            <text:p text:style-name="P6">$10-n41</text:p>
          </table:table-cell>
          <table:table-cell table:style-name="t10.J4" table:number-rows-spanned="4" office:value-type="string">
            <text:p text:style-name="P4">±<text:span text:style-name="T15">20</text:span></text:p>
          </table:table-cell>
        </table:table-row>
        <table:table-row>
          <table:table-cell table:style-name="t10.A3" office:value-type="string">
            <text:p text:style-name="P6">$10-fi2</text:p>
            <text:p text:style-name="P7">ИБН-8-6 № 010</text:p>
            <text:p text:style-name="P5">B(R)=$10-br2</text:p>
          </table:table-cell>
          <table:table-cell table:style-name="t10.B4" office:value-type="float" office:value="200">
            <text:p text:style-name="P35">200</text:p>
          </table:table-cell>
          <table:table-cell table:style-name="t10.G3" office:value-type="string">
            <text:p text:style-name="P6">$10-62</text:p>
          </table:table-cell>
          <table:table-cell table:style-name="t10.G3" office:value-type="string">
            <text:p text:style-name="P6">$10-72</text:p>
          </table:table-cell>
          <table:table-cell table:style-name="t10.G3" office:value-type="string">
            <text:p text:style-name="P6">$10<text:span text:style-name="T15">-82</text:span></text:p>
          </table:table-cell>
          <table:table-cell table:style-name="t10.G3" office:value-type="string">
            <text:p text:style-name="P6">$<text:span text:style-name="T15">10</text:span>-02</text:p>
          </table:table-cell>
          <table:table-cell table:style-name="t10.G3" office:value-type="string">
            <text:p text:style-name="P6">$10-n22</text:p>
          </table:table-cell>
          <table:table-cell table:style-name="t10.G3" office:value-type="string">
            <text:p text:style-name="P6">$10-n32</text:p>
          </table:table-cell>
          <table:table-cell table:style-name="t10.G3" office:value-type="string">
            <text:p text:style-name="P6">$10-n42</text:p>
          </table:table-cell>
          <table:covered-table-cell/>
        </table:table-row>
        <table:table-row>
          <table:table-cell table:style-name="t10.A3" office:value-type="string">
            <text:p text:style-name="P32">$10-fi3</text:p>
            <text:p text:style-name="P7">ИБН-8-6 № 010</text:p>
            <text:p text:style-name="P31">B(R)=$10-br3</text:p>
          </table:table-cell>
          <table:table-cell table:style-name="t10.B4" office:value-type="float" office:value="100">
            <text:p text:style-name="P35">100</text:p>
          </table:table-cell>
          <table:table-cell table:style-name="t10.G3" office:value-type="string">
            <text:p text:style-name="P6">$10-6<text:span text:style-name="T15">3</text:span></text:p>
          </table:table-cell>
          <table:table-cell table:style-name="t10.G3" office:value-type="string">
            <text:p text:style-name="P6">$10-7<text:span text:style-name="T15">3</text:span></text:p>
          </table:table-cell>
          <table:table-cell table:style-name="t10.G3" office:value-type="string">
            <text:p text:style-name="P6">$10<text:span text:style-name="T15">-83</text:span></text:p>
          </table:table-cell>
          <table:table-cell table:style-name="t10.G3" office:value-type="string">
            <text:p text:style-name="P6">$<text:span text:style-name="T15">10</text:span>-03</text:p>
          </table:table-cell>
          <table:table-cell table:style-name="t10.G3" office:value-type="string">
            <text:p text:style-name="P6">$10-n23</text:p>
          </table:table-cell>
          <table:table-cell table:style-name="t10.G3" office:value-type="string">
            <text:p text:style-name="P6">$10-n33</text:p>
          </table:table-cell>
          <table:table-cell table:style-name="t10.G3" office:value-type="string">
            <text:p text:style-name="P6">$10-n43</text:p>
          </table:table-cell>
          <table:covered-table-cell/>
        </table:table-row>
        <table:table-row>
          <table:table-cell table:style-name="t10.A7" office:value-type="string">
            <text:p text:style-name="P32">$10-fi4</text:p>
            <text:p text:style-name="P7">ИБН-8-6 № 010</text:p>
            <text:p text:style-name="P31">B(R)=$10-br4</text:p>
          </table:table-cell>
          <table:table-cell table:style-name="t10.B7" office:value-type="float" office:value="50">
            <text:p text:style-name="P35">50</text:p>
          </table:table-cell>
          <table:table-cell table:style-name="t10.C7" office:value-type="string">
            <text:p text:style-name="P6">$10-6<text:span text:style-name="T15">4</text:span></text:p>
          </table:table-cell>
          <table:table-cell table:style-name="t10.C7" office:value-type="string">
            <text:p text:style-name="P6">$10-7<text:span text:style-name="T15">4</text:span></text:p>
          </table:table-cell>
          <table:table-cell table:style-name="t10.C7" office:value-type="string">
            <text:p text:style-name="P6">$10<text:span text:style-name="T15">-84</text:span></text:p>
          </table:table-cell>
          <table:table-cell table:style-name="t10.C7" office:value-type="string">
            <text:p text:style-name="P6">$<text:span text:style-name="T15">10</text:span>-04</text:p>
          </table:table-cell>
          <table:table-cell table:style-name="t10.C7" office:value-type="string">
            <text:p text:style-name="P6">$10-n24</text:p>
          </table:table-cell>
          <table:table-cell table:style-name="t10.C7" office:value-type="string">
            <text:p text:style-name="P6">$10-n34</text:p>
          </table:table-cell>
          <table:table-cell table:style-name="t10.C7" office:value-type="string">
            <text:p text:style-name="P6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8"><text:span text:style-name="T10">Определение основной относительной погрешности </text:span><text:span text:style-name="T15">при </text:span><text:span text:style-name="T10">измерени</text:span><text:span text:style-name="T15">и</text:span><text:span text:style-name="T10"> </text:span><text:span text:style-name="T15">мощности дозы</text:span><text:span text:style-name="T10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Мощность дозы<text:line-break/>в контрольной точке </text:p>
            <text:p text:style-name="P11"><text:span text:style-name="Основной_20_шрифт_20_абзаца"><text:span text:style-name="T145">Ḣ</text:span></text:span><text:span text:style-name="Основной_20_шрифт_20_абзаца"><text:span text:style-name="T27">*</text:span></text:span><text:span text:style-name="Основной_20_шрифт_20_абзаца"><text:span text:style-name="T40">0</text:span></text:span><text:span text:style-name="Основной_20_шрифт_20_абзаца"><text:span text:style-name="T45">i</text:span></text:span><text:span text:style-name="Основной_20_шрифт_20_абзаца"><text:span text:style-name="T147"> </text:span></text:span><text:span text:style-name="Основной_20_шрифт_20_абзаца"><text:span text:style-name="T140">(10)</text:span></text:span>, мкЗ<text:span text:style-name="T15">в/ч</text:span></text:p>
            <text:p text:style-name="P14"><text:span text:style-name="T76">№ источник</text:span><text:span text:style-name="T75">а</text:span></text:p>
            <text:p text:style-name="P11">(B(R))</text:p>
          </table:table-cell>
          <table:table-cell table:style-name="t11.B2" office:value-type="string">
            <text:p text:style-name="P5"><text:span text:style-name="T51">d</text:span>, <text:span text:style-name="T15">см</text:span></text:p>
          </table:table-cell>
          <table:table-cell table:style-name="t11.B2" table:number-columns-spanned="3" office:value-type="string">
            <text:p text:style-name="P20"><text:span text:style-name="Основной_20_шрифт_20_абзаца"><text:span text:style-name="T84">Ḣ</text:span></text:span><text:span text:style-name="Основной_20_шрифт_20_абзаца"><text:span text:style-name="T28">*</text:span></text:span><text:span text:style-name="Основной_20_шрифт_20_абзаца"><text:span text:style-name="T42">i</text:span></text:span><text:span text:style-name="Основной_20_шрифт_20_абзаца"><text:span text:style-name="T85"> </text:span></text:span><text:span text:style-name="Основной_20_шрифт_20_абзаца"><text:span text:style-name="T80">(10)</text:span></text:span><text:span text:style-name="Основной_20_шрифт_20_абзаца"><text:span text:style-name="T65">, <text:line-break/></text:span></text:span><text:span text:style-name="Основной_20_шрифт_20_абзаца"><text:span text:style-name="T69">мкЗв/ч</text:span></text:span></text:p>
          </table:table-cell>
          <table:covered-table-cell/>
          <table:covered-table-cell/>
          <table:table-cell table:style-name="t11.F2" office:value-type="string">
            <text:p text:style-name="P20"><text:span text:style-name="Основной_20_шрифт_20_абзаца"><text:span text:style-name="T65"><draw:frame draw:style-name="fr1" draw:name="Объект156" text:anchor-type="as-char" svg:y="-0.1752in" svg:width="0.2846in" style:rel-width="scale" svg:height="0.2354in" style:rel-height="scale" draw:z-index="16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80">(10)</text:span></text:span><text:span text:style-name="Основной_20_шрифт_20_абзаца"><text:span text:style-name="T65">,<text:line-break/></text:span></text:span><text:span text:style-name="Основной_20_шрифт_20_абзаца"><text:span text:style-name="T69">мкЗв/ч</text:span></text:span></text:p>
          </table:table-cell>
          <table:table-cell table:style-name="t11.F2" office:value-type="string">
            <text:p text:style-name="P20"><text:span text:style-name="Основной_20_шрифт_20_абзаца"><text:span text:style-name="T81">Ḣ</text:span></text:span><text:span text:style-name="Основной_20_шрифт_20_абзаца"><text:span text:style-name="T25">*</text:span></text:span><text:span text:style-name="Основной_20_шрифт_20_абзаца"><text:span text:style-name="T36">пр.</text:span></text:span><text:span text:style-name="Основной_20_шрифт_20_абзаца"><text:span text:style-name="T37">i </text:span></text:span><text:span text:style-name="Основной_20_шрифт_20_абзаца"><text:span text:style-name="T80">(10),</text:span></text:span><text:span text:style-name="Основной_20_шрифт_20_абзаца"><text:span text:style-name="T65"><text:line-break/></text:span></text:span><text:span text:style-name="Основной_20_шрифт_20_абзаца"><text:span text:style-name="T69">мкЗв/ч</text:span></text:span></text:p>
          </table:table-cell>
          <table:table-cell table:style-name="t11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1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1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1.A3" office:value-type="string">
            <text:p text:style-name="P7">Фон</text:p>
          </table:table-cell>
          <table:table-cell table:style-name="t11.B3" office:value-type="string">
            <text:p text:style-name="P35">—</text:p>
          </table:table-cell>
          <table:table-cell table:style-name="t11.B3" table:number-columns-spanned="3" office:value-type="string">
            <text:p text:style-name="P6">$11-00</text:p>
          </table:table-cell>
          <table:covered-table-cell/>
          <table:covered-table-cell/>
          <table:table-cell table:style-name="t11.B3" office:value-type="string">
            <text:p text:style-name="P6">$11-00</text:p>
          </table:table-cell>
          <table:table-cell table:style-name="t11.G3" office:value-type="string">
            <text:p text:style-name="P35">—</text:p>
          </table:table-cell>
          <table:table-cell table:style-name="t11.B3" office:value-type="string">
            <text:p text:style-name="P35">—</text:p>
          </table:table-cell>
          <table:table-cell table:style-name="t11.B3" office:value-type="string">
            <text:p text:style-name="P35">—</text:p>
          </table:table-cell>
          <table:table-cell table:style-name="t11.J3" office:value-type="string">
            <text:p text:style-name="P35">—</text:p>
          </table:table-cell>
        </table:table-row>
        <table:table-row>
          <table:table-cell table:style-name="t11.A3" office:value-type="string">
            <text:p text:style-name="P6">$11-fi1</text:p>
            <text:p text:style-name="P7">ИБН-8-3 № 027</text:p>
            <text:p text:style-name="P5">B(R)=$11-br1</text:p>
          </table:table-cell>
          <table:table-cell table:style-name="t11.B4" office:value-type="float" office:value="200">
            <text:p text:style-name="P35">200</text:p>
          </table:table-cell>
          <table:table-cell table:style-name="t11.G3" office:value-type="string">
            <text:p text:style-name="P6">$11-61</text:p>
          </table:table-cell>
          <table:table-cell table:style-name="t11.G3" office:value-type="string">
            <text:p text:style-name="P6">$11-71</text:p>
          </table:table-cell>
          <table:table-cell table:style-name="t11.G3" office:value-type="string">
            <text:p text:style-name="P6">$11-81</text:p>
          </table:table-cell>
          <table:table-cell table:style-name="t11.G3" office:value-type="string">
            <text:p text:style-name="P6">$11-01</text:p>
          </table:table-cell>
          <table:table-cell table:style-name="t11.G3" office:value-type="string">
            <text:p text:style-name="P6">$11-n21</text:p>
          </table:table-cell>
          <table:table-cell table:style-name="t11.G3" office:value-type="string">
            <text:p text:style-name="P6">$11-n31</text:p>
          </table:table-cell>
          <table:table-cell table:style-name="t11.G3" office:value-type="string">
            <text:p text:style-name="P6">$11-n41</text:p>
          </table:table-cell>
          <table:table-cell table:style-name="t11.J4" table:number-rows-spanned="4" office:value-type="string">
            <text:p text:style-name="P4">±<text:span text:style-name="T15">20</text:span></text:p>
          </table:table-cell>
        </table:table-row>
        <table:table-row>
          <table:table-cell table:style-name="t11.A3" office:value-type="string">
            <text:p text:style-name="P6">$11-fi2</text:p>
            <text:p text:style-name="P7">ИБН-8-6 № 010</text:p>
            <text:p text:style-name="P5">B(R)=$11-br2</text:p>
          </table:table-cell>
          <table:table-cell table:style-name="t11.B4" office:value-type="float" office:value="200">
            <text:p text:style-name="P35">200</text:p>
          </table:table-cell>
          <table:table-cell table:style-name="t11.G3" office:value-type="string">
            <text:p text:style-name="P6">$11-62</text:p>
          </table:table-cell>
          <table:table-cell table:style-name="t11.G3" office:value-type="string">
            <text:p text:style-name="P6">$11-72</text:p>
          </table:table-cell>
          <table:table-cell table:style-name="t11.G3" office:value-type="string">
            <text:p text:style-name="P6">$11-<text:span text:style-name="T15">82</text:span></text:p>
          </table:table-cell>
          <table:table-cell table:style-name="t11.G3" office:value-type="string">
            <text:p text:style-name="P6">$11-02</text:p>
          </table:table-cell>
          <table:table-cell table:style-name="t11.G3" office:value-type="string">
            <text:p text:style-name="P6">$11-n22</text:p>
          </table:table-cell>
          <table:table-cell table:style-name="t11.G3" office:value-type="string">
            <text:p text:style-name="P6">$11-n32</text:p>
          </table:table-cell>
          <table:table-cell table:style-name="t11.G3" office:value-type="string">
            <text:p text:style-name="P6">$11-n42</text:p>
          </table:table-cell>
          <table:covered-table-cell/>
        </table:table-row>
        <table:table-row>
          <table:table-cell table:style-name="t11.A3" office:value-type="string">
            <text:p text:style-name="P32">$11-fi3</text:p>
            <text:p text:style-name="P7">ИБН-8-6 № 010</text:p>
            <text:p text:style-name="P31">B(R)=$11-br3</text:p>
          </table:table-cell>
          <table:table-cell table:style-name="t11.B4" office:value-type="float" office:value="100">
            <text:p text:style-name="P35">100</text:p>
          </table:table-cell>
          <table:table-cell table:style-name="t11.G3" office:value-type="string">
            <text:p text:style-name="P6">$11-6<text:span text:style-name="T15">3</text:span></text:p>
          </table:table-cell>
          <table:table-cell table:style-name="t11.G3" office:value-type="string">
            <text:p text:style-name="P6">$11-7<text:span text:style-name="T15">3</text:span></text:p>
          </table:table-cell>
          <table:table-cell table:style-name="t11.G3" office:value-type="string">
            <text:p text:style-name="P6">$11-<text:span text:style-name="T15">83</text:span></text:p>
          </table:table-cell>
          <table:table-cell table:style-name="t11.G3" office:value-type="string">
            <text:p text:style-name="P6">$11-03</text:p>
          </table:table-cell>
          <table:table-cell table:style-name="t11.G3" office:value-type="string">
            <text:p text:style-name="P6">$11-n23</text:p>
          </table:table-cell>
          <table:table-cell table:style-name="t11.G3" office:value-type="string">
            <text:p text:style-name="P6">$11-n33</text:p>
          </table:table-cell>
          <table:table-cell table:style-name="t11.G3" office:value-type="string">
            <text:p text:style-name="P6">$11-n43</text:p>
          </table:table-cell>
          <table:covered-table-cell/>
        </table:table-row>
        <table:table-row>
          <table:table-cell table:style-name="t11.A7" office:value-type="string">
            <text:p text:style-name="P32">$11-fi4</text:p>
            <text:p text:style-name="P7">ИБН-8-6 № 010</text:p>
            <text:p text:style-name="P31">B(R)=$11-br4</text:p>
          </table:table-cell>
          <table:table-cell table:style-name="t11.B7" office:value-type="float" office:value="50">
            <text:p text:style-name="P35">50</text:p>
          </table:table-cell>
          <table:table-cell table:style-name="t11.C7" office:value-type="string">
            <text:p text:style-name="P6">$11-6<text:span text:style-name="T15">4</text:span></text:p>
          </table:table-cell>
          <table:table-cell table:style-name="t11.C7" office:value-type="string">
            <text:p text:style-name="P6">$11-7<text:span text:style-name="T15">4</text:span></text:p>
          </table:table-cell>
          <table:table-cell table:style-name="t11.C7" office:value-type="string">
            <text:p text:style-name="P6">$11-<text:span text:style-name="T15">84</text:span></text:p>
          </table:table-cell>
          <table:table-cell table:style-name="t11.C7" office:value-type="string">
            <text:p text:style-name="P6">$11-04</text:p>
          </table:table-cell>
          <table:table-cell table:style-name="t11.C7" office:value-type="string">
            <text:p text:style-name="P6">$11-n24</text:p>
          </table:table-cell>
          <table:table-cell table:style-name="t11.C7" office:value-type="string">
            <text:p text:style-name="P6">$11-n34</text:p>
          </table:table-cell>
          <table:table-cell table:style-name="t11.C7" office:value-type="string">
            <text:p text:style-name="P6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ext:soft-page-break/>
        <table:table-row>
          <table:table-cell table:style-name="t28.A1" table:number-columns-spanned="10" office:value-type="string">
            <text:p text:style-name="P28"><text:span text:style-name="T53">Определение основной относительной погрешности </text:span><text:span text:style-name="T54">при </text:span><text:span text:style-name="T53">измерени</text:span><text:span text:style-name="T54">и</text:span><text:span text:style-name="T53"> </text:span><text:span text:style-name="T54">мощности дозы</text:span><text:span text:style-name="T53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Мощность дозы<text:line-break/>в контрольной точке </text:p>
            <text:p text:style-name="P11"><text:span text:style-name="Основной_20_шрифт_20_абзаца"><text:span text:style-name="T145">Ḣ</text:span></text:span><text:span text:style-name="Основной_20_шрифт_20_абзаца"><text:span text:style-name="T27">*</text:span></text:span><text:span text:style-name="Основной_20_шрифт_20_абзаца"><text:span text:style-name="T40">0</text:span></text:span><text:span text:style-name="Основной_20_шрифт_20_абзаца"><text:span text:style-name="T45">i</text:span></text:span><text:span text:style-name="Основной_20_шрифт_20_абзаца"><text:span text:style-name="T147"> </text:span></text:span><text:span text:style-name="Основной_20_шрифт_20_абзаца"><text:span text:style-name="T140">(10)</text:span></text:span>, мкЗ<text:span text:style-name="T15">в/ч</text:span></text:p>
            <text:p text:style-name="P14"><text:span text:style-name="T76">№ источник</text:span><text:span text:style-name="T75">а</text:span></text:p>
            <text:p text:style-name="P11">(B(R))</text:p>
          </table:table-cell>
          <table:table-cell table:style-name="t28.B2" office:value-type="string">
            <text:p text:style-name="P5"><text:span text:style-name="T51">d</text:span>, <text:span text:style-name="T15">см</text:span></text:p>
          </table:table-cell>
          <table:table-cell table:style-name="t28.B2" table:number-columns-spanned="3" office:value-type="string">
            <text:p text:style-name="P20"><text:span text:style-name="Основной_20_шрифт_20_абзаца"><text:span text:style-name="T84">Ḣ</text:span></text:span><text:span text:style-name="Основной_20_шрифт_20_абзаца"><text:span text:style-name="T28">*</text:span></text:span><text:span text:style-name="Основной_20_шрифт_20_абзаца"><text:span text:style-name="T42">i</text:span></text:span><text:span text:style-name="Основной_20_шрифт_20_абзаца"><text:span text:style-name="T85"> </text:span></text:span><text:span text:style-name="Основной_20_шрифт_20_абзаца"><text:span text:style-name="T80">(10)</text:span></text:span><text:span text:style-name="Основной_20_шрифт_20_абзаца"><text:span text:style-name="T65">, <text:line-break/></text:span></text:span><text:span text:style-name="Основной_20_шрифт_20_абзаца"><text:span text:style-name="T69">мкЗв/ч</text:span></text:span></text:p>
          </table:table-cell>
          <table:covered-table-cell/>
          <table:covered-table-cell/>
          <table:table-cell table:style-name="t28.F2" office:value-type="string">
            <text:p text:style-name="P20"><text:span text:style-name="Основной_20_шрифт_20_абзаца"><text:span text:style-name="T65"><draw:frame draw:style-name="fr1" draw:name="Объект166" text:anchor-type="as-char" svg:y="-0.1752in" svg:width="0.2846in" style:rel-width="scale" svg:height="0.2354in" style:rel-height="scale" draw:z-index="17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80">(10)</text:span></text:span><text:span text:style-name="Основной_20_шрифт_20_абзаца"><text:span text:style-name="T65">,<text:line-break/></text:span></text:span><text:span text:style-name="Основной_20_шрифт_20_абзаца"><text:span text:style-name="T69">мкЗв/ч</text:span></text:span></text:p>
          </table:table-cell>
          <table:table-cell table:style-name="t28.F2" office:value-type="string">
            <text:p text:style-name="P20"><text:span text:style-name="Основной_20_шрифт_20_абзаца"><text:span text:style-name="T81">Ḣ</text:span></text:span><text:span text:style-name="Основной_20_шрифт_20_абзаца"><text:span text:style-name="T25">*</text:span></text:span><text:span text:style-name="Основной_20_шрифт_20_абзаца"><text:span text:style-name="T36">пр.</text:span></text:span><text:span text:style-name="Основной_20_шрифт_20_абзаца"><text:span text:style-name="T37">i </text:span></text:span><text:span text:style-name="Основной_20_шрифт_20_абзаца"><text:span text:style-name="T80">(10)</text:span></text:span><text:span text:style-name="Основной_20_шрифт_20_абзаца"><text:span text:style-name="T65">,<text:line-break/></text:span></text:span><text:span text:style-name="Основной_20_шрифт_20_абзаца"><text:span text:style-name="T69">мкЗв/ч</text:span></text:span></text:p>
          </table:table-cell>
          <table:table-cell table:style-name="t28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8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8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8.A3" office:value-type="string">
            <text:p text:style-name="P7">Фон</text:p>
          </table:table-cell>
          <table:table-cell table:style-name="t28.B3" office:value-type="string">
            <text:p text:style-name="P35">—</text:p>
          </table:table-cell>
          <table:table-cell table:style-name="t28.B3" table:number-columns-spanned="3" office:value-type="string">
            <text:p text:style-name="P6">$28-00</text:p>
          </table:table-cell>
          <table:covered-table-cell/>
          <table:covered-table-cell/>
          <table:table-cell table:style-name="t28.B3" office:value-type="string">
            <text:p text:style-name="P6">$28-00</text:p>
          </table:table-cell>
          <table:table-cell table:style-name="t28.G3" office:value-type="string">
            <text:p text:style-name="P35">—</text:p>
          </table:table-cell>
          <table:table-cell table:style-name="t28.B3" office:value-type="string">
            <text:p text:style-name="P35">—</text:p>
          </table:table-cell>
          <table:table-cell table:style-name="t28.B3" office:value-type="string">
            <text:p text:style-name="P35">—</text:p>
          </table:table-cell>
          <table:table-cell table:style-name="t28.J3" office:value-type="string">
            <text:p text:style-name="P35">—</text:p>
          </table:table-cell>
        </table:table-row>
        <table:table-row>
          <table:table-cell table:style-name="t28.A3" office:value-type="string">
            <text:p text:style-name="P6">$28-fi1</text:p>
            <text:p text:style-name="P7">ИБН-8-3 № 027</text:p>
            <text:p text:style-name="P5">B(R)=$28-br1</text:p>
          </table:table-cell>
          <table:table-cell table:style-name="t28.B4" office:value-type="float" office:value="200">
            <text:p text:style-name="P35">200</text:p>
          </table:table-cell>
          <table:table-cell table:style-name="t28.G3" office:value-type="string">
            <text:p text:style-name="P6">$28-61</text:p>
          </table:table-cell>
          <table:table-cell table:style-name="t28.G3" office:value-type="string">
            <text:p text:style-name="P6">$28-71</text:p>
          </table:table-cell>
          <table:table-cell table:style-name="t28.G3" office:value-type="string">
            <text:p text:style-name="P6">$28-81</text:p>
          </table:table-cell>
          <table:table-cell table:style-name="t28.G3" office:value-type="string">
            <text:p text:style-name="P6">$28-01</text:p>
          </table:table-cell>
          <table:table-cell table:style-name="t28.G3" office:value-type="string">
            <text:p text:style-name="P6">$28-n21</text:p>
          </table:table-cell>
          <table:table-cell table:style-name="t28.G3" office:value-type="string">
            <text:p text:style-name="P6">$28-n31</text:p>
          </table:table-cell>
          <table:table-cell table:style-name="t28.G3" office:value-type="string">
            <text:p text:style-name="P6">$28-n41</text:p>
          </table:table-cell>
          <table:table-cell table:style-name="t28.J4" table:number-rows-spanned="4" office:value-type="string">
            <text:p text:style-name="P4">±<text:span text:style-name="T15">20</text:span></text:p>
          </table:table-cell>
        </table:table-row>
        <table:table-row>
          <table:table-cell table:style-name="t28.A3" office:value-type="string">
            <text:p text:style-name="P6">$28-fi2</text:p>
            <text:p text:style-name="P7">ИБН-8-6 № 010</text:p>
            <text:p text:style-name="P5">B(R)=$28-br2</text:p>
          </table:table-cell>
          <table:table-cell table:style-name="t28.B4" office:value-type="float" office:value="200">
            <text:p text:style-name="P35">200</text:p>
          </table:table-cell>
          <table:table-cell table:style-name="t28.G3" office:value-type="string">
            <text:p text:style-name="P6">$28-62</text:p>
          </table:table-cell>
          <table:table-cell table:style-name="t28.G3" office:value-type="string">
            <text:p text:style-name="P6">$28-72</text:p>
          </table:table-cell>
          <table:table-cell table:style-name="t28.G3" office:value-type="string">
            <text:p text:style-name="P6">$28-<text:span text:style-name="T15">82</text:span></text:p>
          </table:table-cell>
          <table:table-cell table:style-name="t28.G3" office:value-type="string">
            <text:p text:style-name="P6">$28-02</text:p>
          </table:table-cell>
          <table:table-cell table:style-name="t28.G3" office:value-type="string">
            <text:p text:style-name="P6">$28-n22</text:p>
          </table:table-cell>
          <table:table-cell table:style-name="t28.G3" office:value-type="string">
            <text:p text:style-name="P6">$28-n32</text:p>
          </table:table-cell>
          <table:table-cell table:style-name="t28.G3" office:value-type="string">
            <text:p text:style-name="P6">$28-n42</text:p>
          </table:table-cell>
          <table:covered-table-cell/>
        </table:table-row>
        <table:table-row>
          <table:table-cell table:style-name="t28.A3" office:value-type="string">
            <text:p text:style-name="P32">$28-fi3</text:p>
            <text:p text:style-name="P7">ИБН-8-6 № 010</text:p>
            <text:p text:style-name="P31">B(R)=$28-br3</text:p>
          </table:table-cell>
          <table:table-cell table:style-name="t28.B4" office:value-type="float" office:value="100">
            <text:p text:style-name="P35">100</text:p>
          </table:table-cell>
          <table:table-cell table:style-name="t28.G3" office:value-type="string">
            <text:p text:style-name="P6">$28-6<text:span text:style-name="T15">3</text:span></text:p>
          </table:table-cell>
          <table:table-cell table:style-name="t28.G3" office:value-type="string">
            <text:p text:style-name="P6">$28-7<text:span text:style-name="T15">3</text:span></text:p>
          </table:table-cell>
          <table:table-cell table:style-name="t28.G3" office:value-type="string">
            <text:p text:style-name="P6">$28-<text:span text:style-name="T15">83</text:span></text:p>
          </table:table-cell>
          <table:table-cell table:style-name="t28.G3" office:value-type="string">
            <text:p text:style-name="P6">$28-03</text:p>
          </table:table-cell>
          <table:table-cell table:style-name="t28.G3" office:value-type="string">
            <text:p text:style-name="P6">$28-n23</text:p>
          </table:table-cell>
          <table:table-cell table:style-name="t28.G3" office:value-type="string">
            <text:p text:style-name="P6">$28-n33</text:p>
          </table:table-cell>
          <table:table-cell table:style-name="t28.G3" office:value-type="string">
            <text:p text:style-name="P6">$28-n43</text:p>
          </table:table-cell>
          <table:covered-table-cell/>
        </table:table-row>
        <table:table-row>
          <table:table-cell table:style-name="t28.A7" office:value-type="string">
            <text:p text:style-name="P32">$28-fi4</text:p>
            <text:p text:style-name="P7">ИБН-8-6 № 010</text:p>
            <text:p text:style-name="P31">B(R)=$28-br4</text:p>
          </table:table-cell>
          <table:table-cell table:style-name="t28.B7" office:value-type="float" office:value="50">
            <text:p text:style-name="P35">50</text:p>
          </table:table-cell>
          <table:table-cell table:style-name="t28.C7" office:value-type="string">
            <text:p text:style-name="P6">$28-6<text:span text:style-name="T15">4</text:span></text:p>
          </table:table-cell>
          <table:table-cell table:style-name="t28.C7" office:value-type="string">
            <text:p text:style-name="P6">$28-7<text:span text:style-name="T15">4</text:span></text:p>
          </table:table-cell>
          <table:table-cell table:style-name="t28.C7" office:value-type="string">
            <text:p text:style-name="P6">$28-<text:span text:style-name="T15">84</text:span></text:p>
          </table:table-cell>
          <table:table-cell table:style-name="t28.C7" office:value-type="string">
            <text:p text:style-name="P6">$28-04</text:p>
          </table:table-cell>
          <table:table-cell table:style-name="t28.C7" office:value-type="string">
            <text:p text:style-name="P6">$28-n24</text:p>
          </table:table-cell>
          <table:table-cell table:style-name="t28.C7" office:value-type="string">
            <text:p text:style-name="P6">$28-n34</text:p>
          </table:table-cell>
          <table:table-cell table:style-name="t28.C7" office:value-type="string">
            <text:p text:style-name="P6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able:table-row>
          <table:table-cell table:style-name="t27.A1" table:number-columns-spanned="10" office:value-type="string">
            <text:p text:style-name="P27"><text:span text:style-name="T10">Определение основной относительной погрешности при измерении плотности потока нейтронного излучения с БДКН-05 №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">Плотность потока <text:line-break/>в контрольной точке <text:span text:style-name="T50">φ</text:span><text:span text:style-name="T35">0</text:span><text:span text:style-name="T34">i</text:span> , с<text:span text:style-name="T22">-1</text:span>⋅см<text:span text:style-name="T22">-2</text:span></text:p>
            <text:p text:style-name="P10">№ источника</text:p>
            <text:p text:style-name="P11">(B(R))</text:p>
          </table:table-cell>
          <table:table-cell table:style-name="t27.B2" office:value-type="string">
            <text:p text:style-name="P5"><text:span text:style-name="T51">d</text:span>, <text:span text:style-name="T15">см</text:span></text:p>
          </table:table-cell>
          <table:table-cell table:style-name="t27.B2" table:number-columns-spanned="3" office:value-type="string">
            <text:p text:style-name="P26"><text:span text:style-name="Основной_20_шрифт_20_абзаца"><text:span text:style-name="T83">φ</text:span></text:span><text:span text:style-name="Основной_20_шрифт_20_абзаца"><text:span text:style-name="T43">i</text:span></text:span><text:span text:style-name="Основной_20_шрифт_20_абзаца"><text:span text:style-name="T73">,<text:line-break/></text:span></text:span><text:span text:style-name="Основной_20_шрифт_20_абзаца"><text:span text:style-name="T74">с</text:span></text:span><text:span text:style-name="Основной_20_шрифт_20_абзаца"><text:span text:style-name="T23">-1</text:span></text:span><text:span text:style-name="Основной_20_шрифт_20_абзаца"><text:span text:style-name="T74">⋅см</text:span></text:span><text:span text:style-name="Основной_20_шрифт_20_абзаца"><text:span text:style-name="T23">-2</text:span></text:span></text:p>
          </table:table-cell>
          <table:covered-table-cell/>
          <table:covered-table-cell/>
          <table:table-cell table:style-name="t27.B2" office:value-type="string">
            <text:p text:style-name="P25"><text:span text:style-name="Основной_20_шрифт_20_абзаца"><text:span text:style-name="T139"><draw:frame draw:style-name="fr2" draw:name="Объект171" text:anchor-type="as-char" svg:width="0.2071in" style:rel-width="scale" svg:height="0.2098in" style:rel-height="scale" draw:z-index="0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79">,<text:line-break/></text:span></text:span><text:span text:style-name="Основной_20_шрифт_20_абзаца"><text:span text:style-name="T69">с</text:span></text:span><text:span text:style-name="Основной_20_шрифт_20_абзаца"><text:span text:style-name="T24">-1</text:span></text:span><text:span text:style-name="Основной_20_шрифт_20_абзаца"><text:span text:style-name="T69">⋅см</text:span></text:span><text:span text:style-name="Основной_20_шрифт_20_абзаца"><text:span text:style-name="T24">-2</text:span></text:span></text:p>
          </table:table-cell>
          <table:table-cell table:style-name="t27.B2" office:value-type="string">
            <text:p text:style-name="P25"><text:span text:style-name="Основной_20_шрифт_20_абзаца"><text:span text:style-name="T83">φ</text:span></text:span><text:span text:style-name="Основной_20_шрифт_20_абзаца"><text:span text:style-name="T39">пр,</text:span></text:span><text:span text:style-name="Основной_20_шрифт_20_абзаца"><text:span text:style-name="T42">i </text:span></text:span><text:span text:style-name="Основной_20_шрифт_20_абзаца"><text:span text:style-name="T79">,<text:line-break/></text:span></text:span><text:span text:style-name="Основной_20_шрифт_20_абзаца"><text:span text:style-name="T69">с</text:span></text:span><text:span text:style-name="Основной_20_шрифт_20_абзаца"><text:span text:style-name="T24">-1</text:span></text:span><text:span text:style-name="Основной_20_шрифт_20_абзаца"><text:span text:style-name="T69">⋅см</text:span></text:span><text:span text:style-name="Основной_20_шрифт_20_абзаца"><text:span text:style-name="T24">-2</text:span></text:span></text:p>
          </table:table-cell>
          <table:table-cell table:style-name="t27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7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7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7.A3" office:value-type="string">
            <text:p text:style-name="P7">Фон</text:p>
          </table:table-cell>
          <table:table-cell table:style-name="t27.B3" office:value-type="float" office:value="200">
            <text:p text:style-name="P35">200</text:p>
          </table:table-cell>
          <table:table-cell table:style-name="t27.C3" table:number-columns-spanned="3" office:value-type="string">
            <text:p text:style-name="P6">$27-00</text:p>
          </table:table-cell>
          <table:covered-table-cell/>
          <table:covered-table-cell/>
          <table:table-cell table:style-name="t27.C3" office:value-type="string">
            <text:p text:style-name="P6">$27-00</text:p>
          </table:table-cell>
          <table:table-cell table:style-name="t27.G3" office:value-type="string">
            <text:p text:style-name="P35">—</text:p>
          </table:table-cell>
          <table:table-cell table:style-name="t27.C3" office:value-type="string">
            <text:p text:style-name="P35">—</text:p>
          </table:table-cell>
          <table:table-cell table:style-name="t27.C3" office:value-type="string">
            <text:p text:style-name="P35">—</text:p>
          </table:table-cell>
          <table:table-cell table:style-name="t27.J3" office:value-type="string">
            <text:p text:style-name="P35">—</text:p>
          </table:table-cell>
        </table:table-row>
        <table:table-row>
          <table:table-cell table:style-name="t27.A3" office:value-type="string">
            <text:p text:style-name="P6">$27-fi1</text:p>
            <text:p text:style-name="P7">ИБН-8-3 № 027</text:p>
            <text:p text:style-name="P5">B(R)=$27-br1</text:p>
          </table:table-cell>
          <table:table-cell table:style-name="t27.B4" office:value-type="float" office:value="200">
            <text:p text:style-name="P35">200</text:p>
          </table:table-cell>
          <table:table-cell table:style-name="t27.G3" office:value-type="string">
            <text:p text:style-name="P6">$27-61</text:p>
          </table:table-cell>
          <table:table-cell table:style-name="t27.G3" office:value-type="string">
            <text:p text:style-name="P6">$27-71</text:p>
          </table:table-cell>
          <table:table-cell table:style-name="t27.G3" office:value-type="string">
            <text:p text:style-name="P6">$27-81</text:p>
          </table:table-cell>
          <table:table-cell table:style-name="t27.G3" office:value-type="string">
            <text:p text:style-name="P6">$27-01</text:p>
          </table:table-cell>
          <table:table-cell table:style-name="t27.G3" office:value-type="string">
            <text:p text:style-name="P6">$27-n21</text:p>
          </table:table-cell>
          <table:table-cell table:style-name="t27.G3" office:value-type="string">
            <text:p text:style-name="P6">$27-n31</text:p>
          </table:table-cell>
          <table:table-cell table:style-name="t27.G3" office:value-type="string">
            <text:p text:style-name="P6">$27-n41</text:p>
          </table:table-cell>
          <table:table-cell table:style-name="t27.J4" table:number-rows-spanned="4" office:value-type="string">
            <text:p text:style-name="P4">±<text:span text:style-name="T15">20</text:span></text:p>
          </table:table-cell>
        </table:table-row>
        <table:table-row>
          <table:table-cell table:style-name="t27.A3" office:value-type="string">
            <text:p text:style-name="P6">$27-fi2</text:p>
            <text:p text:style-name="P7">ИБН-8-6 № 010</text:p>
            <text:p text:style-name="P5">B(R)=$27-br2</text:p>
          </table:table-cell>
          <table:table-cell table:style-name="t27.B4" office:value-type="float" office:value="200">
            <text:p text:style-name="P35">200</text:p>
          </table:table-cell>
          <table:table-cell table:style-name="t27.G3" office:value-type="string">
            <text:p text:style-name="P6">$27-62</text:p>
          </table:table-cell>
          <table:table-cell table:style-name="t27.G3" office:value-type="string">
            <text:p text:style-name="P6">$27-72</text:p>
          </table:table-cell>
          <table:table-cell table:style-name="t27.G3" office:value-type="string">
            <text:p text:style-name="P6">$27-<text:span text:style-name="T15">82</text:span></text:p>
          </table:table-cell>
          <table:table-cell table:style-name="t27.G3" office:value-type="string">
            <text:p text:style-name="P6">$27-02</text:p>
          </table:table-cell>
          <table:table-cell table:style-name="t27.G3" office:value-type="string">
            <text:p text:style-name="P6">$27-n22</text:p>
          </table:table-cell>
          <table:table-cell table:style-name="t27.G3" office:value-type="string">
            <text:p text:style-name="P6">$27-n32</text:p>
          </table:table-cell>
          <table:table-cell table:style-name="t27.G3" office:value-type="string">
            <text:p text:style-name="P6">$27-n42</text:p>
          </table:table-cell>
          <table:covered-table-cell/>
        </table:table-row>
        <table:table-row>
          <table:table-cell table:style-name="t27.A3" office:value-type="string">
            <text:p text:style-name="P32">$27-fi3</text:p>
            <text:p text:style-name="P7">ИБН-8-6 № 010</text:p>
            <text:p text:style-name="P31">B(R)=$27-br3</text:p>
          </table:table-cell>
          <table:table-cell table:style-name="t27.B4" office:value-type="float" office:value="100">
            <text:p text:style-name="P35">100</text:p>
          </table:table-cell>
          <table:table-cell table:style-name="t27.G3" office:value-type="string">
            <text:p text:style-name="P6">$27-6<text:span text:style-name="T15">3</text:span></text:p>
          </table:table-cell>
          <table:table-cell table:style-name="t27.G3" office:value-type="string">
            <text:p text:style-name="P6">$27-7<text:span text:style-name="T15">3</text:span></text:p>
          </table:table-cell>
          <table:table-cell table:style-name="t27.G3" office:value-type="string">
            <text:p text:style-name="P6">$27-<text:span text:style-name="T15">83</text:span></text:p>
          </table:table-cell>
          <table:table-cell table:style-name="t27.G3" office:value-type="string">
            <text:p text:style-name="P6">$27-03</text:p>
          </table:table-cell>
          <table:table-cell table:style-name="t27.G3" office:value-type="string">
            <text:p text:style-name="P6">$27-n23</text:p>
          </table:table-cell>
          <table:table-cell table:style-name="t27.G3" office:value-type="string">
            <text:p text:style-name="P6">$27-n33</text:p>
          </table:table-cell>
          <table:table-cell table:style-name="t27.G3" office:value-type="string">
            <text:p text:style-name="P6">$27-n43</text:p>
          </table:table-cell>
          <table:covered-table-cell/>
        </table:table-row>
        <table:table-row>
          <table:table-cell table:style-name="t27.A7" office:value-type="string">
            <text:p text:style-name="P32">$27-fi4</text:p>
            <text:p text:style-name="P7">ИБН-8-6 № 010</text:p>
            <text:p text:style-name="P31">B(R)=$27-br4</text:p>
          </table:table-cell>
          <table:table-cell table:style-name="t27.B7" office:value-type="float" office:value="50">
            <text:p text:style-name="P35">50</text:p>
          </table:table-cell>
          <table:table-cell table:style-name="t27.C7" office:value-type="string">
            <text:p text:style-name="P6">$27-6<text:span text:style-name="T15">4</text:span></text:p>
          </table:table-cell>
          <table:table-cell table:style-name="t27.C7" office:value-type="string">
            <text:p text:style-name="P6">$27-7<text:span text:style-name="T15">4</text:span></text:p>
          </table:table-cell>
          <table:table-cell table:style-name="t27.C7" office:value-type="string">
            <text:p text:style-name="P6">$27-<text:span text:style-name="T15">84</text:span></text:p>
          </table:table-cell>
          <table:table-cell table:style-name="t27.C7" office:value-type="string">
            <text:p text:style-name="P6">$27-04</text:p>
          </table:table-cell>
          <table:table-cell table:style-name="t27.C7" office:value-type="string">
            <text:p text:style-name="P6">$27-n24</text:p>
          </table:table-cell>
          <table:table-cell table:style-name="t27.C7" office:value-type="string">
            <text:p text:style-name="P6">$27-n34</text:p>
          </table:table-cell>
          <table:table-cell table:style-name="t27.C7" office:value-type="string">
            <text:p text:style-name="P6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ext:soft-page-break/>
        <table:table-row>
          <table:table-cell table:style-name="t12.A1" table:number-columns-spanned="9" office:value-type="string">
            <text:p text:style-name="P19"><text:span text:style-name="Основной_20_шрифт_20_абзаца"><text:span text:style-name="T63">Определение основной относительной погрешности </text:span></text:span><text:span text:style-name="Основной_20_шрифт_20_абзаца"><text:span text:style-name="T77">при </text:span></text:span><text:span text:style-name="Основной_20_шрифт_20_абзаца"><text:span text:style-name="T63">измерени</text:span></text:span><text:span text:style-name="Основной_20_шрифт_20_абзаца"><text:span text:style-name="T77">и</text:span></text:span><text:span text:style-name="Основной_20_шрифт_20_абзаца"><text:span text:style-name="T63"> плотности потока</text:span></text:span><text:span text:style-name="Основной_20_шрифт_20_абзаца"><text:span text:style-name="T64"> </text:span></text:span><text:span text:style-name="Основной_20_шрифт_20_абзаца"><text:span text:style-name="T71">α</text:span></text:span><text:span text:style-name="Основной_20_шрифт_20_абзаца"><text:span text:style-name="T78">-</text:span></text:span><text:span text:style-name="Основной_20_шрифт_20_абзаца"><text:span text:style-name="T77">излучения</text:span></text:span><text:span text:style-name="Основной_20_шрифт_20_абзаца"><text:span text:style-name="T63"> с блоком БДПА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49"><text:span text:style-name="T143">φ</text:span><text:span text:style-name="T44">0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12.B2" office:value-type="string">
            <text:p text:style-name="P49">№ ист.</text:p>
          </table:table-cell>
          <table:table-cell table:style-name="t12.B2" table:number-columns-spanned="3" office:value-type="string">
            <text:p text:style-name="P49"><text:span text:style-name="T143">φ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covered-table-cell/>
          <table:covered-table-cell/>
          <table:table-cell table:style-name="t12.B2" office:value-type="string">
            <text:p text:style-name="P49"><draw:frame draw:style-name="fr2" draw:name="Объект113" text:anchor-type="as-char" svg:width="0.2071in" style:rel-width="scale" svg:height="0.2098in" style:rel-height="scale" draw:z-index="0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6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12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2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2.I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2.A3" office:value-type="string">
            <text:p text:style-name="P22">$12-90</text:p>
          </table:table-cell>
          <table:table-cell table:style-name="t12.B3" office:value-type="string">
            <text:p text:style-name="P23">$12-30</text:p>
          </table:table-cell>
          <table:table-cell table:style-name="t12.B3" office:value-type="string">
            <text:p text:style-name="P21">$12-60</text:p>
          </table:table-cell>
          <table:table-cell table:style-name="t12.B3" office:value-type="string">
            <text:p text:style-name="P21">$12-70</text:p>
          </table:table-cell>
          <table:table-cell table:style-name="t12.B3" office:value-type="string">
            <text:p text:style-name="P21">$12-80</text:p>
          </table:table-cell>
          <table:table-cell table:style-name="t12.B3" office:value-type="string">
            <text:p text:style-name="P21">$12-00</text:p>
          </table:table-cell>
          <table:table-cell table:style-name="t12.B3" office:value-type="string">
            <text:p text:style-name="P21">$12-10</text:p>
          </table:table-cell>
          <table:table-cell table:style-name="t12.B3" office:value-type="string">
            <text:p text:style-name="P21">$12-20</text:p>
          </table:table-cell>
          <table:table-cell table:style-name="t12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2.A3" office:value-type="string">
            <text:p text:style-name="P22">$12-91</text:p>
          </table:table-cell>
          <table:table-cell table:style-name="t12.B3" office:value-type="string">
            <text:p text:style-name="P23">$12-31</text:p>
          </table:table-cell>
          <table:table-cell table:style-name="t12.B3" office:value-type="string">
            <text:p text:style-name="P21">$12-61</text:p>
          </table:table-cell>
          <table:table-cell table:style-name="t12.B3" office:value-type="string">
            <text:p text:style-name="P21">$12-71</text:p>
          </table:table-cell>
          <table:table-cell table:style-name="t12.B3" office:value-type="string">
            <text:p text:style-name="P21">$12-81</text:p>
          </table:table-cell>
          <table:table-cell table:style-name="t12.B3" office:value-type="string">
            <text:p text:style-name="P21">$12-01</text:p>
          </table:table-cell>
          <table:table-cell table:style-name="t12.B3" office:value-type="string">
            <text:p text:style-name="P21">$12-11</text:p>
          </table:table-cell>
          <table:table-cell table:style-name="t12.B3" office:value-type="string">
            <text:p text:style-name="P21">$12-21</text:p>
          </table:table-cell>
          <table:covered-table-cell/>
        </table:table-row>
        <table:table-row>
          <table:table-cell table:style-name="t12.A3" office:value-type="string">
            <text:p text:style-name="P22">$12-92</text:p>
          </table:table-cell>
          <table:table-cell table:style-name="t12.B3" office:value-type="string">
            <text:p text:style-name="P23">$12-32</text:p>
          </table:table-cell>
          <table:table-cell table:style-name="t12.B3" office:value-type="string">
            <text:p text:style-name="P21">$12-62</text:p>
          </table:table-cell>
          <table:table-cell table:style-name="t12.B3" office:value-type="string">
            <text:p text:style-name="P21">$12-72</text:p>
          </table:table-cell>
          <table:table-cell table:style-name="t12.B3" office:value-type="string">
            <text:p text:style-name="P21">$12-82</text:p>
          </table:table-cell>
          <table:table-cell table:style-name="t12.B3" office:value-type="string">
            <text:p text:style-name="P21">$12-02</text:p>
          </table:table-cell>
          <table:table-cell table:style-name="t12.B3" office:value-type="string">
            <text:p text:style-name="P21">$12-12</text:p>
          </table:table-cell>
          <table:table-cell table:style-name="t12.B3" office:value-type="string">
            <text:p text:style-name="P21">$12-22</text:p>
          </table:table-cell>
          <table:covered-table-cell/>
        </table:table-row>
        <table:table-row>
          <table:table-cell table:style-name="t12.A6" office:value-type="string">
            <text:p text:style-name="P22">$12-93</text:p>
          </table:table-cell>
          <table:table-cell table:style-name="t12.B6" office:value-type="string">
            <text:p text:style-name="P23">$12-33</text:p>
          </table:table-cell>
          <table:table-cell table:style-name="t12.B6" office:value-type="string">
            <text:p text:style-name="P21">$12-63</text:p>
          </table:table-cell>
          <table:table-cell table:style-name="t12.B6" office:value-type="string">
            <text:p text:style-name="P21">$12-73</text:p>
          </table:table-cell>
          <table:table-cell table:style-name="t12.B6" office:value-type="string">
            <text:p text:style-name="P21">$12-83</text:p>
          </table:table-cell>
          <table:table-cell table:style-name="t12.B6" office:value-type="string">
            <text:p text:style-name="P21">$12-03</text:p>
          </table:table-cell>
          <table:table-cell table:style-name="t12.B6" office:value-type="string">
            <text:p text:style-name="P21">$12-13</text:p>
          </table:table-cell>
          <table:table-cell table:style-name="t12.B6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9"><text:span text:style-name="Основной_20_шрифт_20_абзаца"><text:span text:style-name="T63">Определение основной относительной погрешности </text:span></text:span><text:span text:style-name="Основной_20_шрифт_20_абзаца"><text:span text:style-name="T77">при </text:span></text:span><text:span text:style-name="Основной_20_шрифт_20_абзаца"><text:span text:style-name="T63">измерени</text:span></text:span><text:span text:style-name="Основной_20_шрифт_20_абзаца"><text:span text:style-name="T77">и</text:span></text:span><text:span text:style-name="Основной_20_шрифт_20_абзаца"><text:span text:style-name="T63"> плотности потока </text:span></text:span><text:span text:style-name="Основной_20_шрифт_20_абзаца"><text:span text:style-name="T71">α</text:span></text:span><text:span text:style-name="Основной_20_шрифт_20_абзаца"><text:span text:style-name="T77">-излучения</text:span></text:span><text:span text:style-name="Основной_20_шрифт_20_абзаца"><text:span text:style-name="T63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49"><text:span text:style-name="T143">φ</text:span><text:span text:style-name="T44">0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13.B2" office:value-type="string">
            <text:p text:style-name="P49">№ ист.</text:p>
          </table:table-cell>
          <table:table-cell table:style-name="t13.B2" table:number-columns-spanned="3" office:value-type="string">
            <text:p text:style-name="P49"><text:span text:style-name="T143">φ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covered-table-cell/>
          <table:covered-table-cell/>
          <table:table-cell table:style-name="t13.B2" office:value-type="string">
            <text:p text:style-name="P49"><draw:frame draw:style-name="fr2" draw:name="Объект118" text:anchor-type="as-char" svg:width="0.2071in" style:rel-width="scale" svg:height="0.2098in" style:rel-height="scale" draw:z-index="0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6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13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3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3.I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3.A3" office:value-type="string">
            <text:p text:style-name="P22">$13-90</text:p>
          </table:table-cell>
          <table:table-cell table:style-name="t13.B3" office:value-type="string">
            <text:p text:style-name="P21">$1<text:span text:style-name="T15">3</text:span>-<text:span text:style-name="T4">3</text:span>0</text:p>
          </table:table-cell>
          <table:table-cell table:style-name="t13.B3" office:value-type="string">
            <text:p text:style-name="P21">$13-60</text:p>
          </table:table-cell>
          <table:table-cell table:style-name="t13.B3" office:value-type="string">
            <text:p text:style-name="P21">$13-70</text:p>
          </table:table-cell>
          <table:table-cell table:style-name="t13.B3" office:value-type="string">
            <text:p text:style-name="P21">$13-80</text:p>
          </table:table-cell>
          <table:table-cell table:style-name="t13.B3" office:value-type="string">
            <text:p text:style-name="P21">$13-00</text:p>
          </table:table-cell>
          <table:table-cell table:style-name="t13.B3" office:value-type="string">
            <text:p text:style-name="P21">$13-10</text:p>
          </table:table-cell>
          <table:table-cell table:style-name="t13.B3" office:value-type="string">
            <text:p text:style-name="P21">$13-20</text:p>
          </table:table-cell>
          <table:table-cell table:style-name="t13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3.A3" office:value-type="string">
            <text:p text:style-name="P21">$13-<text:span text:style-name="T4">9</text:span>1</text:p>
          </table:table-cell>
          <table:table-cell table:style-name="t13.B3" office:value-type="string">
            <text:p text:style-name="P21">$1<text:span text:style-name="T15">3</text:span>-<text:span text:style-name="T4">3</text:span>1</text:p>
          </table:table-cell>
          <table:table-cell table:style-name="t13.B3" office:value-type="string">
            <text:p text:style-name="P21">$13-61</text:p>
          </table:table-cell>
          <table:table-cell table:style-name="t13.B3" office:value-type="string">
            <text:p text:style-name="P21">$13-71</text:p>
          </table:table-cell>
          <table:table-cell table:style-name="t13.B3" office:value-type="string">
            <text:p text:style-name="P21">$13-81</text:p>
          </table:table-cell>
          <table:table-cell table:style-name="t13.B3" office:value-type="string">
            <text:p text:style-name="P21">$13-01</text:p>
          </table:table-cell>
          <table:table-cell table:style-name="t13.B3" office:value-type="string">
            <text:p text:style-name="P21">$13-11</text:p>
          </table:table-cell>
          <table:table-cell table:style-name="t13.B3" office:value-type="string">
            <text:p text:style-name="P21">$13-21</text:p>
          </table:table-cell>
          <table:covered-table-cell/>
        </table:table-row>
        <table:table-row>
          <table:table-cell table:style-name="t13.A3" office:value-type="string">
            <text:p text:style-name="P22">$13-92</text:p>
          </table:table-cell>
          <table:table-cell table:style-name="t13.B3" office:value-type="string">
            <text:p text:style-name="P22">$1<text:span text:style-name="T15">3</text:span>-32</text:p>
          </table:table-cell>
          <table:table-cell table:style-name="t13.B3" office:value-type="string">
            <text:p text:style-name="P21">$13-62</text:p>
          </table:table-cell>
          <table:table-cell table:style-name="t13.B3" office:value-type="string">
            <text:p text:style-name="P21">$13-72</text:p>
          </table:table-cell>
          <table:table-cell table:style-name="t13.B3" office:value-type="string">
            <text:p text:style-name="P21">$13-82</text:p>
          </table:table-cell>
          <table:table-cell table:style-name="t13.B3" office:value-type="string">
            <text:p text:style-name="P21">$13-02</text:p>
          </table:table-cell>
          <table:table-cell table:style-name="t13.B3" office:value-type="string">
            <text:p text:style-name="P21">$13-12</text:p>
          </table:table-cell>
          <table:table-cell table:style-name="t13.B3" office:value-type="string">
            <text:p text:style-name="P21">$13-22</text:p>
          </table:table-cell>
          <table:covered-table-cell/>
        </table:table-row>
        <table:table-row>
          <table:table-cell table:style-name="t13.A6" office:value-type="string">
            <text:p text:style-name="P22">$13-93</text:p>
          </table:table-cell>
          <table:table-cell table:style-name="t13.B6" office:value-type="string">
            <text:p text:style-name="P22">$1<text:span text:style-name="T15">3</text:span>-33</text:p>
          </table:table-cell>
          <table:table-cell table:style-name="t13.B6" office:value-type="string">
            <text:p text:style-name="P21">$13-63</text:p>
          </table:table-cell>
          <table:table-cell table:style-name="t13.B6" office:value-type="string">
            <text:p text:style-name="P21">$13-73</text:p>
          </table:table-cell>
          <table:table-cell table:style-name="t13.B6" office:value-type="string">
            <text:p text:style-name="P21">$13-83</text:p>
          </table:table-cell>
          <table:table-cell table:style-name="t13.B6" office:value-type="string">
            <text:p text:style-name="P21">$13-03</text:p>
          </table:table-cell>
          <table:table-cell table:style-name="t13.B6" office:value-type="string">
            <text:p text:style-name="P21">$13-13</text:p>
          </table:table-cell>
          <table:table-cell table:style-name="t13.B6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able:table-row>
          <table:table-cell table:style-name="t25.A1" table:number-columns-spanned="9" office:value-type="string">
            <text:p text:style-name="P19"><text:span text:style-name="Основной_20_шрифт_20_абзаца"><text:span text:style-name="T63">Определение основной относительной погрешности </text:span></text:span><text:span text:style-name="Основной_20_шрифт_20_абзаца"><text:span text:style-name="T77">при </text:span></text:span><text:span text:style-name="Основной_20_шрифт_20_абзаца"><text:span text:style-name="T63">измерени</text:span></text:span><text:span text:style-name="Основной_20_шрифт_20_абзаца"><text:span text:style-name="T77">и</text:span></text:span><text:span text:style-name="Основной_20_шрифт_20_абзаца"><text:span text:style-name="T63"> плотности потока </text:span></text:span><text:span text:style-name="Основной_20_шрифт_20_абзаца"><text:span text:style-name="T71">α</text:span></text:span><text:span text:style-name="Основной_20_шрифт_20_абзаца"><text:span text:style-name="T77">-излучения</text:span></text:span><text:span text:style-name="Основной_20_шрифт_20_абзаца"><text:span text:style-name="T63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49"><text:span text:style-name="T143">φ</text:span><text:span text:style-name="T44">0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25.B2" office:value-type="string">
            <text:p text:style-name="P49">№ ист.</text:p>
          </table:table-cell>
          <table:table-cell table:style-name="t25.B2" table:number-columns-spanned="3" office:value-type="string">
            <text:p text:style-name="P49"><text:span text:style-name="T143">φ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covered-table-cell/>
          <table:covered-table-cell/>
          <table:table-cell table:style-name="t25.B2" office:value-type="string">
            <text:p text:style-name="P49"><draw:frame draw:style-name="fr2" draw:name="Объект124" text:anchor-type="as-char" svg:width="0.2071in" style:rel-width="scale" svg:height="0.2098in" style:rel-height="scale" draw:z-index="0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6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25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5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5.I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5.A3" office:value-type="string">
            <text:p text:style-name="P22">$25-90</text:p>
          </table:table-cell>
          <table:table-cell table:style-name="t25.B3" office:value-type="string">
            <text:p text:style-name="P21">$<text:span text:style-name="T15">25</text:span>-<text:span text:style-name="T4">3</text:span>0</text:p>
          </table:table-cell>
          <table:table-cell table:style-name="t25.B3" office:value-type="string">
            <text:p text:style-name="P21">$25-60</text:p>
          </table:table-cell>
          <table:table-cell table:style-name="t25.B3" office:value-type="string">
            <text:p text:style-name="P21">$25-70</text:p>
          </table:table-cell>
          <table:table-cell table:style-name="t25.B3" office:value-type="string">
            <text:p text:style-name="P21">$25-80</text:p>
          </table:table-cell>
          <table:table-cell table:style-name="t25.B3" office:value-type="string">
            <text:p text:style-name="P21">$25-00</text:p>
          </table:table-cell>
          <table:table-cell table:style-name="t25.B3" office:value-type="string">
            <text:p text:style-name="P21">$25-10</text:p>
          </table:table-cell>
          <table:table-cell table:style-name="t25.B3" office:value-type="string">
            <text:p text:style-name="P21">$25-20</text:p>
          </table:table-cell>
          <table:table-cell table:style-name="t25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25.A3" office:value-type="string">
            <text:p text:style-name="P21">$25-<text:span text:style-name="T4">9</text:span>1</text:p>
          </table:table-cell>
          <table:table-cell table:style-name="t25.B3" office:value-type="string">
            <text:p text:style-name="P23">$25-31</text:p>
          </table:table-cell>
          <table:table-cell table:style-name="t25.B3" office:value-type="string">
            <text:p text:style-name="P21">$25-61</text:p>
          </table:table-cell>
          <table:table-cell table:style-name="t25.B3" office:value-type="string">
            <text:p text:style-name="P21">$25-71</text:p>
          </table:table-cell>
          <table:table-cell table:style-name="t25.B3" office:value-type="string">
            <text:p text:style-name="P21">$25-81</text:p>
          </table:table-cell>
          <table:table-cell table:style-name="t25.B3" office:value-type="string">
            <text:p text:style-name="P21">$25-01</text:p>
          </table:table-cell>
          <table:table-cell table:style-name="t25.B3" office:value-type="string">
            <text:p text:style-name="P21">$25-11</text:p>
          </table:table-cell>
          <table:table-cell table:style-name="t25.B3" office:value-type="string">
            <text:p text:style-name="P21">$25-21</text:p>
          </table:table-cell>
          <table:covered-table-cell/>
        </table:table-row>
        <table:table-row>
          <table:table-cell table:style-name="t25.A3" office:value-type="string">
            <text:p text:style-name="P22">$25-92</text:p>
          </table:table-cell>
          <table:table-cell table:style-name="t25.B3" office:value-type="string">
            <text:p text:style-name="P22">$<text:span text:style-name="T15">25</text:span>-32</text:p>
          </table:table-cell>
          <table:table-cell table:style-name="t25.B3" office:value-type="string">
            <text:p text:style-name="P21">$25-62</text:p>
          </table:table-cell>
          <table:table-cell table:style-name="t25.B3" office:value-type="string">
            <text:p text:style-name="P21">$25-72</text:p>
          </table:table-cell>
          <table:table-cell table:style-name="t25.B3" office:value-type="string">
            <text:p text:style-name="P21">$25-82</text:p>
          </table:table-cell>
          <table:table-cell table:style-name="t25.B3" office:value-type="string">
            <text:p text:style-name="P21">$25-02</text:p>
          </table:table-cell>
          <table:table-cell table:style-name="t25.B3" office:value-type="string">
            <text:p text:style-name="P21">$25-12</text:p>
          </table:table-cell>
          <table:table-cell table:style-name="t25.B3" office:value-type="string">
            <text:p text:style-name="P21">$25-22</text:p>
          </table:table-cell>
          <table:covered-table-cell/>
        </table:table-row>
        <table:table-row>
          <table:table-cell table:style-name="t25.A6" office:value-type="string">
            <text:p text:style-name="P22">$25-93</text:p>
          </table:table-cell>
          <table:table-cell table:style-name="t25.B6" office:value-type="string">
            <text:p text:style-name="P23">$25-33</text:p>
          </table:table-cell>
          <table:table-cell table:style-name="t25.B6" office:value-type="string">
            <text:p text:style-name="P21">$25-63</text:p>
          </table:table-cell>
          <table:table-cell table:style-name="t25.B6" office:value-type="string">
            <text:p text:style-name="P21">$25-73</text:p>
          </table:table-cell>
          <table:table-cell table:style-name="t25.B6" office:value-type="string">
            <text:p text:style-name="P21">$25-83</text:p>
          </table:table-cell>
          <table:table-cell table:style-name="t25.B6" office:value-type="string">
            <text:p text:style-name="P21">$25-03</text:p>
          </table:table-cell>
          <table:table-cell table:style-name="t25.B6" office:value-type="string">
            <text:p text:style-name="P21">$25-13</text:p>
          </table:table-cell>
          <table:table-cell table:style-name="t25.B6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19"><text:span text:style-name="Основной_20_шрифт_20_абзаца"><text:span text:style-name="T63">Определение основной относительной погрешности </text:span></text:span><text:span text:style-name="Основной_20_шрифт_20_абзаца"><text:span text:style-name="T77">при </text:span></text:span><text:span text:style-name="Основной_20_шрифт_20_абзаца"><text:span text:style-name="T63">измерени</text:span></text:span><text:span text:style-name="Основной_20_шрифт_20_абзаца"><text:span text:style-name="T77">и</text:span></text:span><text:span text:style-name="Основной_20_шрифт_20_абзаца"><text:span text:style-name="T63"> плотности потока </text:span></text:span><text:span text:style-name="Основной_20_шрифт_20_абзаца"><text:span text:style-name="T71">β</text:span></text:span><text:span text:style-name="Основной_20_шрифт_20_абзаца"><text:span text:style-name="T77">-излучения</text:span></text:span><text:span text:style-name="Основной_20_шрифт_20_абзаца"><text:span text:style-name="T63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49"><text:span text:style-name="T143">φ</text:span><text:span text:style-name="T44">0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14.B2" office:value-type="string">
            <text:p text:style-name="P49">№ ист.</text:p>
          </table:table-cell>
          <table:table-cell table:style-name="t14.B2" table:number-columns-spanned="3" office:value-type="string">
            <text:p text:style-name="P49"><text:span text:style-name="T143">φ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covered-table-cell/>
          <table:covered-table-cell/>
          <table:table-cell table:style-name="t14.B2" office:value-type="string">
            <text:p text:style-name="P49"><draw:frame draw:style-name="fr2" draw:name="Объект94" text:anchor-type="as-char" svg:width="0.2071in" style:rel-width="scale" svg:height="0.2098in" style:rel-height="scale" draw:z-index="0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6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14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4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4.I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4.A3" office:value-type="string">
            <text:p text:style-name="P21">$14-<text:span text:style-name="T4">9</text:span>0</text:p>
          </table:table-cell>
          <table:table-cell table:style-name="t14.B3" office:value-type="string">
            <text:p text:style-name="P21">$14-<text:span text:style-name="T4">3</text:span>0</text:p>
          </table:table-cell>
          <table:table-cell table:style-name="t14.B3" office:value-type="string">
            <text:p text:style-name="P21">$14-60</text:p>
          </table:table-cell>
          <table:table-cell table:style-name="t14.B3" office:value-type="string">
            <text:p text:style-name="P21">$14-70</text:p>
          </table:table-cell>
          <table:table-cell table:style-name="t14.B3" office:value-type="string">
            <text:p text:style-name="P21">$14-80</text:p>
          </table:table-cell>
          <table:table-cell table:style-name="t14.B3" office:value-type="string">
            <text:p text:style-name="P21">$14-00</text:p>
          </table:table-cell>
          <table:table-cell table:style-name="t14.B3" office:value-type="string">
            <text:p text:style-name="P21">$14-10</text:p>
          </table:table-cell>
          <table:table-cell table:style-name="t14.B3" office:value-type="string">
            <text:p text:style-name="P21">$14-20</text:p>
          </table:table-cell>
          <table:table-cell table:style-name="t14.I3" table:number-rows-spanned="5" office:value-type="string">
            <text:p text:style-name="P55"><text:span text:style-name="Основной_20_шрифт_20_абзаца"><text:span text:style-name="T127">±</text:span></text:span><text:span text:style-name="Основной_20_шрифт_20_абзаца"><text:span text:style-name="T128">20</text:span></text:span></text:p>
          </table:table-cell>
        </table:table-row>
        <table:table-row>
          <table:table-cell table:style-name="t14.A3" office:value-type="string">
            <text:p text:style-name="P22">$14-91</text:p>
          </table:table-cell>
          <table:table-cell table:style-name="t14.B3" office:value-type="string">
            <text:p text:style-name="P21">$14-<text:span text:style-name="T4">3</text:span>1</text:p>
          </table:table-cell>
          <table:table-cell table:style-name="t14.B3" office:value-type="string">
            <text:p text:style-name="P21">$14-61</text:p>
          </table:table-cell>
          <table:table-cell table:style-name="t14.B3" office:value-type="string">
            <text:p text:style-name="P21">$14-71</text:p>
          </table:table-cell>
          <table:table-cell table:style-name="t14.B3" office:value-type="string">
            <text:p text:style-name="P21">$14-81</text:p>
          </table:table-cell>
          <table:table-cell table:style-name="t14.B3" office:value-type="string">
            <text:p text:style-name="P21">$14-01</text:p>
          </table:table-cell>
          <table:table-cell table:style-name="t14.B3" office:value-type="string">
            <text:p text:style-name="P21">$14-11</text:p>
          </table:table-cell>
          <table:table-cell table:style-name="t14.B3" office:value-type="string">
            <text:p text:style-name="P21">$14-21</text:p>
          </table:table-cell>
          <table:covered-table-cell/>
        </table:table-row>
        <table:table-row>
          <table:table-cell table:style-name="t14.A3" office:value-type="string">
            <text:p text:style-name="P22">$14-92</text:p>
          </table:table-cell>
          <table:table-cell table:style-name="t14.B3" office:value-type="string">
            <text:p text:style-name="P22">$14-32</text:p>
          </table:table-cell>
          <table:table-cell table:style-name="t14.B3" office:value-type="string">
            <text:p text:style-name="P21">$14-62</text:p>
          </table:table-cell>
          <table:table-cell table:style-name="t14.B3" office:value-type="string">
            <text:p text:style-name="P21">$14-72</text:p>
          </table:table-cell>
          <table:table-cell table:style-name="t14.B3" office:value-type="string">
            <text:p text:style-name="P21">$14-82</text:p>
          </table:table-cell>
          <table:table-cell table:style-name="t14.B3" office:value-type="string">
            <text:p text:style-name="P21">$14-02</text:p>
          </table:table-cell>
          <table:table-cell table:style-name="t14.B3" office:value-type="string">
            <text:p text:style-name="P21">$14-12</text:p>
          </table:table-cell>
          <table:table-cell table:style-name="t14.B3" office:value-type="string">
            <text:p text:style-name="P21">$14-22</text:p>
          </table:table-cell>
          <table:covered-table-cell/>
        </table:table-row>
        <table:table-row>
          <table:table-cell table:style-name="t14.A3" office:value-type="string">
            <text:p text:style-name="P21">$14-<text:span text:style-name="T4">9</text:span>3</text:p>
          </table:table-cell>
          <table:table-cell table:style-name="t14.B3" office:value-type="string">
            <text:p text:style-name="P22">$14-33</text:p>
          </table:table-cell>
          <table:table-cell table:style-name="t14.B3" office:value-type="string">
            <text:p text:style-name="P21">$14-63</text:p>
          </table:table-cell>
          <table:table-cell table:style-name="t14.B3" office:value-type="string">
            <text:p text:style-name="P21">$14-73</text:p>
          </table:table-cell>
          <table:table-cell table:style-name="t14.B3" office:value-type="string">
            <text:p text:style-name="P21">$14-83</text:p>
          </table:table-cell>
          <table:table-cell table:style-name="t14.B3" office:value-type="string">
            <text:p text:style-name="P21">$14-03</text:p>
          </table:table-cell>
          <table:table-cell table:style-name="t14.B3" office:value-type="string">
            <text:p text:style-name="P21">$14-13</text:p>
          </table:table-cell>
          <table:table-cell table:style-name="t14.B3" office:value-type="string">
            <text:p text:style-name="P21">$14-23</text:p>
          </table:table-cell>
          <table:covered-table-cell/>
        </table:table-row>
        <table:table-row>
          <table:table-cell table:style-name="t14.A7" office:value-type="string">
            <text:p text:style-name="P21">$14-<text:span text:style-name="T4">9</text:span>4</text:p>
          </table:table-cell>
          <table:table-cell table:style-name="t14.B7" office:value-type="string">
            <text:p text:style-name="P21">$14-<text:span text:style-name="T4">3</text:span>4</text:p>
          </table:table-cell>
          <table:table-cell table:style-name="t14.B7" office:value-type="string">
            <text:p text:style-name="P21">$14-64</text:p>
          </table:table-cell>
          <table:table-cell table:style-name="t14.B7" office:value-type="string">
            <text:p text:style-name="P21">$14-74</text:p>
          </table:table-cell>
          <table:table-cell table:style-name="t14.B7" office:value-type="string">
            <text:p text:style-name="P21">$14-84</text:p>
          </table:table-cell>
          <table:table-cell table:style-name="t14.B7" office:value-type="string">
            <text:p text:style-name="P21">$14-04</text:p>
          </table:table-cell>
          <table:table-cell table:style-name="t14.B7" office:value-type="string">
            <text:p text:style-name="P21">$14-14</text:p>
          </table:table-cell>
          <table:table-cell table:style-name="t14.B7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able:table-row>
          <table:table-cell table:style-name="t15.A1" table:number-columns-spanned="9" office:value-type="string">
            <text:p text:style-name="P19"><text:span text:style-name="Основной_20_шрифт_20_абзаца"><text:span text:style-name="T63">Определение основной относительной погрешности </text:span></text:span><text:span text:style-name="Основной_20_шрифт_20_абзаца"><text:span text:style-name="T77">при </text:span></text:span><text:span text:style-name="Основной_20_шрифт_20_абзаца"><text:span text:style-name="T63">измерени</text:span></text:span><text:span text:style-name="Основной_20_шрифт_20_абзаца"><text:span text:style-name="T77">и</text:span></text:span><text:span text:style-name="Основной_20_шрифт_20_абзаца"><text:span text:style-name="T63"> плотности потока </text:span></text:span><text:span text:style-name="Основной_20_шрифт_20_абзаца"><text:span text:style-name="T71">β</text:span></text:span><text:span text:style-name="Основной_20_шрифт_20_абзаца"><text:span text:style-name="T77">-излучения</text:span></text:span><text:span text:style-name="Основной_20_шрифт_20_абзаца"><text:span text:style-name="T63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49"><text:span text:style-name="T143">φ</text:span><text:span text:style-name="T44">0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15.B2" office:value-type="string">
            <text:p text:style-name="P49">№ ист.</text:p>
          </table:table-cell>
          <table:table-cell table:style-name="t15.B2" table:number-columns-spanned="3" office:value-type="string">
            <text:p text:style-name="P49"><text:span text:style-name="T143">φ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covered-table-cell/>
          <table:covered-table-cell/>
          <table:table-cell table:style-name="t15.B2" office:value-type="string">
            <text:p text:style-name="P49"><draw:frame draw:style-name="fr2" draw:name="Объект100" text:anchor-type="as-char" svg:width="0.2071in" style:rel-width="scale" svg:height="0.2098in" style:rel-height="scale" draw:z-index="0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6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15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5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5.I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5.A3" office:value-type="string">
            <text:p text:style-name="P21">$15-<text:span text:style-name="T4">9</text:span>0</text:p>
          </table:table-cell>
          <table:table-cell table:style-name="t15.B3" office:value-type="string">
            <text:p text:style-name="P21">$15-30</text:p>
          </table:table-cell>
          <table:table-cell table:style-name="t15.B3" office:value-type="string">
            <text:p text:style-name="P21">$15-60</text:p>
          </table:table-cell>
          <table:table-cell table:style-name="t15.B3" office:value-type="string">
            <text:p text:style-name="P21">$15-70</text:p>
          </table:table-cell>
          <table:table-cell table:style-name="t15.B3" office:value-type="string">
            <text:p text:style-name="P21">$15-80</text:p>
          </table:table-cell>
          <table:table-cell table:style-name="t15.B3" office:value-type="string">
            <text:p text:style-name="P21">$15-00</text:p>
          </table:table-cell>
          <table:table-cell table:style-name="t15.B3" office:value-type="string">
            <text:p text:style-name="P21">$15-10</text:p>
          </table:table-cell>
          <table:table-cell table:style-name="t15.B3" office:value-type="string">
            <text:p text:style-name="P21">$15-20</text:p>
          </table:table-cell>
          <table:table-cell table:style-name="t15.I3" table:number-rows-spanned="5" office:value-type="string">
            <text:p text:style-name="P55"><text:span text:style-name="Основной_20_шрифт_20_абзаца"><text:span text:style-name="T127">±</text:span></text:span><text:span text:style-name="Основной_20_шрифт_20_абзаца"><text:span text:style-name="T128">20</text:span></text:span></text:p>
          </table:table-cell>
        </table:table-row>
        <table:table-row>
          <table:table-cell table:style-name="t15.A3" office:value-type="string">
            <text:p text:style-name="P22">$15-91</text:p>
          </table:table-cell>
          <table:table-cell table:style-name="t15.B3" office:value-type="string">
            <text:p text:style-name="P21">$15-31</text:p>
          </table:table-cell>
          <table:table-cell table:style-name="t15.B3" office:value-type="string">
            <text:p text:style-name="P21">$15-61</text:p>
          </table:table-cell>
          <table:table-cell table:style-name="t15.B3" office:value-type="string">
            <text:p text:style-name="P21">$15-71</text:p>
          </table:table-cell>
          <table:table-cell table:style-name="t15.B3" office:value-type="string">
            <text:p text:style-name="P21">$15-81</text:p>
          </table:table-cell>
          <table:table-cell table:style-name="t15.B3" office:value-type="string">
            <text:p text:style-name="P21">$15-01</text:p>
          </table:table-cell>
          <table:table-cell table:style-name="t15.B3" office:value-type="string">
            <text:p text:style-name="P21">$15-11</text:p>
          </table:table-cell>
          <table:table-cell table:style-name="t15.B3" office:value-type="string">
            <text:p text:style-name="P21">$15-21</text:p>
          </table:table-cell>
          <table:covered-table-cell/>
        </table:table-row>
        <table:table-row>
          <table:table-cell table:style-name="t15.A3" office:value-type="string">
            <text:p text:style-name="P22">$15-92</text:p>
          </table:table-cell>
          <table:table-cell table:style-name="t15.B3" office:value-type="string">
            <text:p text:style-name="P21">$15-32</text:p>
          </table:table-cell>
          <table:table-cell table:style-name="t15.B3" office:value-type="string">
            <text:p text:style-name="P21">$15-62</text:p>
          </table:table-cell>
          <table:table-cell table:style-name="t15.B3" office:value-type="string">
            <text:p text:style-name="P21">$15-72</text:p>
          </table:table-cell>
          <table:table-cell table:style-name="t15.B3" office:value-type="string">
            <text:p text:style-name="P21">$15-82</text:p>
          </table:table-cell>
          <table:table-cell table:style-name="t15.B3" office:value-type="string">
            <text:p text:style-name="P21">$15-02</text:p>
          </table:table-cell>
          <table:table-cell table:style-name="t15.B3" office:value-type="string">
            <text:p text:style-name="P21">$15-12</text:p>
          </table:table-cell>
          <table:table-cell table:style-name="t15.B3" office:value-type="string">
            <text:p text:style-name="P21">$15-22</text:p>
          </table:table-cell>
          <table:covered-table-cell/>
        </table:table-row>
        <table:table-row>
          <table:table-cell table:style-name="t15.A3" office:value-type="string">
            <text:p text:style-name="P22">$15-93</text:p>
          </table:table-cell>
          <table:table-cell table:style-name="t15.B3" office:value-type="string">
            <text:p text:style-name="P21">$15-33</text:p>
          </table:table-cell>
          <table:table-cell table:style-name="t15.B3" office:value-type="string">
            <text:p text:style-name="P21">$15-63</text:p>
          </table:table-cell>
          <table:table-cell table:style-name="t15.B3" office:value-type="string">
            <text:p text:style-name="P21">$15-73</text:p>
          </table:table-cell>
          <table:table-cell table:style-name="t15.B3" office:value-type="string">
            <text:p text:style-name="P21">$15-83</text:p>
          </table:table-cell>
          <table:table-cell table:style-name="t15.B3" office:value-type="string">
            <text:p text:style-name="P21">$15-03</text:p>
          </table:table-cell>
          <table:table-cell table:style-name="t15.B3" office:value-type="string">
            <text:p text:style-name="P21">$15-13</text:p>
          </table:table-cell>
          <table:table-cell table:style-name="t15.B3" office:value-type="string">
            <text:p text:style-name="P21">$15-23</text:p>
          </table:table-cell>
          <table:covered-table-cell/>
        </table:table-row>
        <table:table-row>
          <table:table-cell table:style-name="t15.A7" office:value-type="string">
            <text:p text:style-name="P22">$15-94</text:p>
          </table:table-cell>
          <table:table-cell table:style-name="t15.B7" office:value-type="string">
            <text:p text:style-name="P21">$15-34</text:p>
          </table:table-cell>
          <table:table-cell table:style-name="t15.B7" office:value-type="string">
            <text:p text:style-name="P21">$15-64</text:p>
          </table:table-cell>
          <table:table-cell table:style-name="t15.B7" office:value-type="string">
            <text:p text:style-name="P21">$15-74</text:p>
          </table:table-cell>
          <table:table-cell table:style-name="t15.B7" office:value-type="string">
            <text:p text:style-name="P21">$15-84</text:p>
          </table:table-cell>
          <table:table-cell table:style-name="t15.B7" office:value-type="string">
            <text:p text:style-name="P21">$15-04</text:p>
          </table:table-cell>
          <table:table-cell table:style-name="t15.B7" office:value-type="string">
            <text:p text:style-name="P21">$15-14</text:p>
          </table:table-cell>
          <table:table-cell table:style-name="t15.B7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19"><text:span text:style-name="Основной_20_шрифт_20_абзаца"><text:span text:style-name="T63">Определение основной относительной погрешности </text:span></text:span><text:span text:style-name="Основной_20_шрифт_20_абзаца"><text:span text:style-name="T77">при </text:span></text:span><text:span text:style-name="Основной_20_шрифт_20_абзаца"><text:span text:style-name="T63">измерени</text:span></text:span><text:span text:style-name="Основной_20_шрифт_20_абзаца"><text:span text:style-name="T77">и</text:span></text:span><text:span text:style-name="Основной_20_шрифт_20_абзаца"><text:span text:style-name="T63"> плотности потока </text:span></text:span><text:span text:style-name="Основной_20_шрифт_20_абзаца"><text:span text:style-name="T71">β</text:span></text:span><text:span text:style-name="Основной_20_шрифт_20_абзаца"><text:span text:style-name="T77">-излучения</text:span></text:span><text:span text:style-name="Основной_20_шрифт_20_абзаца"><text:span text:style-name="T63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49"><text:span text:style-name="T143">φ</text:span><text:span text:style-name="T44">0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26.B2" office:value-type="string">
            <text:p text:style-name="P49">№ ист.</text:p>
          </table:table-cell>
          <table:table-cell table:style-name="t26.B2" table:number-columns-spanned="3" office:value-type="string">
            <text:p text:style-name="P49"><text:span text:style-name="T143">φ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covered-table-cell/>
          <table:covered-table-cell/>
          <table:table-cell table:style-name="t26.B2" office:value-type="string">
            <text:p text:style-name="P49"><draw:frame draw:style-name="fr2" draw:name="Объект106" text:anchor-type="as-char" svg:width="0.2071in" style:rel-width="scale" svg:height="0.2098in" style:rel-height="scale" draw:z-index="0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6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26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6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6.I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6.A3" office:value-type="string">
            <text:p text:style-name="P21">$26-<text:span text:style-name="T4">9</text:span>0</text:p>
          </table:table-cell>
          <table:table-cell table:style-name="t26.B3" office:value-type="string">
            <text:p text:style-name="P21">$<text:span text:style-name="T4">26</text:span>-30</text:p>
          </table:table-cell>
          <table:table-cell table:style-name="t26.B3" office:value-type="string">
            <text:p text:style-name="P21">$26-60</text:p>
          </table:table-cell>
          <table:table-cell table:style-name="t26.B3" office:value-type="string">
            <text:p text:style-name="P21">$26-70</text:p>
          </table:table-cell>
          <table:table-cell table:style-name="t26.B3" office:value-type="string">
            <text:p text:style-name="P21">$26-80</text:p>
          </table:table-cell>
          <table:table-cell table:style-name="t26.B3" office:value-type="string">
            <text:p text:style-name="P21">$26-00</text:p>
          </table:table-cell>
          <table:table-cell table:style-name="t26.B3" office:value-type="string">
            <text:p text:style-name="P21">$26-10</text:p>
          </table:table-cell>
          <table:table-cell table:style-name="t26.B3" office:value-type="string">
            <text:p text:style-name="P21">$26-20</text:p>
          </table:table-cell>
          <table:table-cell table:style-name="t26.I3" table:number-rows-spanned="5" office:value-type="string">
            <text:p text:style-name="P55"><text:span text:style-name="Основной_20_шрифт_20_абзаца"><text:span text:style-name="T127">±</text:span></text:span><text:span text:style-name="Основной_20_шрифт_20_абзаца"><text:span text:style-name="T128">20</text:span></text:span></text:p>
          </table:table-cell>
        </table:table-row>
        <table:table-row>
          <table:table-cell table:style-name="t26.A3" office:value-type="string">
            <text:p text:style-name="P22">$26-91</text:p>
          </table:table-cell>
          <table:table-cell table:style-name="t26.B3" office:value-type="string">
            <text:p text:style-name="P22">$26-31</text:p>
          </table:table-cell>
          <table:table-cell table:style-name="t26.B3" office:value-type="string">
            <text:p text:style-name="P21">$26-61</text:p>
          </table:table-cell>
          <table:table-cell table:style-name="t26.B3" office:value-type="string">
            <text:p text:style-name="P21">$26-71</text:p>
          </table:table-cell>
          <table:table-cell table:style-name="t26.B3" office:value-type="string">
            <text:p text:style-name="P21">$26-81</text:p>
          </table:table-cell>
          <table:table-cell table:style-name="t26.B3" office:value-type="string">
            <text:p text:style-name="P21">$26-01</text:p>
          </table:table-cell>
          <table:table-cell table:style-name="t26.B3" office:value-type="string">
            <text:p text:style-name="P21">$26-11</text:p>
          </table:table-cell>
          <table:table-cell table:style-name="t26.B3" office:value-type="string">
            <text:p text:style-name="P21">$26-21</text:p>
          </table:table-cell>
          <table:covered-table-cell/>
        </table:table-row>
        <table:table-row>
          <table:table-cell table:style-name="t26.A3" office:value-type="string">
            <text:p text:style-name="P22">$26-92</text:p>
          </table:table-cell>
          <table:table-cell table:style-name="t26.B3" office:value-type="string">
            <text:p text:style-name="P22">$26-32</text:p>
          </table:table-cell>
          <table:table-cell table:style-name="t26.B3" office:value-type="string">
            <text:p text:style-name="P21">$26-62</text:p>
          </table:table-cell>
          <table:table-cell table:style-name="t26.B3" office:value-type="string">
            <text:p text:style-name="P21">$26-72</text:p>
          </table:table-cell>
          <table:table-cell table:style-name="t26.B3" office:value-type="string">
            <text:p text:style-name="P21">$26-82</text:p>
          </table:table-cell>
          <table:table-cell table:style-name="t26.B3" office:value-type="string">
            <text:p text:style-name="P21">$26-02</text:p>
          </table:table-cell>
          <table:table-cell table:style-name="t26.B3" office:value-type="string">
            <text:p text:style-name="P21">$26-12</text:p>
          </table:table-cell>
          <table:table-cell table:style-name="t26.B3" office:value-type="string">
            <text:p text:style-name="P21">$26-22</text:p>
          </table:table-cell>
          <table:covered-table-cell/>
        </table:table-row>
        <table:table-row>
          <table:table-cell table:style-name="t26.A3" office:value-type="string">
            <text:p text:style-name="P22">$26-93</text:p>
          </table:table-cell>
          <table:table-cell table:style-name="t26.B3" office:value-type="string">
            <text:p text:style-name="P22">$26-33</text:p>
          </table:table-cell>
          <table:table-cell table:style-name="t26.B3" office:value-type="string">
            <text:p text:style-name="P21">$26-63</text:p>
          </table:table-cell>
          <table:table-cell table:style-name="t26.B3" office:value-type="string">
            <text:p text:style-name="P21">$26-73</text:p>
          </table:table-cell>
          <table:table-cell table:style-name="t26.B3" office:value-type="string">
            <text:p text:style-name="P21">$26-83</text:p>
          </table:table-cell>
          <table:table-cell table:style-name="t26.B3" office:value-type="string">
            <text:p text:style-name="P21">$26-03</text:p>
          </table:table-cell>
          <table:table-cell table:style-name="t26.B3" office:value-type="string">
            <text:p text:style-name="P21">$26-13</text:p>
          </table:table-cell>
          <table:table-cell table:style-name="t26.B3" office:value-type="string">
            <text:p text:style-name="P21">$26-23</text:p>
          </table:table-cell>
          <table:covered-table-cell/>
        </table:table-row>
        <table:table-row>
          <table:table-cell table:style-name="t26.A7" office:value-type="string">
            <text:p text:style-name="P22">$26-94</text:p>
          </table:table-cell>
          <table:table-cell table:style-name="t26.B7" office:value-type="string">
            <text:p text:style-name="P22">$26-34</text:p>
          </table:table-cell>
          <table:table-cell table:style-name="t26.B7" office:value-type="string">
            <text:p text:style-name="P21">$26-64</text:p>
          </table:table-cell>
          <table:table-cell table:style-name="t26.B7" office:value-type="string">
            <text:p text:style-name="P21">$26-74</text:p>
          </table:table-cell>
          <table:table-cell table:style-name="t26.B7" office:value-type="string">
            <text:p text:style-name="P21">$26-84</text:p>
          </table:table-cell>
          <table:table-cell table:style-name="t26.B7" office:value-type="string">
            <text:p text:style-name="P21">$26-04</text:p>
          </table:table-cell>
          <table:table-cell table:style-name="t26.B7" office:value-type="string">
            <text:p text:style-name="P21">$26-14</text:p>
          </table:table-cell>
          <table:table-cell table:style-name="t26.B7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ext:soft-page-break/>
        <table:table-row>
          <table:table-cell table:style-name="t19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</text:span><text:span text:style-name="T11"> </text:span><text:span text:style-name="T148">γ-</text:span><text:span text:style-name="T11">и</text:span><text:span text:style-name="T10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8"><text:span text:style-name="Основной_20_шрифт_20_абзаца"><text:span text:style-name="T66">Ḣ</text:span></text:span><text:span text:style-name="T32">'</text:span><text:span text:style-name="T48">0</text:span><text:span text:style-name="T49">i</text:span> <text:span text:style-name="T133">(</text:span><text:span text:style-name="T134">0.07</text:span><text:span text:style-name="T133">)</text:span></text:p>
          </table:table-cell>
          <table:table-cell table:style-name="t19.B2" office:value-type="string">
            <text:p text:style-name="P49">№ ист.</text:p>
          </table:table-cell>
          <table:table-cell table:style-name="t19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19.B2" table:number-columns-spanned="3" office:value-type="string">
            <text:p text:style-name="P37"><text:span text:style-name="T99">Показания прибора, <text:s text:c="3"/></text:span><text:s text:c="17"/><text:span text:style-name="Основной_20_шрифт_20_абзаца"><text:span text:style-name="T87">Ḣ</text:span></text:span><text:span text:style-name="T30">'</text:span><text:span text:style-name="T47">i</text:span><text:span text:style-name="T149"> </text:span><text:span text:style-name="T135">(</text:span><text:span text:style-name="T134">0.07</text:span><text:span text:style-name="T135">)</text:span></text:p>
          </table:table-cell>
          <table:covered-table-cell/>
          <table:covered-table-cell/>
          <table:table-cell table:style-name="t19.G2" office:value-type="string">
            <text:p text:style-name="P38"><text:span text:style-name="Основной_20_шрифт_20_абзаца"><text:span text:style-name="T66">Ḣ</text:span></text:span><text:span text:style-name="T32">'</text:span><text:span text:style-name="T48">0</text:span><text:span text:style-name="T49">i </text:span><text:span text:style-name="T133">(0.</text:span><text:span text:style-name="T134">07</text:span><text:span text:style-name="T133">)</text:span></text:p>
          </table:table-cell>
          <table:table-cell table:style-name="t19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19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19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19.A3" office:value-type="string">
            <text:p text:style-name="P33">фон (мкЗв/ч)</text:p>
          </table:table-cell>
          <table:table-cell table:style-name="t19.B3" office:value-type="string">
            <text:p text:style-name="P34">—</text:p>
          </table:table-cell>
          <table:table-cell table:style-name="t19.B3" office:value-type="string">
            <text:p text:style-name="P34">—</text:p>
          </table:table-cell>
          <table:table-cell table:style-name="t19.B3" office:value-type="string">
            <text:p text:style-name="P34">$bg1$</text:p>
          </table:table-cell>
          <table:table-cell table:style-name="t19.B3" office:value-type="string">
            <text:p text:style-name="P34">$bg2$</text:p>
          </table:table-cell>
          <table:table-cell table:style-name="t19.B3" office:value-type="string">
            <text:p text:style-name="P34">$bg3$</text:p>
          </table:table-cell>
          <table:table-cell table:style-name="t19.B3" office:value-type="string">
            <text:p text:style-name="P34">$bgavg$</text:p>
          </table:table-cell>
          <table:table-cell table:style-name="t19.B3" office:value-type="string">
            <text:p text:style-name="P34">—</text:p>
          </table:table-cell>
          <table:table-cell table:style-name="t19.B3" office:value-type="string">
            <text:p text:style-name="P34">—</text:p>
          </table:table-cell>
          <table:table-cell table:style-name="t19.J3" office:value-type="string">
            <text:p text:style-name="P34">—</text:p>
          </table:table-cell>
        </table:table-row>
        <table:table-row>
          <table:table-cell table:style-name="t19.A3" office:value-type="string">
            <text:p text:style-name="P29"><text:span text:style-name="T4">0,07</text:span> мкЗв/ч</text:p>
          </table:table-cell>
          <table:table-cell table:style-name="t19.B3" office:value-type="string">
            <text:p text:style-name="P30">$19-30</text:p>
          </table:table-cell>
          <table:table-cell table:style-name="t19.B3" office:value-type="string">
            <text:p text:style-name="P30">$19-40</text:p>
          </table:table-cell>
          <table:table-cell table:style-name="t19.B3" office:value-type="string">
            <text:p text:style-name="P30">$19-60</text:p>
          </table:table-cell>
          <table:table-cell table:style-name="t19.B3" office:value-type="string">
            <text:p text:style-name="P30">$19-70</text:p>
          </table:table-cell>
          <table:table-cell table:style-name="t19.B3" office:value-type="string">
            <text:p text:style-name="P30">$19-80</text:p>
          </table:table-cell>
          <table:table-cell table:style-name="t19.B3" office:value-type="string">
            <text:p text:style-name="P30">$19-00</text:p>
          </table:table-cell>
          <table:table-cell table:style-name="t19.B3" office:value-type="string">
            <text:p text:style-name="P30">$19-10</text:p>
          </table:table-cell>
          <table:table-cell table:style-name="t19.B3" office:value-type="string">
            <text:p text:style-name="P30">$19-20</text:p>
          </table:table-cell>
          <table:table-cell table:style-name="t19.J4" table:number-rows-spanned="4" office:value-type="string">
            <text:p text:style-name="P4">±<text:span text:style-name="T15">20</text:span></text:p>
          </table:table-cell>
        </table:table-row>
        <table:table-row>
          <table:table-cell table:style-name="t19.A3" office:value-type="string">
            <text:p text:style-name="P29">0,7 мкЗв/ч</text:p>
          </table:table-cell>
          <table:table-cell table:style-name="t19.B3" office:value-type="string">
            <text:p text:style-name="P30">$19-31</text:p>
          </table:table-cell>
          <table:table-cell table:style-name="t19.B3" office:value-type="string">
            <text:p text:style-name="P30">$19-41</text:p>
          </table:table-cell>
          <table:table-cell table:style-name="t19.B3" office:value-type="string">
            <text:p text:style-name="P30">$19-61</text:p>
          </table:table-cell>
          <table:table-cell table:style-name="t19.B3" office:value-type="string">
            <text:p text:style-name="P30">$19-71</text:p>
          </table:table-cell>
          <table:table-cell table:style-name="t19.B3" office:value-type="string">
            <text:p text:style-name="P30">$19-81</text:p>
          </table:table-cell>
          <table:table-cell table:style-name="t19.B3" office:value-type="string">
            <text:p text:style-name="P30">$19-01</text:p>
          </table:table-cell>
          <table:table-cell table:style-name="t19.B3" office:value-type="string">
            <text:p text:style-name="P30">$19-11</text:p>
          </table:table-cell>
          <table:table-cell table:style-name="t19.B3" office:value-type="string">
            <text:p text:style-name="P30">$19-21</text:p>
          </table:table-cell>
          <table:covered-table-cell/>
        </table:table-row>
        <table:table-row>
          <table:table-cell table:style-name="t19.A3" office:value-type="string">
            <text:p text:style-name="P29">7 мкЗв/ч</text:p>
          </table:table-cell>
          <table:table-cell table:style-name="t19.B3" office:value-type="string">
            <text:p text:style-name="P30">$19-32</text:p>
          </table:table-cell>
          <table:table-cell table:style-name="t19.B3" office:value-type="string">
            <text:p text:style-name="P30">$19-42</text:p>
          </table:table-cell>
          <table:table-cell table:style-name="t19.B3" office:value-type="string">
            <text:p text:style-name="P30">$19-62</text:p>
          </table:table-cell>
          <table:table-cell table:style-name="t19.B3" office:value-type="string">
            <text:p text:style-name="P30">$19-72</text:p>
          </table:table-cell>
          <table:table-cell table:style-name="t19.B3" office:value-type="string">
            <text:p text:style-name="P30">$19-82</text:p>
          </table:table-cell>
          <table:table-cell table:style-name="t19.B3" office:value-type="string">
            <text:p text:style-name="P30">$19-02</text:p>
          </table:table-cell>
          <table:table-cell table:style-name="t19.B3" office:value-type="string">
            <text:p text:style-name="P30">$19-12</text:p>
          </table:table-cell>
          <table:table-cell table:style-name="t19.B3" office:value-type="string">
            <text:p text:style-name="P30">$19-22</text:p>
          </table:table-cell>
          <table:covered-table-cell/>
        </table:table-row>
        <table:table-row>
          <table:table-cell table:style-name="t19.A3" office:value-type="string">
            <text:p text:style-name="P29">70 мкЗв/ч</text:p>
          </table:table-cell>
          <table:table-cell table:style-name="t19.B3" office:value-type="string">
            <text:p text:style-name="P30">$19-33</text:p>
          </table:table-cell>
          <table:table-cell table:style-name="t19.B3" office:value-type="string">
            <text:p text:style-name="P30">$19-43</text:p>
          </table:table-cell>
          <table:table-cell table:style-name="t19.B3" office:value-type="string">
            <text:p text:style-name="P30">$19-63</text:p>
          </table:table-cell>
          <table:table-cell table:style-name="t19.B3" office:value-type="string">
            <text:p text:style-name="P30">$19-73</text:p>
          </table:table-cell>
          <table:table-cell table:style-name="t19.B3" office:value-type="string">
            <text:p text:style-name="P30">$19-83</text:p>
          </table:table-cell>
          <table:table-cell table:style-name="t19.B3" office:value-type="string">
            <text:p text:style-name="P30">$19-03</text:p>
          </table:table-cell>
          <table:table-cell table:style-name="t19.B3" office:value-type="string">
            <text:p text:style-name="P30">$19-13</text:p>
          </table:table-cell>
          <table:table-cell table:style-name="t19.B3" office:value-type="string">
            <text:p text:style-name="P30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6">В точк<text:span text:style-name="T15">ах</text:span> <text:span text:style-name="T4">0,07</text:span> мкЗв/ч <text:span text:style-name="T15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able:table-row>
          <table:table-cell table:style-name="t20.A1" table:number-columns-spanned="9" office:value-type="string">
            <text:p text:style-name="P19"><text:span text:style-name="Основной_20_шрифт_20_абзаца"><text:span text:style-name="T63">Определение основной относительной погрешности </text:span></text:span><text:span text:style-name="Основной_20_шрифт_20_абзаца"><text:span text:style-name="T77">при </text:span></text:span><text:span text:style-name="Основной_20_шрифт_20_абзаца"><text:span text:style-name="T63">измерени</text:span></text:span><text:span text:style-name="Основной_20_шрифт_20_абзаца"><text:span text:style-name="T77">и</text:span></text:span><text:span text:style-name="Основной_20_шрифт_20_абзаца"><text:span text:style-name="T63"> плотности потока α</text:span></text:span><text:span text:style-name="Основной_20_шрифт_20_абзаца"><text:span text:style-name="T77">-излучения</text:span></text:span><text:span text:style-name="Основной_20_шрифт_20_абзаца"><text:span text:style-name="T63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49"><text:span text:style-name="T143">φ</text:span><text:span text:style-name="T44">0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20.B2" office:value-type="string">
            <text:p text:style-name="P49">№ ист.</text:p>
          </table:table-cell>
          <table:table-cell table:style-name="t20.B2" table:number-columns-spanned="3" office:value-type="string">
            <text:p text:style-name="P49"><text:span text:style-name="T143">φ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covered-table-cell/>
          <table:covered-table-cell/>
          <table:table-cell table:style-name="t20.B2" office:value-type="string">
            <text:p text:style-name="P49"><draw:frame draw:style-name="fr2" draw:name="Объект148" text:anchor-type="as-char" svg:width="0.2071in" style:rel-width="scale" svg:height="0.2098in" style:rel-height="scale" draw:z-index="0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6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20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0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0.I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0.A3" office:value-type="string">
            <text:p text:style-name="P22">$20-90</text:p>
          </table:table-cell>
          <table:table-cell table:style-name="t20.B3" office:value-type="string">
            <text:p text:style-name="P23">$20-30</text:p>
          </table:table-cell>
          <table:table-cell table:style-name="t20.B3" office:value-type="string">
            <text:p text:style-name="P21">$20-60</text:p>
          </table:table-cell>
          <table:table-cell table:style-name="t20.B3" office:value-type="string">
            <text:p text:style-name="P21">$20-70</text:p>
          </table:table-cell>
          <table:table-cell table:style-name="t20.B3" office:value-type="string">
            <text:p text:style-name="P21">$20-80</text:p>
          </table:table-cell>
          <table:table-cell table:style-name="t20.B3" office:value-type="string">
            <text:p text:style-name="P21">$20-00</text:p>
          </table:table-cell>
          <table:table-cell table:style-name="t20.B3" office:value-type="string">
            <text:p text:style-name="P21">$20-10</text:p>
          </table:table-cell>
          <table:table-cell table:style-name="t20.B3" office:value-type="string">
            <text:p text:style-name="P21">$20-20</text:p>
          </table:table-cell>
          <table:table-cell table:style-name="t20.I3" table:number-rows-spanned="5" office:value-type="string">
            <text:p text:style-name="P20">±<text:span text:style-name="T4">20</text:span></text:p>
          </table:table-cell>
        </table:table-row>
        <table:table-row>
          <table:table-cell table:style-name="t20.A3" office:value-type="string">
            <text:p text:style-name="P22">$20-91</text:p>
          </table:table-cell>
          <table:table-cell table:style-name="t20.B3" office:value-type="string">
            <text:p text:style-name="P23">$20-31</text:p>
          </table:table-cell>
          <table:table-cell table:style-name="t20.B3" office:value-type="string">
            <text:p text:style-name="P21">$20-61</text:p>
          </table:table-cell>
          <table:table-cell table:style-name="t20.B3" office:value-type="string">
            <text:p text:style-name="P21">$20-71</text:p>
          </table:table-cell>
          <table:table-cell table:style-name="t20.B3" office:value-type="string">
            <text:p text:style-name="P21">$20-81</text:p>
          </table:table-cell>
          <table:table-cell table:style-name="t20.B3" office:value-type="string">
            <text:p text:style-name="P21">$20-01</text:p>
          </table:table-cell>
          <table:table-cell table:style-name="t20.B3" office:value-type="string">
            <text:p text:style-name="P21">$20-11</text:p>
          </table:table-cell>
          <table:table-cell table:style-name="t20.B3" office:value-type="string">
            <text:p text:style-name="P21">$20-21</text:p>
          </table:table-cell>
          <table:covered-table-cell/>
        </table:table-row>
        <table:table-row>
          <table:table-cell table:style-name="t20.A3" office:value-type="string">
            <text:p text:style-name="P22">$20-92</text:p>
          </table:table-cell>
          <table:table-cell table:style-name="t20.B3" office:value-type="string">
            <text:p text:style-name="P23">$20-32</text:p>
          </table:table-cell>
          <table:table-cell table:style-name="t20.B3" office:value-type="string">
            <text:p text:style-name="P21">$20-62</text:p>
          </table:table-cell>
          <table:table-cell table:style-name="t20.B3" office:value-type="string">
            <text:p text:style-name="P21">$20-72</text:p>
          </table:table-cell>
          <table:table-cell table:style-name="t20.B3" office:value-type="string">
            <text:p text:style-name="P21">$20-82</text:p>
          </table:table-cell>
          <table:table-cell table:style-name="t20.B3" office:value-type="string">
            <text:p text:style-name="P21">$20-02</text:p>
          </table:table-cell>
          <table:table-cell table:style-name="t20.B3" office:value-type="string">
            <text:p text:style-name="P21">$20-12</text:p>
          </table:table-cell>
          <table:table-cell table:style-name="t20.B3" office:value-type="string">
            <text:p text:style-name="P21">$20-22</text:p>
          </table:table-cell>
          <table:covered-table-cell/>
        </table:table-row>
        <table:table-row>
          <table:table-cell table:style-name="t20.A3" office:value-type="string">
            <text:p text:style-name="P22">$20-93</text:p>
          </table:table-cell>
          <table:table-cell table:style-name="t20.B3" office:value-type="string">
            <text:p text:style-name="P23">$20-33</text:p>
          </table:table-cell>
          <table:table-cell table:style-name="t20.B3" office:value-type="string">
            <text:p text:style-name="P21">$20-63</text:p>
          </table:table-cell>
          <table:table-cell table:style-name="t20.B3" office:value-type="string">
            <text:p text:style-name="P21">$20-73</text:p>
          </table:table-cell>
          <table:table-cell table:style-name="t20.B3" office:value-type="string">
            <text:p text:style-name="P21">$20-83</text:p>
          </table:table-cell>
          <table:table-cell table:style-name="t20.B3" office:value-type="string">
            <text:p text:style-name="P21">$20-03</text:p>
          </table:table-cell>
          <table:table-cell table:style-name="t20.B3" office:value-type="string">
            <text:p text:style-name="P21">$20-13</text:p>
          </table:table-cell>
          <table:table-cell table:style-name="t20.B3" office:value-type="string">
            <text:p text:style-name="P21">$20-23</text:p>
          </table:table-cell>
          <table:covered-table-cell/>
        </table:table-row>
        <table:table-row>
          <table:table-cell table:style-name="t20.A7" office:value-type="string">
            <text:p text:style-name="P22">$20-94</text:p>
          </table:table-cell>
          <table:table-cell table:style-name="t20.B7" office:value-type="string">
            <text:p text:style-name="P23">$20-34</text:p>
          </table:table-cell>
          <table:table-cell table:style-name="t20.B7" office:value-type="string">
            <text:p text:style-name="P21">$20-64</text:p>
          </table:table-cell>
          <table:table-cell table:style-name="t20.B7" office:value-type="string">
            <text:p text:style-name="P21">$20-74</text:p>
          </table:table-cell>
          <table:table-cell table:style-name="t20.B7" office:value-type="string">
            <text:p text:style-name="P21">$20-84</text:p>
          </table:table-cell>
          <table:table-cell table:style-name="t20.B7" office:value-type="string">
            <text:p text:style-name="P21">$20-04</text:p>
          </table:table-cell>
          <table:table-cell table:style-name="t20.B7" office:value-type="string">
            <text:p text:style-name="P21">$20-14</text:p>
          </table:table-cell>
          <table:table-cell table:style-name="t20.B7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19"><text:span text:style-name="Основной_20_шрифт_20_абзаца"><text:span text:style-name="T63">Определение основной относительной погрешности </text:span></text:span><text:span text:style-name="Основной_20_шрифт_20_абзаца"><text:span text:style-name="T77">при </text:span></text:span><text:span text:style-name="Основной_20_шрифт_20_абзаца"><text:span text:style-name="T63">измерени</text:span></text:span><text:span text:style-name="Основной_20_шрифт_20_абзаца"><text:span text:style-name="T77">и</text:span></text:span><text:span text:style-name="Основной_20_шрифт_20_абзаца"><text:span text:style-name="T63"> плотности потока β</text:span></text:span><text:span text:style-name="Основной_20_шрифт_20_абзаца"><text:span text:style-name="T77">-излучения</text:span></text:span><text:span text:style-name="Основной_20_шрифт_20_абзаца"><text:span text:style-name="T63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49"><draw:frame draw:style-name="fr2" draw:name="Объект140" text:anchor-type="as-char" svg:width="0.2693in" style:rel-width="scale" svg:height="0.2098in" style:rel-height="scale" draw:z-index="0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21.B2" office:value-type="string">
            <text:p text:style-name="P49">№ ист.</text:p>
          </table:table-cell>
          <table:table-cell table:style-name="t21.B2" table:number-columns-spanned="3" office:value-type="string">
            <text:p text:style-name="P49"><text:span text:style-name="T143">φ</text:span><text:span text:style-name="T41">i</text:span>,</text:p>
            <text:p text:style-name="P54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covered-table-cell/>
          <table:covered-table-cell/>
          <table:table-cell table:style-name="t21.B2" office:value-type="string">
            <text:p text:style-name="P49"><draw:frame draw:style-name="fr2" draw:name="Объект142" text:anchor-type="as-char" svg:width="0.2071in" style:rel-width="scale" svg:height="0.2098in" style:rel-height="scale" draw:z-index="0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6"><text:span text:style-name="T130">мин</text:span><text:span text:style-name="Основной_20_шрифт_20_абзаца"><text:span text:style-name="T136">-1</text:span></text:span><text:span text:style-name="Основной_20_шрифт_20_абзаца"><text:span text:style-name="T72">⋅</text:span></text:span><text:span text:style-name="Основной_20_шрифт_20_абзаца"><text:span text:style-name="T137"> </text:span></text:span><text:span text:style-name="T130">см</text:span><text:span text:style-name="Основной_20_шрифт_20_абзаца"><text:span text:style-name="T136">-2</text:span></text:span></text:p>
          </table:table-cell>
          <table:table-cell table:style-name="t21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1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1.I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1.A3" office:value-type="string">
            <text:p text:style-name="P21">$21-<text:span text:style-name="T4">9</text:span>0</text:p>
          </table:table-cell>
          <table:table-cell table:style-name="t21.B3" office:value-type="string">
            <text:p text:style-name="P21">$21-30</text:p>
          </table:table-cell>
          <table:table-cell table:style-name="t21.B3" office:value-type="string">
            <text:p text:style-name="P21">$21-60</text:p>
          </table:table-cell>
          <table:table-cell table:style-name="t21.B3" office:value-type="string">
            <text:p text:style-name="P21">$21-70</text:p>
          </table:table-cell>
          <table:table-cell table:style-name="t21.B3" office:value-type="string">
            <text:p text:style-name="P21">$21-80</text:p>
          </table:table-cell>
          <table:table-cell table:style-name="t21.B3" office:value-type="string">
            <text:p text:style-name="P21">$21-00</text:p>
          </table:table-cell>
          <table:table-cell table:style-name="t21.B3" office:value-type="string">
            <text:p text:style-name="P21">$21-10</text:p>
          </table:table-cell>
          <table:table-cell table:style-name="t21.B3" office:value-type="string">
            <text:p text:style-name="P21">$21-20</text:p>
          </table:table-cell>
          <table:table-cell table:style-name="t21.I3" table:number-rows-spanned="5" office:value-type="string">
            <text:p text:style-name="P55"><text:span text:style-name="Основной_20_шрифт_20_абзаца"><text:span text:style-name="T127">±</text:span></text:span><text:span text:style-name="Основной_20_шрифт_20_абзаца"><text:span text:style-name="T128">20</text:span></text:span></text:p>
          </table:table-cell>
        </table:table-row>
        <table:table-row>
          <table:table-cell table:style-name="t21.A3" office:value-type="string">
            <text:p text:style-name="P22">$21-91</text:p>
          </table:table-cell>
          <table:table-cell table:style-name="t21.B3" office:value-type="string">
            <text:p text:style-name="P21">$21-31</text:p>
          </table:table-cell>
          <table:table-cell table:style-name="t21.B3" office:value-type="string">
            <text:p text:style-name="P21">$21-61</text:p>
          </table:table-cell>
          <table:table-cell table:style-name="t21.B3" office:value-type="string">
            <text:p text:style-name="P21">$21-71</text:p>
          </table:table-cell>
          <table:table-cell table:style-name="t21.B3" office:value-type="string">
            <text:p text:style-name="P21">$21-81</text:p>
          </table:table-cell>
          <table:table-cell table:style-name="t21.B3" office:value-type="string">
            <text:p text:style-name="P21">$21-01</text:p>
          </table:table-cell>
          <table:table-cell table:style-name="t21.B3" office:value-type="string">
            <text:p text:style-name="P21">$21-11</text:p>
          </table:table-cell>
          <table:table-cell table:style-name="t21.B3" office:value-type="string">
            <text:p text:style-name="P21">$21-21</text:p>
          </table:table-cell>
          <table:covered-table-cell/>
        </table:table-row>
        <table:table-row>
          <table:table-cell table:style-name="t21.A3" office:value-type="string">
            <text:p text:style-name="P22">$21-92</text:p>
          </table:table-cell>
          <table:table-cell table:style-name="t21.B3" office:value-type="string">
            <text:p text:style-name="P21">$21-32</text:p>
          </table:table-cell>
          <table:table-cell table:style-name="t21.B3" office:value-type="string">
            <text:p text:style-name="P21">$21-62</text:p>
          </table:table-cell>
          <table:table-cell table:style-name="t21.B3" office:value-type="string">
            <text:p text:style-name="P21">$21-72</text:p>
          </table:table-cell>
          <table:table-cell table:style-name="t21.B3" office:value-type="string">
            <text:p text:style-name="P21">$21-82</text:p>
          </table:table-cell>
          <table:table-cell table:style-name="t21.B3" office:value-type="string">
            <text:p text:style-name="P21">$21-02</text:p>
          </table:table-cell>
          <table:table-cell table:style-name="t21.B3" office:value-type="string">
            <text:p text:style-name="P21">$21-12</text:p>
          </table:table-cell>
          <table:table-cell table:style-name="t21.B3" office:value-type="string">
            <text:p text:style-name="P21">$21-22</text:p>
          </table:table-cell>
          <table:covered-table-cell/>
        </table:table-row>
        <table:table-row>
          <table:table-cell table:style-name="t21.A3" office:value-type="string">
            <text:p text:style-name="P22">$21-93</text:p>
          </table:table-cell>
          <table:table-cell table:style-name="t21.B3" office:value-type="string">
            <text:p text:style-name="P21">$21-33</text:p>
          </table:table-cell>
          <table:table-cell table:style-name="t21.B3" office:value-type="string">
            <text:p text:style-name="P21">$21-63</text:p>
          </table:table-cell>
          <table:table-cell table:style-name="t21.B3" office:value-type="string">
            <text:p text:style-name="P21">$21-73</text:p>
          </table:table-cell>
          <table:table-cell table:style-name="t21.B3" office:value-type="string">
            <text:p text:style-name="P21">$21-83</text:p>
          </table:table-cell>
          <table:table-cell table:style-name="t21.B3" office:value-type="string">
            <text:p text:style-name="P21">$21-03</text:p>
          </table:table-cell>
          <table:table-cell table:style-name="t21.B3" office:value-type="string">
            <text:p text:style-name="P21">$21-13</text:p>
          </table:table-cell>
          <table:table-cell table:style-name="t21.B3" office:value-type="string">
            <text:p text:style-name="P21">$21-23</text:p>
          </table:table-cell>
          <table:covered-table-cell/>
        </table:table-row>
        <table:table-row>
          <table:table-cell table:style-name="t21.A7" office:value-type="string">
            <text:p text:style-name="P22">$21-94</text:p>
          </table:table-cell>
          <table:table-cell table:style-name="t21.B7" office:value-type="string">
            <text:p text:style-name="P21">$21-34</text:p>
          </table:table-cell>
          <table:table-cell table:style-name="t21.B7" office:value-type="string">
            <text:p text:style-name="P21">$21-64</text:p>
          </table:table-cell>
          <table:table-cell table:style-name="t21.B7" office:value-type="string">
            <text:p text:style-name="P21">$21-74</text:p>
          </table:table-cell>
          <table:table-cell table:style-name="t21.B7" office:value-type="string">
            <text:p text:style-name="P21">$21-84</text:p>
          </table:table-cell>
          <table:table-cell table:style-name="t21.B7" office:value-type="string">
            <text:p text:style-name="P21">$21-04</text:p>
          </table:table-cell>
          <table:table-cell table:style-name="t21.B7" office:value-type="string">
            <text:p text:style-name="P21">$21-14</text:p>
          </table:table-cell>
          <table:table-cell table:style-name="t21.B7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able:table-row>
          <table:table-cell table:style-name="t22.A1" table:number-columns-spanned="10" office:value-type="string">
            <text:p text:style-name="P18"><text:span text:style-name="T10">Определение основной относительной погрешности </text:span><text:span text:style-name="T138">при </text:span><text:span text:style-name="T10">измерени</text:span><text:span text:style-name="T138">и</text:span><text:span text:style-name="T10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8"><text:span text:style-name="T51">Ḣ</text:span><text:span text:style-name="T31">*</text:span><text:span text:style-name="T48">0</text:span><text:span text:style-name="T49">i</text:span> (10)</text:p>
          </table:table-cell>
          <table:table-cell table:style-name="t22.B2" office:value-type="string">
            <text:p text:style-name="P49">№ ист.</text:p>
          </table:table-cell>
          <table:table-cell table:style-name="t22.B2" office:value-type="string">
            <text:p text:style-name="P56"><text:span text:style-name="Основной_20_шрифт_20_абзаца"><text:span text:style-name="T126">d</text:span></text:span><text:span text:style-name="T129">,</text:span><text:span text:style-name="T130"> см</text:span></text:p>
          </table:table-cell>
          <table:table-cell table:style-name="t22.B2" table:number-columns-spanned="3" office:value-type="string">
            <text:p text:style-name="P37"><text:span text:style-name="T99">Показания прибора, </text:span><text:s text:c="17"/><text:span text:style-name="T150">Ḣ</text:span><text:span text:style-name="T29">*</text:span><text:span text:style-name="T46">i</text:span><text:span text:style-name="T149"> </text:span><text:span text:style-name="T151">(10)</text:span></text:p>
          </table:table-cell>
          <table:covered-table-cell/>
          <table:covered-table-cell/>
          <table:table-cell table:style-name="t22.B2" office:value-type="string">
            <text:p text:style-name="P33"><draw:frame draw:style-name="fr1" draw:name="Объект136" text:anchor-type="as-char" svg:y="-0.1752in" svg:width="0.5909in" style:rel-width="scale" svg:height="0.2354in" style:rel-height="scale" draw:z-index="0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6"><text:span text:style-name="T8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0">%</text:p>
          </table:table-cell>
          <table:table-cell table:style-name="t22.B2" office:value-type="string">
            <text:p text:style-name="P56"><text:span text:style-name="T142">Δ</text:span><text:span text:style-name="T38">пр.</text:span><text:span text:style-name="T41">i</text:span><text:span text:style-name="Основной_20_шрифт_20_абзаца"><text:span text:style-name="T141">,</text:span></text:span></text:p>
            <text:p text:style-name="P51">%</text:p>
          </table:table-cell>
          <table:table-cell table:style-name="t22.J2" office:value-type="string">
            <text:p text:style-name="P56"><text:span text:style-name="Основной_20_шрифт_20_абзаца"><text:span text:style-name="T142">Δ</text:span></text:span><text:span text:style-name="Основной_20_шрифт_20_абзаца"><text:span text:style-name="T38">доп</text:span></text:span><text:span text:style-name="Основной_20_шрифт_20_абзаца"><text:span text:style-name="T141">,</text:span></text:span></text:p>
            <text:p text:style-name="P50">%</text:p>
          </table:table-cell>
        </table:table-row>
        <table:table-row>
          <table:table-cell table:style-name="t22.A3" office:value-type="string">
            <text:p text:style-name="P33">фон (мкЗв/ч)</text:p>
          </table:table-cell>
          <table:table-cell table:style-name="t22.B3" office:value-type="string">
            <text:p text:style-name="P34">—</text:p>
          </table:table-cell>
          <table:table-cell table:style-name="t22.B3" office:value-type="string">
            <text:p text:style-name="P34">—</text:p>
          </table:table-cell>
          <table:table-cell table:style-name="t22.B3" office:value-type="string">
            <text:p text:style-name="P34">$bg1$</text:p>
          </table:table-cell>
          <table:table-cell table:style-name="t22.B3" office:value-type="string">
            <text:p text:style-name="P34">$bg2$</text:p>
          </table:table-cell>
          <table:table-cell table:style-name="t22.B3" office:value-type="string">
            <text:p text:style-name="P34">$bg3$</text:p>
          </table:table-cell>
          <table:table-cell table:style-name="t22.B3" office:value-type="string">
            <text:p text:style-name="P34">$bgavg$</text:p>
          </table:table-cell>
          <table:table-cell table:style-name="t22.B3" office:value-type="string">
            <text:p text:style-name="P34">—</text:p>
          </table:table-cell>
          <table:table-cell table:style-name="t22.B3" office:value-type="string">
            <text:p text:style-name="P34">—</text:p>
          </table:table-cell>
          <table:table-cell table:style-name="t22.J3" office:value-type="string">
            <text:p text:style-name="P34">—</text:p>
          </table:table-cell>
        </table:table-row>
        <table:table-row>
          <table:table-cell table:style-name="t22.A3" office:value-type="string">
            <text:p text:style-name="P29">0,7 мкЗв/ч</text:p>
          </table:table-cell>
          <table:table-cell table:style-name="t22.B3" office:value-type="string">
            <text:p text:style-name="P30">$22-30</text:p>
          </table:table-cell>
          <table:table-cell table:style-name="t22.B3" office:value-type="string">
            <text:p text:style-name="P30">$22-40</text:p>
          </table:table-cell>
          <table:table-cell table:style-name="t22.B3" office:value-type="string">
            <text:p text:style-name="P30">$22-60</text:p>
          </table:table-cell>
          <table:table-cell table:style-name="t22.B3" office:value-type="string">
            <text:p text:style-name="P30">$22-70</text:p>
          </table:table-cell>
          <table:table-cell table:style-name="t22.B3" office:value-type="string">
            <text:p text:style-name="P30">$22-80</text:p>
          </table:table-cell>
          <table:table-cell table:style-name="t22.B3" office:value-type="string">
            <text:p text:style-name="P30">$22-00</text:p>
          </table:table-cell>
          <table:table-cell table:style-name="t22.B3" office:value-type="string">
            <text:p text:style-name="P30">$22-10</text:p>
          </table:table-cell>
          <table:table-cell table:style-name="t22.B3" office:value-type="string">
            <text:p text:style-name="P30">$22-20</text:p>
          </table:table-cell>
          <table:table-cell table:style-name="t22.J4" table:number-rows-spanned="6" office:value-type="string">
            <text:p text:style-name="P4">±<text:span text:style-name="T15">20</text:span></text:p>
          </table:table-cell>
        </table:table-row>
        <table:table-row>
          <table:table-cell table:style-name="t22.A3" office:value-type="string">
            <text:p text:style-name="P29">7 мкЗв/ч</text:p>
          </table:table-cell>
          <table:table-cell table:style-name="t22.B3" office:value-type="string">
            <text:p text:style-name="P30">$22-31</text:p>
          </table:table-cell>
          <table:table-cell table:style-name="t22.B3" office:value-type="string">
            <text:p text:style-name="P30">$22-41</text:p>
          </table:table-cell>
          <table:table-cell table:style-name="t22.B3" office:value-type="string">
            <text:p text:style-name="P30">$22-61</text:p>
          </table:table-cell>
          <table:table-cell table:style-name="t22.B3" office:value-type="string">
            <text:p text:style-name="P30">$22-71</text:p>
          </table:table-cell>
          <table:table-cell table:style-name="t22.B3" office:value-type="string">
            <text:p text:style-name="P30">$22-81</text:p>
          </table:table-cell>
          <table:table-cell table:style-name="t22.B3" office:value-type="string">
            <text:p text:style-name="P30">$22-01</text:p>
          </table:table-cell>
          <table:table-cell table:style-name="t22.B3" office:value-type="string">
            <text:p text:style-name="P30">$22-11</text:p>
          </table:table-cell>
          <table:table-cell table:style-name="t22.B3" office:value-type="string">
            <text:p text:style-name="P30">$22-21</text:p>
          </table:table-cell>
          <table:covered-table-cell/>
        </table:table-row>
        <table:table-row>
          <table:table-cell table:style-name="t22.A3" office:value-type="string">
            <text:p text:style-name="P29">70 мкЗв/ч</text:p>
          </table:table-cell>
          <table:table-cell table:style-name="t22.B3" office:value-type="string">
            <text:p text:style-name="P30">$22-32</text:p>
          </table:table-cell>
          <table:table-cell table:style-name="t22.B3" office:value-type="string">
            <text:p text:style-name="P30">$22-42</text:p>
          </table:table-cell>
          <table:table-cell table:style-name="t22.B3" office:value-type="string">
            <text:p text:style-name="P30">$22-62</text:p>
          </table:table-cell>
          <table:table-cell table:style-name="t22.B3" office:value-type="string">
            <text:p text:style-name="P30">$22-72</text:p>
          </table:table-cell>
          <table:table-cell table:style-name="t22.B3" office:value-type="string">
            <text:p text:style-name="P30">$22-82</text:p>
          </table:table-cell>
          <table:table-cell table:style-name="t22.B3" office:value-type="string">
            <text:p text:style-name="P30">$22-02</text:p>
          </table:table-cell>
          <table:table-cell table:style-name="t22.B3" office:value-type="string">
            <text:p text:style-name="P30">$22-12</text:p>
          </table:table-cell>
          <table:table-cell table:style-name="t22.B3" office:value-type="string">
            <text:p text:style-name="P30">$22-22</text:p>
          </table:table-cell>
          <table:covered-table-cell/>
        </table:table-row>
        <table:table-row>
          <table:table-cell table:style-name="t22.A3" office:value-type="string">
            <text:p text:style-name="P29">0,7 мЗв/ч</text:p>
          </table:table-cell>
          <table:table-cell table:style-name="t22.B3" office:value-type="string">
            <text:p text:style-name="P30">$22-33</text:p>
          </table:table-cell>
          <table:table-cell table:style-name="t22.B3" office:value-type="string">
            <text:p text:style-name="P30">$22-43</text:p>
          </table:table-cell>
          <table:table-cell table:style-name="t22.B3" office:value-type="string">
            <text:p text:style-name="P30">$22-63</text:p>
          </table:table-cell>
          <table:table-cell table:style-name="t22.B3" office:value-type="string">
            <text:p text:style-name="P30">$22-73</text:p>
          </table:table-cell>
          <table:table-cell table:style-name="t22.B3" office:value-type="string">
            <text:p text:style-name="P30">$22-83</text:p>
          </table:table-cell>
          <table:table-cell table:style-name="t22.B3" office:value-type="string">
            <text:p text:style-name="P30">$22-03</text:p>
          </table:table-cell>
          <table:table-cell table:style-name="t22.B3" office:value-type="string">
            <text:p text:style-name="P30">$22-13</text:p>
          </table:table-cell>
          <table:table-cell table:style-name="t22.B3" office:value-type="string">
            <text:p text:style-name="P30">$22-23</text:p>
          </table:table-cell>
          <table:covered-table-cell/>
        </table:table-row>
        <table:table-row>
          <table:table-cell table:style-name="t22.A3" office:value-type="string">
            <text:p text:style-name="P29">7,0 мЗв/ч</text:p>
          </table:table-cell>
          <table:table-cell table:style-name="t22.B3" office:value-type="string">
            <text:p text:style-name="P30">$22-34</text:p>
          </table:table-cell>
          <table:table-cell table:style-name="t22.B3" office:value-type="string">
            <text:p text:style-name="P30">$22-44</text:p>
          </table:table-cell>
          <table:table-cell table:style-name="t22.B3" office:value-type="string">
            <text:p text:style-name="P30">$22-64</text:p>
          </table:table-cell>
          <table:table-cell table:style-name="t22.B3" office:value-type="string">
            <text:p text:style-name="P30">$22-74</text:p>
          </table:table-cell>
          <table:table-cell table:style-name="t22.B3" office:value-type="string">
            <text:p text:style-name="P30">$22-84</text:p>
          </table:table-cell>
          <table:table-cell table:style-name="t22.B3" office:value-type="string">
            <text:p text:style-name="P30">$22-04</text:p>
          </table:table-cell>
          <table:table-cell table:style-name="t22.B3" office:value-type="string">
            <text:p text:style-name="P30">$22-14</text:p>
          </table:table-cell>
          <table:table-cell table:style-name="t22.B3" office:value-type="string">
            <text:p text:style-name="P30">$22-24</text:p>
          </table:table-cell>
          <table:covered-table-cell/>
        </table:table-row>
        <table:table-row>
          <table:table-cell table:style-name="t22.A3" office:value-type="string">
            <text:p text:style-name="P29">20 мЗв/ч</text:p>
          </table:table-cell>
          <table:table-cell table:style-name="t22.B3" office:value-type="string">
            <text:p text:style-name="P30">$22-35</text:p>
          </table:table-cell>
          <table:table-cell table:style-name="t22.B3" office:value-type="string">
            <text:p text:style-name="P30">$22-45</text:p>
          </table:table-cell>
          <table:table-cell table:style-name="t22.B3" office:value-type="string">
            <text:p text:style-name="P30">$22-65</text:p>
          </table:table-cell>
          <table:table-cell table:style-name="t22.B3" office:value-type="string">
            <text:p text:style-name="P30">$22-75</text:p>
          </table:table-cell>
          <table:table-cell table:style-name="t22.B3" office:value-type="string">
            <text:p text:style-name="P30">$22-85</text:p>
          </table:table-cell>
          <table:table-cell table:style-name="t22.B3" office:value-type="string">
            <text:p text:style-name="P30">$22-05</text:p>
          </table:table-cell>
          <table:table-cell table:style-name="t22.B3" office:value-type="string">
            <text:p text:style-name="P30">$22-15</text:p>
          </table:table-cell>
          <table:table-cell table:style-name="t22.B3" office:value-type="string">
            <text:p text:style-name="P30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6">В точке <text:span text:style-name="T15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f0" table:style-name="f0">
        <table:table-column table:style-name="f0.A"/>
        <table:table-row>
          <table:table-cell table:style-name="f0.A1" office:value-type="string">
            <text:p text:style-name="P47"><draw:frame draw:style-name="fr1" draw:name="Объект176" text:anchor-type="as-char" svg:y="-0.2953in" svg:width="2.2071in" style:rel-width="scale" svg:height="0.4929in" style:rel-height="scale" draw:z-index="0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31"><text:tab/></text:span></text:span><draw:frame draw:style-name="fr1" draw:name="Объект177" text:anchor-type="as-char" svg:y="-0.1902in" svg:width="1.4654in" style:rel-width="scale" svg:height="0.2508in" style:rel-height="scale" draw:z-index="0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1" table:style-name="f1">
        <table:table-column table:style-name="f1.A"/>
        <table:table-row>
          <table:table-cell table:style-name="f1.A1" office:value-type="string">
            <text:p text:style-name="P47"><text:span text:style-name="Основной_20_шрифт_20_абзаца"><text:span text:style-name="T6"><text:s text:c="2"/></text:span></text:span><text:span text:style-name="T6"><draw:frame draw:style-name="fr1" draw:name="Объект15" text:anchor-type="as-char" svg:y="-0.2689in" svg:width="1.5575in" style:rel-width="scale" svg:height="0.4425in" style:rel-height="scale" draw:z-index="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"> <text:s text:c="3"/></text:span><text:span text:style-name="Основной_20_шрифт_20_абзаца"><text:span text:style-name="T132"><text:s text:c="2"/></text:span></text:span><text:span text:style-name="Основной_20_шрифт_20_абзаца"><draw:frame draw:style-name="fr1" draw:name="Объект17" text:anchor-type="as-char" svg:y="-0.1902in" svg:width="1.4654in" style:rel-width="scale" svg:height="0.2508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3"><text:span text:style-name="Основной_20_шрифт_20_абзаца"><text:span text:style-name="T6"><text:s/></text:span></text:span><text:span text:style-name="Основной_20_шрифт_20_абзаца"><text:span text:style-name="T6"><draw:frame draw:style-name="fr1" draw:name="Объект22" text:anchor-type="as-char" svg:y="-0.152in" svg:width="1.239in" style:rel-width="scale" svg:height="0.2134in" style:rel-height="scale" draw:z-index="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6"> <text:s text:c="7"/></text:span></text:span><text:span text:style-name="Основной_20_шрифт_20_абзаца"><text:span text:style-name="T6"><draw:frame draw:style-name="fr1" draw:name="Объект20" text:anchor-type="as-char" svg:y="-0.2689in" svg:width="1.7453in" style:rel-width="scale" svg:height="0.4425in" style:rel-height="scale" draw:z-index="0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6"> <text:s text:c="6"/></text:span></text:span><text:span text:style-name="Основной_20_шрифт_20_абзаца"><text:span text:style-name="T6"><draw:frame draw:style-name="fr1" draw:name="Объект21" text:anchor-type="as-char" svg:y="-0.1902in" svg:width="1.4654in" style:rel-width="scale" svg:height="0.2508in" style:rel-height="scale" draw:z-index="0"><draw:object xlink:href="./Object 21" xlink:type="simple" xlink:show="embed" xlink:actuate="onLoad"/><draw:image xlink:href="./ObjectReplacements/Object 21" xlink:type="simple" xlink:show="embed" xlink:actuate="onLoad"/></draw:frame></text:span></text:span></text:p>
          </table:table-cell>
        </table:table-row>
      </table:table>
      <table:table table:name="f4" table:style-name="f4">
        <table:table-column table:style-name="f4.A"/>
        <table:table-row>
          <table:table-cell table:style-name="f4.A1" office:value-type="string">
            <text:p text:style-name="P47"><text:span text:style-name="T1"><draw:frame draw:style-name="fr1" draw:name="Объект23" text:anchor-type="as-char" svg:y="-0.1752in" svg:width="1.8909in" style:rel-width="scale" svg:height="0.2354in" style:rel-height="scale" draw:z-index="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131"> <text:s text:c="7"/></text:span></text:span><text:span text:style-name="Основной_20_шрифт_20_абзаца"><text:span text:style-name="T131"><draw:frame draw:style-name="fr1" draw:name="Объект24" text:anchor-type="as-char" svg:y="-0.2925in" svg:width="2.3756in" style:rel-width="scale" svg:height="0.4898in" style:rel-height="scale" draw:z-index="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131"> <text:s text:c="7"/></text:span></text:span><text:span text:style-name="Основной_20_шрифт_20_абзаца"><text:span text:style-name="T131"><draw:frame draw:style-name="fr1" draw:name="Объект25" text:anchor-type="as-char" svg:y="-0.1902in" svg:width="1.4654in" style:rel-width="scale" svg:height="0.2508in" style:rel-height="scale" draw:z-index="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/text:p>
          </table:table-cell>
        </table:table-row>
      </table:table>
      <table:table table:name="f5" table:style-name="f5">
        <table:table-column table:style-name="f5.A"/>
        <text:soft-page-break/>
        <table:table-row>
          <table:table-cell table:style-name="f5.A1" office:value-type="string">
            <text:p text:style-name="P48"><text:span text:style-name="Основной_20_шрифт_20_абзаца"><text:span text:style-name="T20"><draw:frame draw:style-name="fr1" draw:name="Объект26" text:anchor-type="as-char" svg:y="-0.2953in" svg:width="1.7083in" style:rel-width="scale" svg:height="0.472in" style:rel-height="scale" draw:z-index="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20"> <text:s text:c="5"/></text:span></text:span><text:span text:style-name="Основной_20_шрифт_20_абзаца"><text:span text:style-name="T20"><draw:frame draw:style-name="fr1" draw:name="Объект27" text:anchor-type="as-char" svg:y="-0.1902in" svg:width="1.4654in" style:rel-width="scale" svg:height="0.2508in" style:rel-height="scale" draw:z-index="0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  </table:table-cell>
        </table:table-row>
      </table:table>
      <table:table table:name="f6" table:style-name="f6">
        <table:table-column table:style-name="f6.A"/>
        <table:table-row>
          <table:table-cell table:style-name="f6.A1" office:value-type="string">
            <text:p text:style-name="P47"><draw:frame draw:style-name="fr1" draw:name="Объект18" text:anchor-type="as-char" svg:y="-0.2929in" svg:width="2.4398in" style:rel-width="scale" svg:height="0.4902in" style:rel-height="scale" draw:z-index="0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Основной_20_шрифт_20_абзаца"><text:span text:style-name="T131"><text:tab/> <text:s text:c="4"/></text:span></text:span><draw:frame draw:style-name="fr1" draw:name="Объект19" text:anchor-type="as-char" svg:y="-0.1902in" svg:width="1.4654in" style:rel-width="scale" svg:height="0.2508in" style:rel-height="scale" draw:z-index="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</table:table>
      <text:p text:style-name="P60"/>
      <text:p text:style-name="Обычный"><text:span text:style-name="Основной_20_шрифт_20_абзаца"><text:span text:style-name="T107">Выводы:</text:span></text:span><text:span text:style-name="Основной_20_шрифт_20_абзаца"><text:span text:style-name="T109"> </text:span></text:span><text:span text:style-name="Основной_20_шрифт_20_абзаца"><text:span text:style-name="T105"><text:tab/>Годен (не годен)</text:span></text:span></text:p>
      <text:p text:style-name="P45"/>
      <text:p text:style-name="P45">Квитанция-счёт: № 48_______;</text:p>
      <text:p text:style-name="P57"><text:span text:style-name="Основной_20_шрифт_20_абзаца"><text:span text:style-name="T105">Свидетельство (заключение о непригодности): № </text:span></text:span><text:span text:style-name="Основной_20_шрифт_20_абзаца"><text:span text:style-name="T108"><text:tab/></text:span></text:span><text:span text:style-name="Основной_20_шрифт_20_абзаца"><text:span text:style-name="T105">;</text:span></text:span></text:p>
      <text:p text:style-name="P57"><text:span text:style-name="Основной_20_шрифт_20_абзаца"><text:span text:style-name="T105">Клеймо-наклейка: № </text:span></text:span><text:span text:style-name="Основной_20_шрифт_20_абзаца"><text:span text:style-name="T108"><text:tab/></text:span></text:span><text:span text:style-name="Основной_20_шрифт_20_абзаца"><text:span text:style-name="T105">; </text:span></text:span></text:p>
      <text:p text:style-name="P45"/>
      <text:p text:style-name="P53"><text:span text:style-name="Основной_20_шрифт_20_абзаца"><text:span text:style-name="T105">Дата </text:span></text:span><text:span text:style-name="Основной_20_шрифт_20_абзаца"><text:span text:style-name="T106"><text:s text:c="30"/></text:span></text:span><text:span text:style-name="Основной_20_шрифт_20_абзаца"><text:span text:style-name="T10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20T10:06:02</dc:date>
    <meta:editing-duration>P4DT4H31M</meta:editing-duration>
    <meta:editing-cycles>453</meta:editing-cycles>
    <meta:generator>OpenOffice/4.1.6$Win32 OpenOffice.org_project/416m1$Build-9790</meta:generator>
    <meta:print-date>2020-06-30T13:14:39.23</meta:print-date>
    <meta:document-statistic meta:table-count="76" meta:image-count="0" meta:object-count="43" meta:page-count="9" meta:paragraph-count="1967" meta:word-count="3088" meta:character-count="17935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</msub>
    </mrow>
    <annotation encoding="StarMath 5.0">{bar {dot {Ka}}} rsub {i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i>H</mi>
                </mrow>
                <mo stretchy="false">̄</mo>
              </mover>
            </mrow>
            <mrow>
              <mi>i</mi>
            </mrow>
            <mrow>
              <mtext>'</mtext>
            </mrow>
          </msubsup>
          <mo stretchy="false">(</mo>
          <mn>0.07</mn>
          <mo stretchy="false">)</mo>
          <mtext>-</mtext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  <mrow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</mfrac>
      <mi>⋅</mi>
      <mn>100</mn>
      <mtext>%</mtext>
    </mrow>
    <annotation encoding="StarMath 5.0">{δ} _ {пр .i} "=" {{bar {H}} rsub {i} rsup {"'"} \(0.07\) "-" {H} rsub {0 i} rsup {"'"} \(0.07\)} over {{H} rsub {0 i} rsup {"'"} \(0.07\)} ⋅ 100"%"</annotation>
  </semantics>
</math>
</file>

<file path=Object 19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20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2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2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4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25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6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>
            <mover accent="true">
              <mover accent="true">
                <mi mathvariant="italic">Ka</mi>
                <mo stretchy="false">˙</mo>
              </mover>
              <mo stretchy="false">¯</mo>
            </mover>
            <mi>i</mi>
          </msub>
          <mtext>-</mtext>
          <msub>
            <mover accent="true">
              <mi mathvariant="italic">Ka</mi>
              <mo stretchy="false">˙</mo>
            </mover>
            <mrow>
              <mn>0</mn>
              <mi>i</mi>
            </mrow>
          </msub>
        </mrow>
        <msub>
          <mover accent="true">
            <mi mathvariant="italic">Ka</mi>
            <mo stretchy="false">˙</mo>
          </mover>
          <mrow>
            <mn>0</mn>
            <mi>i</mi>
          </mrow>
        </msub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2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